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2" style:family="paragraph">
      <style:paragraph-properties>
        <style:tab-stops>
          <style:tab-stop style:type="right" style:leader-style="dotted" style:leader-text="." style:position="6.3402in"/>
        </style:tab-stops>
      </style:paragraph-properties>
    </style:style>
    <style:style style:name="P5" style:parent-style-name="TOC2" style:family="paragraph">
      <style:paragraph-properties>
        <style:tab-stops>
          <style:tab-stop style:type="right" style:leader-style="dotted" style:leader-text="." style:position="6.3402in"/>
        </style:tab-stops>
      </style:paragraph-properties>
    </style:style>
    <style:style style:name="P6" style:parent-style-name="TOC2" style:family="paragraph">
      <style:paragraph-properties>
        <style:tab-stops>
          <style:tab-stop style:type="right" style:leader-style="dotted" style:leader-text="." style:position="6.3402in"/>
        </style:tab-stops>
      </style:paragraph-properties>
    </style:style>
    <style:style style:name="P7" style:parent-style-name="TOC2" style:family="paragraph">
      <style:paragraph-properties>
        <style:tab-stops>
          <style:tab-stop style:type="right" style:leader-style="dotted" style:leader-text="." style:position="6.3402in"/>
        </style:tab-stops>
      </style:paragraph-properties>
    </style:style>
    <style:style style:name="P8" style:parent-style-name="TOC2" style:family="paragraph">
      <style:paragraph-properties>
        <style:tab-stops>
          <style:tab-stop style:type="right" style:leader-style="dotted" style:leader-text="." style:position="6.3402in"/>
        </style:tab-stops>
      </style:paragraph-properties>
    </style:style>
    <style:style style:name="P9" style:parent-style-name="TOC2" style:family="paragraph">
      <style:paragraph-properties>
        <style:tab-stops>
          <style:tab-stop style:type="right" style:leader-style="dotted" style:leader-text="." style:position="6.3402in"/>
        </style:tab-stops>
      </style:paragraph-properties>
    </style:style>
    <style:style style:name="P10" style:parent-style-name="TOC2" style:family="paragraph">
      <style:paragraph-properties>
        <style:tab-stops>
          <style:tab-stop style:type="right" style:leader-style="dotted" style:leader-text="." style:position="6.3402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2" style:family="paragraph">
      <style:paragraph-properties>
        <style:tab-stops>
          <style:tab-stop style:type="right" style:leader-style="dotted" style:leader-text="." style:position="6.3402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Normal" style:family="paragraph">
      <style:text-properties style:font-name="Consolas"/>
    </style:style>
    <style:style style:name="P18" style:parent-style-name="Normal" style:family="paragraph">
      <style:text-properties style:font-name="Consolas"/>
    </style:style>
    <style:style style:name="P19" style:parent-style-name="Normal" style:family="paragraph">
      <style:text-properties style:font-name="Consolas"/>
    </style:style>
    <style:style style:name="P20" style:parent-style-name="Normal" style:family="paragraph">
      <style:text-properties style:font-name="Consolas"/>
    </style:style>
    <style:style style:name="P21" style:parent-style-name="Normal" style:family="paragraph">
      <style:text-properties style:font-name="Consolas"/>
    </style:style>
    <style:style style:name="P22" style:parent-style-name="Normal" style:family="paragraph">
      <style:text-properties style:font-name="Consolas"/>
    </style:style>
    <style:style style:name="P23" style:parent-style-name="Normal" style:family="paragraph">
      <style:text-properties style:font-name="Consolas"/>
    </style:style>
    <style:style style:name="P24" style:parent-style-name="Normal" style:family="paragraph">
      <style:text-properties style:font-name="Consolas"/>
    </style:style>
    <style:style style:name="P25" style:parent-style-name="Normal" style:family="paragraph">
      <style:text-properties style:font-name="Consolas"/>
    </style:style>
    <style:style style:name="P26" style:parent-style-name="Normal" style:family="paragraph">
      <style:text-properties style:font-name="Consolas"/>
    </style:style>
    <style:style style:name="P27" style:parent-style-name="Normal" style:family="paragraph">
      <style:text-properties style:font-name="Consolas"/>
    </style:style>
    <style:style style:name="P28" style:parent-style-name="Normal" style:family="paragraph">
      <style:text-properties style:font-name="Consolas"/>
    </style:style>
    <style:style style:name="P29" style:parent-style-name="Normal" style:family="paragraph">
      <style:text-properties style:font-name="Consolas"/>
    </style:style>
    <style:style style:name="P30" style:parent-style-name="Normal" style:family="paragraph">
      <style:text-properties style:font-name="Consolas"/>
    </style:style>
    <style:style style:name="P31" style:parent-style-name="Normal" style:family="paragraph">
      <style:text-properties style:font-name="Consolas"/>
    </style:style>
    <style:style style:name="P32" style:parent-style-name="Normal" style:family="paragraph">
      <style:text-properties style:font-name="Consolas"/>
    </style:style>
    <style:style style:name="P33" style:parent-style-name="Normal" style:family="paragraph">
      <style:text-properties style:font-name="Consolas"/>
    </style:style>
    <style:style style:name="P34" style:parent-style-name="Normal" style:family="paragraph">
      <style:text-properties style:font-name="Consolas"/>
    </style:style>
    <style:style style:name="P35" style:parent-style-name="Normal" style:family="paragraph">
      <style:text-properties style:font-name="Consolas"/>
    </style:style>
    <style:style style:name="P36" style:parent-style-name="Normal" style:family="paragraph">
      <style:text-properties style:font-name="Consolas"/>
    </style:style>
    <style:style style:name="P37" style:parent-style-name="Normal" style:family="paragraph">
      <style:text-properties style:font-name="Consolas"/>
    </style:style>
    <style:style style:name="T38" style:parent-style-name="DefaultParagraphFont" style:family="text">
      <style:text-properties style:font-name="Consolas"/>
    </style:style>
    <style:style style:name="T39" style:parent-style-name="DefaultParagraphFont" style:family="text">
      <style:text-properties style:font-name="Consolas" fo:font-weight="bold" style:font-weight-asian="bold"/>
    </style:style>
    <style:style style:name="T40" style:parent-style-name="DefaultParagraphFont" style:family="text">
      <style:text-properties style:font-name="Consolas"/>
    </style:style>
    <style:style style:name="P41" style:parent-style-name="Normal" style:family="paragraph">
      <style:text-properties style:font-name="Consolas"/>
    </style:style>
    <style:style style:name="P42"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3" style:parent-style-name="Normal" style:family="paragraph">
      <style:text-properties style:font-name="Consolas"/>
    </style:style>
    <style:style style:name="T44" style:parent-style-name="DefaultParagraphFont" style:family="text">
      <style:text-properties style:font-name="Consolas"/>
    </style:style>
    <style:style style:name="T45" style:parent-style-name="DefaultParagraphFont" style:family="text">
      <style:text-properties style:font-name="Consolas" fo:background-color="#C0C0C0"/>
    </style:style>
    <style:style style:name="T46" style:parent-style-name="DefaultParagraphFont" style:family="text">
      <style:text-properties style:font-name="Consolas"/>
    </style:style>
    <style:style style:name="P47" style:parent-style-name="Normal" style:family="paragraph">
      <style:text-properties style:font-name="Consolas"/>
    </style:style>
    <style:style style:name="P48" style:parent-style-name="Normal" style:family="paragraph">
      <style:text-properties style:font-name="Consolas"/>
    </style:style>
    <style:style style:name="P49" style:parent-style-name="Normal" style:family="paragraph">
      <style:text-properties style:font-name="Consolas"/>
    </style:style>
    <style:style style:name="T50" style:parent-style-name="DefaultParagraphFont" style:family="text">
      <style:text-properties style:font-name="Consolas"/>
    </style:style>
    <style:style style:name="T51" style:parent-style-name="DefaultParagraphFont" style:family="text">
      <style:text-properties style:font-name="Consolas" fo:background-color="#C0C0C0"/>
    </style:style>
    <style:style style:name="T52" style:parent-style-name="DefaultParagraphFont" style:family="text">
      <style:text-properties style:font-name="Consolas"/>
    </style:style>
    <style:style style:name="P53" style:parent-style-name="Normal" style:family="paragraph">
      <style:text-properties style:font-name="Consolas"/>
    </style:style>
    <style:style style:name="P54" style:parent-style-name="Normal" style:family="paragraph">
      <style:text-properties style:font-name="Consolas"/>
    </style:style>
    <style:style style:name="P55" style:parent-style-name="Normal" style:family="paragraph">
      <style:text-properties style:font-name="Consolas"/>
    </style:style>
    <style:style style:name="T56" style:parent-style-name="DefaultParagraphFont" style:family="text">
      <style:text-properties style:font-name="Consolas"/>
    </style:style>
    <style:style style:name="T57" style:parent-style-name="DefaultParagraphFont" style:family="text">
      <style:text-properties style:font-name="Consolas" fo:background-color="#C0C0C0"/>
    </style:style>
    <style:style style:name="T58" style:parent-style-name="DefaultParagraphFont" style:family="text">
      <style:text-properties style:font-name="Consolas"/>
    </style:style>
    <style:style style:name="P59" style:parent-style-name="Normal" style:family="paragraph">
      <style:text-properties style:font-name="Consolas"/>
    </style:style>
    <style:style style:name="T60" style:parent-style-name="DefaultParagraphFont" style:family="text">
      <style:text-properties style:font-name="Consolas"/>
    </style:style>
    <style:style style:name="T61" style:parent-style-name="DefaultParagraphFont" style:family="text">
      <style:text-properties style:font-name="Consolas" fo:background-color="#C0C0C0"/>
    </style:style>
    <style:style style:name="T62" style:parent-style-name="DefaultParagraphFont" style:family="text">
      <style:text-properties style:font-name="Consolas"/>
    </style:style>
    <style:style style:name="P63" style:parent-style-name="Normal" style:family="paragraph">
      <style:text-properties style:font-name="Consolas"/>
    </style:style>
    <style:style style:name="P64" style:parent-style-name="Normal" style:family="paragraph">
      <style:text-properties style:font-name="Consolas"/>
    </style:style>
    <style:style style:name="P65" style:parent-style-name="Normal" style:family="paragraph">
      <style:text-properties style:font-name="Consolas"/>
    </style:style>
    <style:style style:name="P66" style:parent-style-name="Normal" style:family="paragraph">
      <style:text-properties style:font-name="Consolas"/>
    </style:style>
    <style:style style:name="P67" style:parent-style-name="Normal" style:family="paragraph">
      <style:text-properties style:font-name="Consolas"/>
    </style:style>
    <style:style style:name="P68"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9" style:parent-style-name="Normal" style:family="paragraph">
      <style:text-properties style:font-name="Consolas"/>
    </style:style>
    <style:style style:name="P70" style:parent-style-name="Normal" style:family="paragraph">
      <style:text-properties style:font-name="Consolas"/>
    </style:style>
    <style:style style:name="P71" style:parent-style-name="Normal" style:family="paragraph">
      <style:text-properties style:font-name="Consolas"/>
    </style:style>
    <style:style style:name="P72" style:parent-style-name="Normal" style:family="paragraph">
      <style:text-properties style:font-name="Consolas"/>
    </style:style>
    <style:style style:name="T73" style:parent-style-name="DefaultParagraphFont" style:family="text">
      <style:text-properties style:font-name="Consolas"/>
    </style:style>
    <style:style style:name="T74" style:parent-style-name="DefaultParagraphFont" style:family="text">
      <style:text-properties style:font-name="Consolas" fo:background-color="#C0C0C0"/>
    </style:style>
    <style:style style:name="T75" style:parent-style-name="DefaultParagraphFont" style:family="text">
      <style:text-properties style:font-name="Consolas"/>
    </style:style>
    <style:style style:name="P76" style:parent-style-name="Normal" style:family="paragraph">
      <style:text-properties style:font-name="Consolas"/>
    </style:style>
    <style:style style:name="P77" style:parent-style-name="Normal" style:family="paragraph">
      <style:text-properties style:font-name="Consolas"/>
    </style:style>
    <style:style style:name="P78" style:parent-style-name="Normal" style:family="paragraph">
      <style:text-properties style:font-name="Consolas"/>
    </style:style>
    <style:style style:name="T79" style:parent-style-name="DefaultParagraphFont" style:family="text">
      <style:text-properties style:font-name="Consolas"/>
    </style:style>
    <style:style style:name="T80" style:parent-style-name="DefaultParagraphFont" style:family="text">
      <style:text-properties style:font-name="Consolas" fo:background-color="#C0C0C0"/>
    </style:style>
    <style:style style:name="T81" style:parent-style-name="DefaultParagraphFont" style:family="text">
      <style:text-properties style:font-name="Consolas"/>
    </style:style>
    <style:style style:name="P82" style:parent-style-name="Normal" style:family="paragraph">
      <style:text-properties style:font-name="Consolas"/>
    </style:style>
    <style:style style:name="T83" style:parent-style-name="DefaultParagraphFont" style:family="text">
      <style:text-properties style:font-name="Consolas"/>
    </style:style>
    <style:style style:name="T84" style:parent-style-name="DefaultParagraphFont" style:family="text">
      <style:text-properties style:font-name="Consolas" fo:background-color="#C0C0C0"/>
    </style:style>
    <style:style style:name="T85" style:parent-style-name="DefaultParagraphFont" style:family="text">
      <style:text-properties style:font-name="Consolas"/>
    </style:style>
    <style:style style:name="P86" style:parent-style-name="Normal" style:family="paragraph">
      <style:text-properties style:font-name="Consolas"/>
    </style:style>
    <style:style style:name="P87" style:parent-style-name="Normal" style:family="paragraph">
      <style:text-properties style:font-name="Consolas"/>
    </style:style>
    <style:style style:name="P88" style:parent-style-name="Normal" style:family="paragraph">
      <style:text-properties style:font-name="Consolas"/>
    </style:style>
    <style:style style:name="P89" style:parent-style-name="Normal" style:family="paragraph">
      <style:text-properties style:font-name="Consolas"/>
    </style:style>
    <style:style style:name="P9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91" style:parent-style-name="Normal" style:family="paragraph">
      <style:text-properties style:font-name="Consolas"/>
    </style:style>
    <style:style style:name="P92" style:parent-style-name="ListParagraph" style:family="paragraph"/>
    <style:style style:name="T93"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94"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95"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9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97" style:parent-style-name="Normal" style:family="paragraph">
      <style:text-properties style:font-name="Consolas"/>
    </style:style>
    <style:style style:name="P98" style:parent-style-name="Normal" style:family="paragraph">
      <style:text-properties style:font-name="Consolas"/>
    </style:style>
    <style:style style:name="P99"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10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101" style:parent-style-name="Normal" style:family="paragraph">
      <style:paragraph-properties style:vertical-align="auto" fo:margin-bottom="0in" fo:margin-left="0.25in">
        <style:tab-stops/>
      </style:paragraph-properties>
      <style:text-properties style:font-name="Consolas" fo:hyphenate="true"/>
    </style:style>
    <style:style style:name="P102" style:parent-style-name="Normal" style:family="paragraph">
      <style:paragraph-properties style:vertical-align="auto" fo:margin-bottom="0in" fo:margin-left="0.25in">
        <style:tab-stops/>
      </style:paragraph-properties>
      <style:text-properties fo:hyphenate="true"/>
    </style:style>
    <style:style style:name="T103" style:parent-style-name="DefaultParagraphFont" style:family="text">
      <style:text-properties style:font-name="Consolas"/>
    </style:style>
    <style:style style:name="T104" style:parent-style-name="DefaultParagraphFont" style:family="text">
      <style:text-properties style:font-name-asian="Times New Roman"/>
    </style:style>
    <style:style style:name="P105" style:parent-style-name="Normal" style:family="paragraph">
      <style:text-properties style:font-name="Consolas"/>
    </style:style>
    <style:style style:name="P106" style:parent-style-name="ListParagraph" style:family="paragraph"/>
    <style:style style:name="T10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10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10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110" style:parent-style-name="Normal" style:family="paragraph">
      <style:text-properties style:font-name="Consolas"/>
    </style:style>
    <style:style style:name="T111" style:parent-style-name="DefaultParagraphFont" style:family="text">
      <style:text-properties style:font-name="Consolas"/>
    </style:style>
    <style:style style:name="T112" style:parent-style-name="DefaultParagraphFont" style:family="text">
      <style:text-properties style:font-name="Consolas" fo:background-color="#C0C0C0"/>
    </style:style>
    <style:style style:name="T113" style:parent-style-name="DefaultParagraphFont" style:family="text">
      <style:text-properties style:font-name="Consolas" fo:background-color="#C0C0C0"/>
    </style:style>
    <style:style style:name="T114" style:parent-style-name="DefaultParagraphFont" style:family="text">
      <style:text-properties style:font-name="Consolas" fo:background-color="#C0C0C0"/>
    </style:style>
    <style:style style:name="T115" style:parent-style-name="DefaultParagraphFont" style:family="text">
      <style:text-properties style:font-name="Consolas"/>
    </style:style>
    <style:style style:name="P116" style:parent-style-name="Normal" style:family="paragraph">
      <style:text-properties style:font-name="Consolas"/>
    </style:style>
    <style:style style:name="T117" style:parent-style-name="DefaultParagraphFont" style:family="text">
      <style:text-properties style:font-name="Consolas"/>
    </style:style>
    <style:style style:name="T118" style:parent-style-name="DefaultParagraphFont" style:family="text">
      <style:text-properties style:font-name="Consolas" fo:background-color="#C0C0C0"/>
    </style:style>
    <style:style style:name="T119" style:parent-style-name="DefaultParagraphFont" style:family="text">
      <style:text-properties style:font-name="Consolas"/>
    </style:style>
    <style:style style:name="P120" style:parent-style-name="Normal" style:family="paragraph">
      <style:text-properties style:font-name="Consolas"/>
    </style:style>
    <style:style style:name="P121" style:parent-style-name="Normal" style:family="paragraph">
      <style:text-properties style:font-name="Consolas"/>
    </style:style>
    <style:style style:name="P122" style:parent-style-name="Normal" style:family="paragraph">
      <style:text-properties style:font-name="Consolas"/>
    </style:style>
    <style:style style:name="P123" style:parent-style-name="Normal" style:family="paragraph">
      <style:text-properties style:font-name="Consolas"/>
    </style:style>
    <style:style style:name="T124" style:parent-style-name="DefaultParagraphFont" style:family="text">
      <style:text-properties style:font-name="Consolas"/>
    </style:style>
    <style:style style:name="T125" style:parent-style-name="DefaultParagraphFont" style:family="text">
      <style:text-properties style:font-name="Consolas" fo:background-color="#C0C0C0"/>
    </style:style>
    <style:style style:name="T126" style:parent-style-name="DefaultParagraphFont" style:family="text">
      <style:text-properties style:font-name="Consolas"/>
    </style:style>
    <style:style style:name="P127" style:parent-style-name="Normal" style:family="paragraph">
      <style:text-properties style:font-name="Consolas"/>
    </style:style>
    <style:style style:name="P128" style:parent-style-name="Normal" style:family="paragraph">
      <style:text-properties style:font-name="Consolas"/>
    </style:style>
    <style:style style:name="P129" style:parent-style-name="Normal" style:family="paragraph">
      <style:text-properties style:font-name="Consolas"/>
    </style:style>
    <style:style style:name="P130" style:parent-style-name="Normal" style:family="paragraph">
      <style:text-properties style:font-name="Consolas"/>
    </style:style>
    <style:style style:name="P131" style:parent-style-name="Normal" style:family="paragraph">
      <style:text-properties style:font-name="Consolas"/>
    </style:style>
    <style:style style:name="P132" style:parent-style-name="Normal" style:family="paragraph">
      <style:text-properties style:font-name="Consolas"/>
    </style:style>
    <style:style style:name="P133" style:parent-style-name="Normal" style:family="paragraph">
      <style:text-properties style:font-name="Consolas"/>
    </style:style>
    <style:style style:name="P134" style:parent-style-name="Normal" style:family="paragraph">
      <style:text-properties style:font-name="Consolas"/>
    </style:style>
    <style:style style:name="P135" style:parent-style-name="Normal" style:family="paragraph">
      <style:text-properties style:font-name="Consolas"/>
    </style:style>
    <style:style style:name="P136" style:parent-style-name="Normal" style:family="paragraph">
      <style:text-properties style:font-name="Consolas"/>
    </style:style>
    <style:style style:name="P137" style:parent-style-name="Normal" style:family="paragraph">
      <style:text-properties style:font-name="Consolas"/>
    </style:style>
    <style:style style:name="P138" style:parent-style-name="Normal" style:family="paragraph">
      <style:text-properties style:font-name="Consolas"/>
    </style:style>
    <style:style style:name="P139" style:parent-style-name="Normal" style:family="paragraph">
      <style:text-properties style:font-name="Consolas"/>
    </style:style>
    <style:style style:name="P140" style:parent-style-name="Normal" style:family="paragraph">
      <style:text-properties style:font-name="Consolas"/>
    </style:style>
    <style:style style:name="P141" style:parent-style-name="Normal" style:family="paragraph">
      <style:text-properties style:font-name="Consolas"/>
    </style:style>
    <style:style style:name="P142" style:parent-style-name="Normal" style:family="paragraph">
      <style:text-properties style:font-name="Consolas"/>
    </style:style>
    <style:style style:name="P143" style:parent-style-name="Normal" style:family="paragraph">
      <style:text-properties style:font-name="Consolas"/>
    </style:style>
    <style:style style:name="P144" style:parent-style-name="Normal" style:family="paragraph">
      <style:text-properties style:font-name="Consolas"/>
    </style:style>
    <style:style style:name="P145" style:parent-style-name="Normal" style:family="paragraph">
      <style:text-properties style:font-name="Consolas"/>
    </style:style>
    <style:style style:name="P146" style:parent-style-name="Normal" style:family="paragraph">
      <style:text-properties style:font-name="Consolas"/>
    </style:style>
    <style:style style:name="P147" style:parent-style-name="Normal" style:family="paragraph">
      <style:text-properties style:font-name="Consolas"/>
    </style:style>
    <style:style style:name="P148" style:parent-style-name="Normal" style:family="paragraph">
      <style:text-properties style:font-name="Consolas"/>
    </style:style>
    <style:style style:name="P149" style:parent-style-name="Normal" style:family="paragraph">
      <style:text-properties style:font-name="Consolas"/>
    </style:style>
    <style:style style:name="P150" style:parent-style-name="Normal" style:family="paragraph">
      <style:text-properties style:font-name="Consolas"/>
    </style:style>
    <style:style style:name="P151" style:parent-style-name="Normal" style:family="paragraph">
      <style:text-properties style:font-name="Consolas"/>
    </style:style>
    <style:style style:name="P152" style:parent-style-name="Normal" style:family="paragraph">
      <style:text-properties style:font-name="Consolas"/>
    </style:style>
    <style:style style:name="P153" style:parent-style-name="Normal" style:family="paragraph">
      <style:text-properties style:font-name="Consolas"/>
    </style:style>
    <style:style style:name="P154" style:parent-style-name="Normal" style:family="paragraph">
      <style:text-properties style:font-name="Consolas"/>
    </style:style>
    <style:style style:name="P155" style:parent-style-name="Normal" style:family="paragraph">
      <style:text-properties style:font-name="Consolas"/>
    </style:style>
    <style:style style:name="P156" style:parent-style-name="Normal" style:family="paragraph">
      <style:text-properties style:font-name="Consolas"/>
    </style:style>
    <style:style style:name="P157" style:parent-style-name="Normal" style:family="paragraph">
      <style:text-properties style:font-name="Consolas"/>
    </style:style>
    <style:style style:name="P158" style:parent-style-name="Normal" style:family="paragraph">
      <style:text-properties style:font-name="Consolas"/>
    </style:style>
    <style:style style:name="P159" style:parent-style-name="Normal" style:family="paragraph">
      <style:text-properties style:font-name="Consolas"/>
    </style:style>
    <style:style style:name="P160" style:parent-style-name="Normal" style:family="paragraph">
      <style:text-properties style:font-name="Consolas"/>
    </style:style>
    <style:style style:name="P161" style:parent-style-name="Normal" style:family="paragraph">
      <style:text-properties style:font-name="Consolas"/>
    </style:style>
    <style:style style:name="P162" style:parent-style-name="Normal" style:family="paragraph">
      <style:text-properties style:font-name="Consolas"/>
    </style:style>
    <style:style style:name="P163" style:parent-style-name="Normal" style:family="paragraph">
      <style:text-properties style:font-name="Consolas"/>
    </style:style>
    <style:style style:name="P164" style:parent-style-name="Normal" style:family="paragraph">
      <style:text-properties style:font-name="Consolas"/>
    </style:style>
    <style:style style:name="P165" style:parent-style-name="Normal" style:family="paragraph">
      <style:text-properties style:font-name="Consolas"/>
    </style:style>
    <style:style style:name="P166" style:parent-style-name="Normal" style:family="paragraph">
      <style:text-properties style:font-name="Consolas"/>
    </style:style>
    <style:style style:name="P167" style:parent-style-name="Normal" style:family="paragraph">
      <style:text-properties style:font-name="Consolas"/>
    </style:style>
    <style:style style:name="P168" style:parent-style-name="Normal" style:family="paragraph">
      <style:text-properties style:font-name="Consolas"/>
    </style:style>
    <style:style style:name="P169" style:parent-style-name="Normal" style:family="paragraph">
      <style:text-properties style:font-name="Consolas"/>
    </style:style>
    <style:style style:name="P170" style:parent-style-name="Normal" style:family="paragraph">
      <style:text-properties style:font-name="Consolas"/>
    </style:style>
    <style:style style:name="P171" style:parent-style-name="Normal" style:family="paragraph">
      <style:text-properties style:font-name="Consolas"/>
    </style:style>
    <style:style style:name="P172" style:parent-style-name="Normal" style:family="paragraph">
      <style:text-properties style:font-name="Consolas"/>
    </style:style>
    <style:style style:name="P173" style:parent-style-name="Normal" style:family="paragraph">
      <style:text-properties style:font-name="Consolas"/>
    </style:style>
    <style:style style:name="P174" style:parent-style-name="Normal" style:family="paragraph">
      <style:text-properties style:font-name="Consolas"/>
    </style:style>
    <style:style style:name="P175" style:parent-style-name="Normal" style:family="paragraph">
      <style:text-properties style:font-name="Consolas"/>
    </style:style>
    <style:style style:name="T176" style:parent-style-name="DefaultParagraphFont" style:family="text">
      <style:text-properties style:font-name="Consolas"/>
    </style:style>
    <style:style style:name="T177" style:parent-style-name="DefaultParagraphFont" style:family="text">
      <style:text-properties style:font-name="Consolas" fo:background-color="#C0C0C0"/>
    </style:style>
    <style:style style:name="T178" style:parent-style-name="DefaultParagraphFont" style:family="text">
      <style:text-properties style:font-name="Consolas"/>
    </style:style>
    <style:style style:name="P179" style:parent-style-name="Normal" style:family="paragraph">
      <style:text-properties style:font-name="Consolas"/>
    </style:style>
    <style:style style:name="P180" style:parent-style-name="Normal" style:family="paragraph">
      <style:text-properties style:font-name="Consolas"/>
    </style:style>
    <style:style style:name="P181" style:parent-style-name="Normal" style:family="paragraph">
      <style:text-properties style:font-name="Consolas"/>
    </style:style>
    <style:style style:name="P182" style:parent-style-name="Normal" style:family="paragraph">
      <style:text-properties style:font-name="Consolas"/>
    </style:style>
    <style:style style:name="P183" style:parent-style-name="Normal" style:family="paragraph">
      <style:text-properties style:font-name="Consolas"/>
    </style:style>
    <style:style style:name="P184" style:parent-style-name="Normal" style:family="paragraph">
      <style:text-properties style:font-name="Consolas"/>
    </style:style>
    <style:style style:name="P185" style:parent-style-name="Normal" style:family="paragraph">
      <style:text-properties style:font-name="Consolas"/>
    </style:style>
    <style:style style:name="P186" style:parent-style-name="Normal" style:family="paragraph">
      <style:text-properties style:font-name="Consolas"/>
    </style:style>
    <style:style style:name="P187" style:parent-style-name="Normal" style:family="paragraph">
      <style:text-properties style:font-name="Consolas"/>
    </style:style>
    <style:style style:name="P188" style:parent-style-name="Normal" style:family="paragraph">
      <style:text-properties style:font-name="Consolas"/>
    </style:style>
    <style:style style:name="P189" style:parent-style-name="Normal" style:family="paragraph">
      <style:text-properties style:font-name="Consolas"/>
    </style:style>
    <style:style style:name="P190" style:parent-style-name="Normal" style:family="paragraph">
      <style:text-properties style:font-name="Consolas"/>
    </style:style>
    <style:style style:name="P191" style:parent-style-name="Normal" style:family="paragraph">
      <style:text-properties style:font-name="Consolas"/>
    </style:style>
    <style:style style:name="T192" style:parent-style-name="DefaultParagraphFont" style:family="text">
      <style:text-properties style:font-name="Consolas"/>
    </style:style>
    <style:style style:name="T193" style:parent-style-name="DefaultParagraphFont" style:family="text">
      <style:text-properties style:font-name="Consolas" fo:background-color="#C0C0C0"/>
    </style:style>
    <style:style style:name="T194" style:parent-style-name="DefaultParagraphFont" style:family="text">
      <style:text-properties style:font-name="Consolas" fo:background-color="#C0C0C0"/>
    </style:style>
    <style:style style:name="T195" style:parent-style-name="DefaultParagraphFont" style:family="text">
      <style:text-properties style:font-name="Consolas" fo:background-color="#C0C0C0"/>
    </style:style>
    <style:style style:name="T196" style:parent-style-name="DefaultParagraphFont" style:family="text">
      <style:text-properties style:font-name="Consolas" fo:background-color="#C0C0C0"/>
    </style:style>
    <style:style style:name="T197" style:parent-style-name="DefaultParagraphFont" style:family="text">
      <style:text-properties style:font-name="Consolas" fo:background-color="#C0C0C0"/>
    </style:style>
    <style:style style:name="T198" style:parent-style-name="DefaultParagraphFont" style:family="text">
      <style:text-properties style:font-name="Consolas" fo:background-color="#C0C0C0"/>
    </style:style>
    <style:style style:name="P199" style:parent-style-name="Normal" style:family="paragraph">
      <style:text-properties style:font-name="Consolas"/>
    </style:style>
    <style:style style:name="P200" style:parent-style-name="Normal" style:family="paragraph">
      <style:text-properties style:font-name="Consolas"/>
    </style:style>
    <style:style style:name="P201" style:parent-style-name="Normal" style:family="paragraph">
      <style:text-properties style:font-name="Consolas"/>
    </style:style>
    <style:style style:name="P202" style:parent-style-name="Normal" style:family="paragraph">
      <style:text-properties style:font-name="Consolas"/>
    </style:style>
    <style:style style:name="P203" style:parent-style-name="Normal" style:family="paragraph">
      <style:text-properties style:font-name="Consolas"/>
    </style:style>
    <style:style style:name="P204" style:parent-style-name="Normal" style:family="paragraph">
      <style:text-properties style:font-name="Consolas"/>
    </style:style>
    <style:style style:name="P205" style:parent-style-name="Normal" style:family="paragraph">
      <style:text-properties style:font-name="Consolas"/>
    </style:style>
    <style:style style:name="P206" style:parent-style-name="ListParagraph" style:family="paragraph"/>
    <style:style style:name="T20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0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09" style:parent-style-name="Normal" style:family="paragraph">
      <style:text-properties style:font-name="Consolas"/>
    </style:style>
    <style:style style:name="P210" style:parent-style-name="Normal" style:family="paragraph">
      <style:text-properties style:font-name="Consolas"/>
    </style:style>
    <style:style style:name="P211" style:parent-style-name="Normal" style:family="paragraph">
      <style:text-properties style:font-name="Consolas"/>
    </style:style>
    <style:style style:name="P212" style:parent-style-name="Normal" style:family="paragraph">
      <style:text-properties style:font-name="Consolas"/>
    </style:style>
    <style:style style:name="P213" style:parent-style-name="Normal" style:family="paragraph">
      <style:text-properties style:font-name="Consolas"/>
    </style:style>
    <style:style style:name="P214" style:parent-style-name="Normal" style:family="paragraph">
      <style:text-properties style:font-name="Consolas"/>
    </style:style>
    <style:style style:name="P215" style:parent-style-name="Normal" style:family="paragraph">
      <style:text-properties style:font-name="Consolas"/>
    </style:style>
    <style:style style:name="P216" style:parent-style-name="Normal" style:family="paragraph">
      <style:text-properties style:font-name="Consolas"/>
    </style:style>
    <style:style style:name="P217" style:parent-style-name="Normal" style:family="paragraph">
      <style:text-properties style:font-name="Consolas"/>
    </style:style>
    <style:style style:name="P218" style:parent-style-name="Normal" style:family="paragraph">
      <style:text-properties style:font-name="Consolas"/>
    </style:style>
    <style:style style:name="P219" style:parent-style-name="Normal" style:family="paragraph">
      <style:text-properties style:font-name="Consolas"/>
    </style:style>
    <style:style style:name="P220" style:parent-style-name="Normal" style:family="paragraph">
      <style:text-properties style:font-name="Consolas"/>
    </style:style>
    <style:style style:name="P221" style:parent-style-name="Normal" style:family="paragraph">
      <style:text-properties style:font-name="Consolas"/>
    </style:style>
    <style:style style:name="P222" style:parent-style-name="Normal" style:family="paragraph">
      <style:text-properties style:font-name="Consolas"/>
    </style:style>
    <style:style style:name="P223" style:parent-style-name="Normal" style:family="paragraph">
      <style:text-properties style:font-name="Consolas"/>
    </style:style>
    <style:style style:name="P224" style:parent-style-name="Normal" style:family="paragraph">
      <style:text-properties style:font-name="Consolas"/>
    </style:style>
    <style:style style:name="P225" style:parent-style-name="Normal" style:family="paragraph">
      <style:text-properties style:font-name="Consolas"/>
    </style:style>
    <style:style style:name="P226" style:parent-style-name="Normal" style:family="paragraph">
      <style:text-properties style:font-name="Consolas"/>
    </style:style>
    <style:style style:name="P227" style:parent-style-name="ListParagraph" style:family="paragraph"/>
    <style:style style:name="T22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29" style:parent-style-name="DefaultParagraphFont" style:family="text">
      <style:text-properties style:font-name="Consolas" fo:font-weight="bold" style:font-weight-asian="bold" style:text-position="super 63.6%" style:text-underline-type="single" style:text-underline-style="solid" style:text-underline-width="auto" style:text-underline-mode="continuous"/>
    </style:style>
    <style:style style:name="T23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3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32"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33" style:parent-style-name="Normal" style:family="paragraph">
      <style:text-properties style:font-name="Consolas"/>
    </style:style>
    <style:style style:name="P234" style:parent-style-name="Normal" style:family="paragraph">
      <style:text-properties style:font-name="Consolas"/>
    </style:style>
    <style:style style:name="P235" style:parent-style-name="Normal" style:family="paragraph">
      <style:text-properties style:font-name="Consolas"/>
    </style:style>
    <style:style style:name="P236" style:parent-style-name="Normal" style:family="paragraph">
      <style:text-properties style:font-name="Consolas"/>
    </style:style>
    <style:style style:name="P237" style:parent-style-name="Normal" style:family="paragraph">
      <style:text-properties style:font-name="Consolas"/>
    </style:style>
    <style:style style:name="P238" style:parent-style-name="Normal" style:family="paragraph">
      <style:text-properties style:font-name="Consolas"/>
    </style:style>
    <style:style style:name="P239" style:parent-style-name="Normal" style:family="paragraph">
      <style:text-properties style:font-name="Consolas"/>
    </style:style>
    <style:style style:name="P240" style:parent-style-name="Normal" style:family="paragraph">
      <style:text-properties style:font-name="Consolas"/>
    </style:style>
    <style:style style:name="P241" style:parent-style-name="Normal" style:family="paragraph">
      <style:text-properties style:font-name="Consolas"/>
    </style:style>
    <style:style style:name="P242" style:parent-style-name="Normal" style:family="paragraph">
      <style:text-properties style:font-name="Consolas"/>
    </style:style>
    <style:style style:name="P243" style:parent-style-name="Normal" style:family="paragraph">
      <style:text-properties style:font-name="Consolas"/>
    </style:style>
    <style:style style:name="P244" style:parent-style-name="Normal" style:family="paragraph">
      <style:text-properties style:font-name="Consolas"/>
    </style:style>
    <style:style style:name="P245" style:parent-style-name="Normal" style:family="paragraph">
      <style:text-properties style:font-name="Consolas"/>
    </style:style>
    <style:style style:name="P246" style:parent-style-name="Normal" style:family="paragraph">
      <style:text-properties style:font-name="Consolas"/>
    </style:style>
    <style:style style:name="P247" style:parent-style-name="Normal" style:family="paragraph">
      <style:text-properties style:font-name="Consolas"/>
    </style:style>
    <style:style style:name="P248" style:parent-style-name="Normal" style:family="paragraph">
      <style:text-properties style:font-name="Consolas"/>
    </style:style>
    <style:style style:name="P249" style:parent-style-name="Normal" style:family="paragraph">
      <style:text-properties style:font-name="Consolas"/>
    </style:style>
    <style:style style:name="P250" style:parent-style-name="Normal" style:family="paragraph">
      <style:text-properties style:font-name="Consolas"/>
    </style:style>
    <style:style style:name="P25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52" style:parent-style-name="Normal" style:family="paragraph">
      <style:text-properties style:font-name="Consolas"/>
    </style:style>
    <style:style style:name="P253" style:parent-style-name="Normal" style:family="paragraph">
      <style:text-properties style:font-name="Consolas"/>
    </style:style>
    <style:style style:name="P254" style:parent-style-name="Normal" style:family="paragraph">
      <style:text-properties style:font-name="Consolas"/>
    </style:style>
    <style:style style:name="P255" style:parent-style-name="Normal" style:family="paragraph">
      <style:text-properties style:font-name="Consolas"/>
    </style:style>
    <style:style style:name="P256" style:parent-style-name="Normal" style:family="paragraph">
      <style:text-properties style:font-name="Consolas"/>
    </style:style>
    <style:style style:name="P257" style:parent-style-name="Normal" style:family="paragraph">
      <style:text-properties style:font-name="Consolas"/>
    </style:style>
    <style:style style:name="P258" style:parent-style-name="Normal" style:family="paragraph">
      <style:text-properties style:font-name="Consolas"/>
    </style:style>
    <style:style style:name="P259" style:parent-style-name="Normal" style:family="paragraph">
      <style:text-properties style:font-name="Consolas"/>
    </style:style>
    <style:style style:name="P260" style:parent-style-name="Normal" style:family="paragraph">
      <style:text-properties style:font-name="Consolas"/>
    </style:style>
    <style:style style:name="P261" style:parent-style-name="Normal" style:family="paragraph">
      <style:text-properties style:font-name="Consolas"/>
    </style:style>
    <style:style style:name="P262" style:parent-style-name="Normal" style:family="paragraph">
      <style:text-properties style:font-name="Consolas"/>
    </style:style>
    <style:style style:name="P263" style:parent-style-name="Normal" style:family="paragraph">
      <style:text-properties style:font-name="Consolas"/>
    </style:style>
    <style:style style:name="P264" style:parent-style-name="Normal" style:family="paragraph">
      <style:text-properties style:font-name="Consolas"/>
    </style:style>
    <style:style style:name="P265" style:parent-style-name="Normal" style:family="paragraph">
      <style:text-properties style:font-name="Consolas"/>
    </style:style>
    <style:style style:name="P266" style:parent-style-name="Normal" style:family="paragraph">
      <style:text-properties style:font-name="Consolas"/>
    </style:style>
    <style:style style:name="P267" style:parent-style-name="Normal" style:family="paragraph">
      <style:text-properties style:font-name="Consolas"/>
    </style:style>
    <style:style style:name="P268" style:parent-style-name="Normal" style:family="paragraph">
      <style:text-properties style:font-name="Consolas"/>
    </style:style>
    <style:style style:name="P269" style:parent-style-name="Normal" style:family="paragraph">
      <style:text-properties style:font-name="Consolas"/>
    </style:style>
    <style:style style:name="P27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71" style:parent-style-name="Normal" style:family="paragraph">
      <style:text-properties style:font-name="Consolas"/>
    </style:style>
    <style:style style:name="P272" style:parent-style-name="Normal" style:family="paragraph">
      <style:text-properties style:font-name="Consolas"/>
    </style:style>
    <style:style style:name="P27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74" style:parent-style-name="Normal" style:family="paragraph">
      <style:text-properties style:font-name="Consolas" fo:background-color="#C0C0C0"/>
    </style:style>
    <style:style style:name="P275" style:parent-style-name="Normal" style:family="paragraph">
      <style:text-properties style:font-name="Consolas"/>
    </style:style>
    <style:style style:name="P276" style:parent-style-name="Normal" style:family="paragraph">
      <style:text-properties style:font-name="Consolas" style:font-name-asian="Times New Roman" fo:background-color="#FFFF00"/>
    </style:style>
    <style:style style:name="P277" style:parent-style-name="Normal" style:family="paragraph">
      <style:text-properties style:font-name="Consolas"/>
    </style:style>
    <style:style style:name="P278" style:parent-style-name="ListParagraph" style:family="paragraph"/>
    <style:style style:name="T27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81"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2" style:parent-style-name="DefaultParagraphFont" style:family="text">
      <style:text-properties style:font-name="Consolas" fo:background-color="#C0C0C0"/>
    </style:style>
    <style:style style:name="P283" style:parent-style-name="Normal" style:family="paragraph">
      <style:text-properties style:font-name="Consolas"/>
    </style:style>
    <style:style style:name="P284" style:parent-style-name="Normal" style:family="paragraph">
      <style:text-properties style:font-name="Consolas"/>
    </style:style>
    <style:style style:name="P285" style:parent-style-name="ListParagraph" style:family="paragraph"/>
    <style:style style:name="T28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8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9"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90" style:parent-style-name="Normal" style:family="paragraph">
      <style:text-properties style:font-name="Consolas"/>
    </style:style>
    <style:style style:name="T291" style:parent-style-name="DefaultParagraphFont" style:family="text">
      <style:text-properties style:font-name="Consolas"/>
    </style:style>
    <style:style style:name="T292" style:parent-style-name="DefaultParagraphFont" style:family="text">
      <style:text-properties style:font-name="Consolas" fo:background-color="#C0C0C0"/>
    </style:style>
    <style:style style:name="T293" style:parent-style-name="DefaultParagraphFont" style:family="text">
      <style:text-properties style:font-name="Consolas"/>
    </style:style>
    <style:style style:name="P294" style:parent-style-name="Normal" style:family="paragraph">
      <style:text-properties style:font-name="Consolas"/>
    </style:style>
    <style:style style:name="T295" style:parent-style-name="DefaultParagraphFont" style:family="text">
      <style:text-properties style:font-name="Consolas"/>
    </style:style>
    <style:style style:name="T296" style:parent-style-name="DefaultParagraphFont" style:family="text">
      <style:text-properties style:font-name="Consolas" fo:background-color="#C0C0C0"/>
    </style:style>
    <style:style style:name="T297" style:parent-style-name="DefaultParagraphFont" style:family="text">
      <style:text-properties style:font-name="Consolas" fo:background-color="#C0C0C0"/>
    </style:style>
    <style:style style:name="T298" style:parent-style-name="DefaultParagraphFont" style:family="text">
      <style:text-properties style:font-name="Consolas"/>
    </style:style>
    <style:style style:name="T299" style:parent-style-name="DefaultParagraphFont" style:family="text">
      <style:text-properties style:font-name="Consolas"/>
    </style:style>
    <style:style style:name="T300" style:parent-style-name="DefaultParagraphFont" style:family="text">
      <style:text-properties style:font-name="Consolas" fo:background-color="#C0C0C0"/>
    </style:style>
    <style:style style:name="T301" style:parent-style-name="DefaultParagraphFont" style:family="text">
      <style:text-properties style:font-name="Consolas" fo:background-color="#C0C0C0"/>
    </style:style>
    <style:style style:name="T302" style:parent-style-name="DefaultParagraphFont" style:family="text">
      <style:text-properties style:font-name="Consolas" fo:background-color="#C0C0C0"/>
    </style:style>
    <style:style style:name="P303" style:parent-style-name="Normal" style:family="paragraph">
      <style:text-properties style:font-name="Consolas"/>
    </style:style>
    <style:style style:name="P304" style:parent-style-name="Normal" style:family="paragraph">
      <style:text-properties style:font-name="Consolas"/>
    </style:style>
    <style:style style:name="P305" style:parent-style-name="Normal" style:family="paragraph">
      <style:text-properties style:font-name="Consolas"/>
    </style:style>
    <style:style style:name="T306" style:parent-style-name="DefaultParagraphFont" style:family="text">
      <style:text-properties style:font-name="Consolas"/>
    </style:style>
    <style:style style:name="T307" style:parent-style-name="DefaultParagraphFont" style:family="text">
      <style:text-properties style:font-name="Consolas" fo:font-weight="bold" style:font-weight-asian="bold"/>
    </style:style>
    <style:style style:name="T308" style:parent-style-name="DefaultParagraphFont" style:family="text">
      <style:text-properties style:font-name="Consolas"/>
    </style:style>
    <style:style style:name="P309" style:parent-style-name="ListParagraph" style:family="paragraph"/>
    <style:style style:name="T31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1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1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13"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1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315" style:parent-style-name="Normal" style:family="paragraph">
      <style:text-properties style:font-name="Consolas"/>
    </style:style>
    <style:style style:name="T316" style:parent-style-name="DefaultParagraphFont" style:family="text">
      <style:text-properties style:font-name="Consolas"/>
    </style:style>
    <style:style style:name="T317" style:parent-style-name="DefaultParagraphFont" style:family="text">
      <style:text-properties style:font-name="Consolas" fo:background-color="#C0C0C0"/>
    </style:style>
    <style:style style:name="T318" style:parent-style-name="DefaultParagraphFont" style:family="text">
      <style:text-properties style:font-name="Consolas" fo:background-color="#C0C0C0"/>
    </style:style>
    <style:style style:name="T319" style:parent-style-name="DefaultParagraphFont" style:family="text">
      <style:text-properties style:font-name="Consolas" fo:background-color="#C0C0C0"/>
    </style:style>
    <style:style style:name="P320" style:parent-style-name="Normal" style:family="paragraph">
      <style:text-properties style:font-name="Consolas"/>
    </style:style>
    <style:style style:name="P321" style:parent-style-name="Normal" style:family="paragraph">
      <style:text-properties style:font-name="Consolas"/>
    </style:style>
    <style:style style:name="P322" style:parent-style-name="Normal" style:family="paragraph">
      <style:text-properties style:font-name="Consolas"/>
    </style:style>
    <style:style style:name="P323" style:parent-style-name="Normal" style:family="paragraph">
      <style:text-properties style:font-name="Consolas"/>
    </style:style>
    <style:style style:name="P324" style:parent-style-name="Normal" style:family="paragraph">
      <style:text-properties style:font-name="Consolas"/>
    </style:style>
    <style:style style:name="P325" style:parent-style-name="Normal" style:family="paragraph">
      <style:text-properties style:font-name="Consolas"/>
    </style:style>
    <style:style style:name="P326" style:parent-style-name="Normal" style:family="paragraph">
      <style:text-properties style:font-name="Consolas"/>
    </style:style>
    <style:style style:name="P327" style:parent-style-name="Normal" style:family="paragraph">
      <style:text-properties style:font-name="Consolas"/>
    </style:style>
    <style:style style:name="P328" style:parent-style-name="Normal" style:family="paragraph">
      <style:text-properties style:font-name="Consolas"/>
    </style:style>
    <style:style style:name="P329" style:parent-style-name="Normal" style:family="paragraph">
      <style:text-properties style:font-name="Consolas"/>
    </style:style>
    <style:style style:name="P330" style:parent-style-name="Normal" style:family="paragraph">
      <style:text-properties style:font-name="Consolas"/>
    </style:style>
    <style:style style:name="P331" style:parent-style-name="Normal" style:family="paragraph">
      <style:text-properties style:font-name="Consolas"/>
    </style:style>
    <style:style style:name="P332" style:parent-style-name="Normal" style:family="paragraph">
      <style:text-properties style:font-name="Consolas"/>
    </style:style>
    <style:style style:name="P333" style:parent-style-name="Normal" style:family="paragraph">
      <style:text-properties style:font-name="Consolas"/>
    </style:style>
    <style:style style:name="P334" style:parent-style-name="Normal" style:family="paragraph">
      <style:text-properties style:font-name="Consolas"/>
    </style:style>
    <style:style style:name="P335" style:parent-style-name="Normal" style:family="paragraph">
      <style:text-properties style:font-name="Consolas"/>
    </style:style>
    <style:style style:name="P336" style:parent-style-name="Normal" style:family="paragraph">
      <style:text-properties style:font-name="Consolas"/>
    </style:style>
    <style:style style:name="P337" style:parent-style-name="Normal" style:family="paragraph">
      <style:text-properties style:font-name="Consolas"/>
    </style:style>
    <style:style style:name="P338" style:parent-style-name="Normal" style:family="paragraph">
      <style:text-properties style:font-name="Consolas"/>
    </style:style>
    <style:style style:name="P339" style:parent-style-name="Normal" style:family="paragraph">
      <style:text-properties style:font-name="Consolas"/>
    </style:style>
    <style:style style:name="P340" style:parent-style-name="Normal" style:family="paragraph">
      <style:text-properties style:font-name="Consolas"/>
    </style:style>
    <style:style style:name="P341" style:parent-style-name="Normal" style:family="paragraph">
      <style:text-properties style:font-name="Consolas"/>
    </style:style>
    <style:style style:name="P342" style:parent-style-name="Normal" style:family="paragraph">
      <style:text-properties style:font-name="Consolas"/>
    </style:style>
    <style:style style:name="P343" style:parent-style-name="Normal" style:family="paragraph">
      <style:text-properties style:font-name="Consolas"/>
    </style:style>
    <style:style style:name="P344" style:parent-style-name="Normal" style:family="paragraph">
      <style:text-properties style:font-name="Consolas"/>
    </style:style>
    <style:style style:name="P345" style:parent-style-name="Normal" style:family="paragraph">
      <style:text-properties style:font-name="Consolas"/>
    </style:style>
    <style:style style:name="P346" style:parent-style-name="Normal" style:family="paragraph">
      <style:text-properties style:font-name="Consolas"/>
    </style:style>
    <style:style style:name="P347" style:parent-style-name="Normal" style:family="paragraph">
      <style:text-properties style:font-name="Consolas"/>
    </style:style>
    <style:style style:name="P348" style:parent-style-name="Normal" style:family="paragraph">
      <style:text-properties style:font-name="Consolas"/>
    </style:style>
    <style:style style:name="P349" style:parent-style-name="Normal" style:family="paragraph">
      <style:text-properties style:font-name="Consolas"/>
    </style:style>
    <style:style style:name="P350" style:parent-style-name="Normal" style:family="paragraph">
      <style:text-properties style:font-name="Consolas"/>
    </style:style>
    <style:style style:name="P351" style:parent-style-name="Normal" style:family="paragraph">
      <style:text-properties style:font-name="Consolas"/>
    </style:style>
    <style:style style:name="P352" style:parent-style-name="Normal" style:family="paragraph">
      <style:text-properties style:font-name="Consolas"/>
    </style:style>
    <style:style style:name="P353" style:parent-style-name="Normal" style:family="paragraph">
      <style:text-properties style:font-name="Consolas"/>
    </style:style>
    <style:style style:name="P354" style:parent-style-name="Normal" style:family="paragraph">
      <style:text-properties style:font-name="Consolas"/>
    </style:style>
    <style:style style:name="P355" style:parent-style-name="Normal" style:family="paragraph">
      <style:text-properties style:font-name="Consolas"/>
    </style:style>
    <style:style style:name="P356" style:parent-style-name="Normal" style:family="paragraph">
      <style:text-properties style:font-name="Consolas"/>
    </style:style>
    <style:style style:name="P357" style:parent-style-name="Normal" style:family="paragraph">
      <style:text-properties style:font-name="Consolas"/>
    </style:style>
    <style:style style:name="P358" style:parent-style-name="Normal" style:family="paragraph">
      <style:text-properties style:font-name="Consolas"/>
    </style:style>
    <style:style style:name="P359" style:parent-style-name="Normal" style:family="paragraph">
      <style:text-properties style:font-name="Consolas"/>
    </style:style>
    <style:style style:name="P360" style:parent-style-name="Normal" style:family="paragraph">
      <style:text-properties style:font-name="Consolas"/>
    </style:style>
    <style:style style:name="P361" style:parent-style-name="Normal" style:family="paragraph">
      <style:text-properties style:font-name="Consolas"/>
    </style:style>
    <style:style style:name="P362" style:parent-style-name="Normal" style:family="paragraph">
      <style:text-properties style:font-name="Consolas"/>
    </style:style>
    <style:style style:name="P363" style:parent-style-name="Normal" style:family="paragraph">
      <style:text-properties style:font-name="Consolas"/>
    </style:style>
    <style:style style:name="P364" style:parent-style-name="Normal" style:family="paragraph">
      <style:text-properties style:font-name="Consolas"/>
    </style:style>
    <style:style style:name="P365" style:parent-style-name="Normal" style:family="paragraph">
      <style:text-properties style:font-name="Consolas"/>
    </style:style>
    <style:style style:name="P366" style:parent-style-name="Normal" style:family="paragraph">
      <style:text-properties style:font-name="Consolas"/>
    </style:style>
    <style:style style:name="P367" style:parent-style-name="Normal" style:family="paragraph">
      <style:text-properties style:font-name="Consolas"/>
    </style:style>
    <style:style style:name="P368" style:parent-style-name="Normal" style:family="paragraph">
      <style:text-properties style:font-name="Consolas"/>
    </style:style>
    <style:style style:name="P369" style:parent-style-name="Normal" style:family="paragraph">
      <style:text-properties style:font-name="Consolas"/>
    </style:style>
    <style:style style:name="P370" style:parent-style-name="Normal" style:family="paragraph">
      <style:text-properties style:font-name="Consolas"/>
    </style:style>
    <style:style style:name="P371" style:parent-style-name="Normal" style:family="paragraph">
      <style:text-properties style:font-name="Consolas"/>
    </style:style>
    <style:style style:name="P372" style:parent-style-name="Normal" style:family="paragraph">
      <style:text-properties style:font-name="Consolas"/>
    </style:style>
    <style:style style:name="P373" style:parent-style-name="Normal" style:family="paragraph">
      <style:text-properties style:font-name="Consolas"/>
    </style:style>
    <style:style style:name="P374" style:parent-style-name="Normal" style:family="paragraph">
      <style:text-properties style:font-name="Consolas"/>
    </style:style>
    <style:style style:name="P375" style:parent-style-name="Normal" style:family="paragraph">
      <style:text-properties style:font-name="Consolas"/>
    </style:style>
    <style:style style:name="P376" style:parent-style-name="Normal" style:family="paragraph">
      <style:text-properties style:font-name="Consolas"/>
    </style:style>
    <style:style style:name="P377" style:parent-style-name="Normal" style:family="paragraph">
      <style:text-properties style:font-name="Consolas"/>
    </style:style>
    <style:style style:name="P378" style:parent-style-name="Normal" style:family="paragraph">
      <style:text-properties style:font-name="Consolas"/>
    </style:style>
    <style:style style:name="P379" style:parent-style-name="Normal" style:family="paragraph">
      <style:text-properties style:font-name="Consolas"/>
    </style:style>
    <style:style style:name="P380" style:parent-style-name="Normal" style:family="paragraph">
      <style:text-properties style:font-name="Consolas"/>
    </style:style>
    <style:style style:name="P381" style:parent-style-name="Normal" style:family="paragraph">
      <style:text-properties style:font-name="Consolas"/>
    </style:style>
    <style:style style:name="P382" style:parent-style-name="Normal" style:family="paragraph">
      <style:text-properties style:font-name="Consolas"/>
    </style:style>
    <style:style style:name="P383" style:parent-style-name="Normal" style:family="paragraph">
      <style:text-properties style:font-name="Consolas"/>
    </style:style>
    <style:style style:name="P384" style:parent-style-name="Normal" style:family="paragraph">
      <style:text-properties style:font-name="Consolas"/>
    </style:style>
    <style:style style:name="P385" style:parent-style-name="Normal" style:family="paragraph">
      <style:text-properties style:font-name="Consolas"/>
    </style:style>
    <style:style style:name="P386" style:parent-style-name="Normal" style:family="paragraph">
      <style:text-properties style:font-name="Consolas"/>
    </style:style>
    <style:style style:name="P387" style:parent-style-name="Normal" style:family="paragraph">
      <style:text-properties style:font-name="Consolas"/>
    </style:style>
    <style:style style:name="P388" style:parent-style-name="Normal" style:family="paragraph">
      <style:text-properties style:font-name="Consolas"/>
    </style:style>
    <style:style style:name="P389" style:parent-style-name="Normal" style:family="paragraph">
      <style:text-properties style:font-name="Consolas"/>
    </style:style>
    <style:style style:name="P390" style:parent-style-name="Normal" style:family="paragraph">
      <style:text-properties style:font-name="Consolas"/>
    </style:style>
    <style:style style:name="P391" style:parent-style-name="Normal" style:family="paragraph">
      <style:text-properties style:font-name="Consolas"/>
    </style:style>
    <style:style style:name="P392" style:parent-style-name="Normal" style:family="paragraph">
      <style:text-properties style:font-name="Consolas"/>
    </style:style>
    <style:style style:name="P393" style:parent-style-name="Normal" style:family="paragraph">
      <style:text-properties style:font-name="Consolas"/>
    </style:style>
    <style:style style:name="P394" style:parent-style-name="Normal" style:family="paragraph">
      <style:text-properties style:font-name="Consolas"/>
    </style:style>
    <style:style style:name="P395" style:parent-style-name="Normal" style:family="paragraph">
      <style:text-properties style:font-name="Consolas"/>
    </style:style>
    <style:style style:name="P396" style:parent-style-name="Normal" style:family="paragraph">
      <style:text-properties style:font-name="Consolas"/>
    </style:style>
    <style:style style:name="P397" style:parent-style-name="Normal" style:family="paragraph">
      <style:text-properties style:font-name="Consolas"/>
    </style:style>
    <style:style style:name="P398" style:parent-style-name="Normal" style:family="paragraph">
      <style:text-properties style:font-name="Consolas"/>
    </style:style>
    <style:style style:name="P399" style:parent-style-name="Normal" style:family="paragraph">
      <style:text-properties style:font-name="Consolas"/>
    </style:style>
    <style:style style:name="P400" style:parent-style-name="Normal" style:family="paragraph">
      <style:text-properties style:font-name="Consolas"/>
    </style:style>
    <style:style style:name="P401" style:parent-style-name="Normal" style:family="paragraph">
      <style:text-properties style:font-name="Consolas"/>
    </style:style>
    <style:style style:name="P402" style:parent-style-name="Normal" style:family="paragraph">
      <style:text-properties style:font-name="Consolas"/>
    </style:style>
    <style:style style:name="P403" style:parent-style-name="Normal" style:family="paragraph">
      <style:text-properties style:font-name="Consolas"/>
    </style:style>
    <style:style style:name="P404" style:parent-style-name="Normal" style:family="paragraph">
      <style:text-properties style:font-name="Consolas"/>
    </style:style>
    <style:style style:name="P405" style:parent-style-name="Normal" style:family="paragraph">
      <style:text-properties style:font-name="Consolas"/>
    </style:style>
    <style:style style:name="P406" style:parent-style-name="Normal" style:family="paragraph">
      <style:text-properties style:font-name="Consolas"/>
    </style:style>
    <style:style style:name="P407" style:parent-style-name="Normal" style:family="paragraph">
      <style:text-properties style:font-name="Consolas"/>
    </style:style>
    <style:style style:name="P408" style:parent-style-name="Normal" style:family="paragraph">
      <style:text-properties style:font-name="Consolas"/>
    </style:style>
    <style:style style:name="P409" style:parent-style-name="Normal" style:family="paragraph">
      <style:text-properties style:font-name="Consolas"/>
    </style:style>
    <style:style style:name="P410" style:parent-style-name="Normal" style:family="paragraph">
      <style:text-properties style:font-name="Consolas"/>
    </style:style>
    <style:style style:name="P411" style:parent-style-name="Normal" style:family="paragraph">
      <style:text-properties style:font-name="Consolas"/>
    </style:style>
    <style:style style:name="P412" style:parent-style-name="ListParagraph" style:family="paragraph"/>
    <style:style style:name="T413"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14"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41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1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41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41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419" style:parent-style-name="Normal" style:family="paragraph">
      <style:text-properties style:font-name="Consolas"/>
    </style:style>
    <style:style style:name="P420" style:parent-style-name="Normal" style:family="paragraph">
      <style:text-properties style:font-name="Consolas"/>
    </style:style>
    <style:style style:name="P421" style:parent-style-name="Normal" style:family="paragraph">
      <style:text-properties style:font-name="Consolas"/>
    </style:style>
    <style:style style:name="P422" style:parent-style-name="Normal" style:family="paragraph">
      <style:text-properties style:font-name="Consolas"/>
    </style:style>
    <style:style style:name="P423" style:parent-style-name="Normal" style:family="paragraph">
      <style:text-properties style:font-name="Consolas"/>
    </style:style>
    <style:style style:name="P424" style:parent-style-name="Normal" style:family="paragraph">
      <style:text-properties style:font-name="Consolas"/>
    </style:style>
    <style:style style:name="P425" style:parent-style-name="Normal" style:family="paragraph">
      <style:text-properties style:font-name="Consolas"/>
    </style:style>
    <style:style style:name="P426" style:parent-style-name="Normal" style:family="paragraph">
      <style:text-properties style:font-name="Consolas"/>
    </style:style>
    <style:style style:name="P427" style:parent-style-name="Normal" style:family="paragraph">
      <style:text-properties style:font-name="Consolas"/>
    </style:style>
    <style:style style:name="P428" style:parent-style-name="Normal" style:family="paragraph">
      <style:text-properties style:font-name="Consolas"/>
    </style:style>
    <style:style style:name="P429" style:parent-style-name="Normal" style:family="paragraph">
      <style:text-properties style:font-name="Consolas"/>
    </style:style>
    <style:style style:name="P430" style:parent-style-name="Normal" style:family="paragraph">
      <style:paragraph-properties style:vertical-align="auto" fo:margin-bottom="0in"/>
      <style:text-properties style:font-name="Consolas" style:font-name-asian="Times New Roman" fo:hyphenate="true"/>
    </style:style>
    <style:style style:name="P431" style:parent-style-name="Normal" style:family="paragraph">
      <style:text-properties style:font-name="Consolas"/>
    </style:style>
    <style:style style:name="P432" style:parent-style-name="Normal" style:family="paragraph">
      <style:text-properties style:font-name="Consolas"/>
    </style:style>
    <style:style style:name="P433" style:parent-style-name="Normal" style:family="paragraph">
      <style:text-properties style:font-name="Consolas"/>
    </style:style>
    <style:style style:name="P434" style:parent-style-name="ListParagraph" style:family="paragraph"/>
    <style:style style:name="T43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436" style:parent-style-name="Normal" style:family="paragraph">
      <style:text-properties style:font-name="Consolas"/>
    </style:style>
    <style:style style:name="P437" style:parent-style-name="Normal" style:family="paragraph">
      <style:text-properties style:font-name="Consolas"/>
    </style:style>
    <style:style style:name="P438" style:parent-style-name="Normal" style:family="paragraph">
      <style:text-properties style:font-name="Consolas"/>
    </style:style>
    <style:style style:name="P439" style:parent-style-name="Normal" style:family="paragraph">
      <style:text-properties style:font-name="Consolas"/>
    </style:style>
    <style:style style:name="P440" style:parent-style-name="Normal" style:family="paragraph">
      <style:text-properties style:font-name="Consolas"/>
    </style:style>
    <style:style style:name="P441" style:parent-style-name="Normal" style:family="paragraph">
      <style:text-properties style:font-name="Consolas"/>
    </style:style>
    <style:style style:name="P442" style:parent-style-name="Normal" style:family="paragraph">
      <style:text-properties style:font-name="Consolas"/>
    </style:style>
    <style:style style:name="P443" style:parent-style-name="Normal" style:family="paragraph">
      <style:text-properties style:font-name="Consolas"/>
    </style:style>
    <style:style style:name="P444" style:parent-style-name="Normal" style:family="paragraph">
      <style:text-properties style:font-name="Consolas"/>
    </style:style>
    <style:style style:name="P445" style:parent-style-name="Normal" style:family="paragraph">
      <style:text-properties style:font-name="Consolas"/>
    </style:style>
    <style:style style:name="P446" style:parent-style-name="Normal" style:family="paragraph">
      <style:text-properties style:font-name="Consolas"/>
    </style:style>
    <style:style style:name="P447" style:parent-style-name="Normal" style:family="paragraph">
      <style:text-properties style:font-name="Consolas"/>
    </style:style>
    <style:style style:name="P448" style:parent-style-name="Normal" style:family="paragraph">
      <style:text-properties style:font-name="Consolas"/>
    </style:style>
    <style:style style:name="P449" style:parent-style-name="Normal" style:family="paragraph">
      <style:text-properties style:font-name="Consolas"/>
    </style:style>
    <style:style style:name="P450" style:parent-style-name="Normal" style:family="paragraph">
      <style:text-properties style:font-name="Consolas"/>
    </style:style>
    <style:style style:name="P451" style:parent-style-name="Normal" style:family="paragraph">
      <style:text-properties style:font-name="Consolas"/>
    </style:style>
    <style:style style:name="P452" style:parent-style-name="Normal" style:family="paragraph">
      <style:text-properties style:font-name="Consolas"/>
    </style:style>
    <style:style style:name="P453" style:parent-style-name="Normal" style:family="paragraph">
      <style:text-properties style:font-name="Consolas"/>
    </style:style>
    <style:style style:name="P454" style:parent-style-name="Normal" style:family="paragraph">
      <style:text-properties style:font-name="Consolas"/>
    </style:style>
    <style:style style:name="P455" style:parent-style-name="Normal" style:family="paragraph">
      <style:text-properties style:font-name="Consolas"/>
    </style:style>
    <style:style style:name="P456" style:parent-style-name="Normal" style:family="paragraph">
      <style:text-properties style:font-name="Consolas"/>
    </style:style>
    <style:style style:name="P457" style:parent-style-name="Normal" style:family="paragraph">
      <style:text-properties style:font-name="Consolas"/>
    </style:style>
    <style:style style:name="P458" style:parent-style-name="Normal" style:family="paragraph">
      <style:text-properties style:font-name="Consolas"/>
    </style:style>
    <style:style style:name="P459" style:parent-style-name="Normal" style:family="paragraph">
      <style:text-properties style:font-name="Consolas"/>
    </style:style>
    <style:style style:name="P460" style:parent-style-name="Normal" style:family="paragraph">
      <style:text-properties style:font-name="Consolas"/>
    </style:style>
    <style:style style:name="P461" style:parent-style-name="Normal" style:family="paragraph">
      <style:text-properties style:font-name="Consolas"/>
    </style:style>
    <style:style style:name="P462" style:parent-style-name="Normal" style:family="paragraph">
      <style:text-properties style:font-name="Consolas"/>
    </style:style>
    <style:style style:name="P463" style:parent-style-name="Normal" style:family="paragraph">
      <style:text-properties style:font-name="Consolas"/>
    </style:style>
    <style:style style:name="P464" style:parent-style-name="Normal" style:family="paragraph">
      <style:text-properties style:font-name="Consolas"/>
    </style:style>
    <style:style style:name="P465" style:parent-style-name="Normal" style:family="paragraph">
      <style:text-properties style:font-name="Consolas"/>
    </style:style>
    <style:style style:name="P466" style:parent-style-name="Normal" style:family="paragraph">
      <style:text-properties style:font-name="Consolas"/>
    </style:style>
    <style:style style:name="P467" style:parent-style-name="Normal" style:family="paragraph">
      <style:text-properties style:font-name="Consolas"/>
    </style:style>
    <style:style style:name="P468" style:parent-style-name="Normal" style:family="paragraph">
      <style:text-properties style:font-name="Consolas"/>
    </style:style>
    <style:style style:name="P469" style:parent-style-name="Normal" style:family="paragraph">
      <style:text-properties style:font-name="Consolas"/>
    </style:style>
    <style:style style:name="P47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71" style:parent-style-name="Normal" style:family="paragraph">
      <style:text-properties style:font-name="Consolas"/>
    </style:style>
    <style:style style:name="P472" style:parent-style-name="Normal" style:family="paragraph">
      <style:text-properties style:font-name="Consolas"/>
    </style:style>
    <style:style style:name="P473" style:parent-style-name="Normal" style:family="paragraph">
      <style:text-properties style:font-name="Consolas"/>
    </style:style>
    <style:style style:name="P474" style:parent-style-name="Normal" style:family="paragraph">
      <style:text-properties style:font-name="Consolas"/>
    </style:style>
    <style:style style:name="P475" style:parent-style-name="Normal" style:family="paragraph">
      <style:text-properties style:font-name="Consolas"/>
    </style:style>
    <style:style style:name="P476" style:parent-style-name="Normal" style:family="paragraph">
      <style:text-properties style:font-name="Consolas"/>
    </style:style>
    <style:style style:name="P477" style:parent-style-name="Normal" style:family="paragraph">
      <style:text-properties style:font-name="Consolas"/>
    </style:style>
    <style:style style:name="P478" style:parent-style-name="Normal" style:family="paragraph">
      <style:text-properties style:font-name="Consolas"/>
    </style:style>
    <style:style style:name="P479" style:parent-style-name="Normal" style:family="paragraph">
      <style:text-properties style:font-name="Consolas"/>
    </style:style>
    <style:style style:name="P480" style:parent-style-name="Normal" style:family="paragraph">
      <style:text-properties style:font-name="Consolas"/>
    </style:style>
    <style:style style:name="P481" style:parent-style-name="Normal" style:family="paragraph">
      <style:text-properties style:font-name="Consolas"/>
    </style:style>
    <style:style style:name="P482" style:parent-style-name="Normal" style:family="paragraph">
      <style:text-properties style:font-name="Consolas"/>
    </style:style>
    <style:style style:name="P483" style:parent-style-name="Normal" style:family="paragraph">
      <style:text-properties style:font-name="Consolas"/>
    </style:style>
    <style:style style:name="P484" style:parent-style-name="Normal" style:family="paragraph">
      <style:text-properties style:font-name="Consolas"/>
    </style:style>
    <style:style style:name="P485" style:parent-style-name="Normal" style:family="paragraph">
      <style:text-properties style:font-name="Consolas"/>
    </style:style>
    <style:style style:name="P486" style:parent-style-name="Normal" style:family="paragraph">
      <style:text-properties style:font-name="Consolas"/>
    </style:style>
    <style:style style:name="P487" style:parent-style-name="Normal" style:family="paragraph">
      <style:text-properties style:font-name="Consolas"/>
    </style:style>
    <style:style style:name="P488" style:parent-style-name="Normal" style:family="paragraph">
      <style:text-properties style:font-name="Consolas"/>
    </style:style>
    <style:style style:name="P489" style:parent-style-name="Normal" style:family="paragraph">
      <style:text-properties style:font-name="Consolas"/>
    </style:style>
    <style:style style:name="P490" style:parent-style-name="Normal" style:family="paragraph">
      <style:text-properties style:font-name="Consolas"/>
    </style:style>
    <style:style style:name="P491" style:parent-style-name="Normal" style:family="paragraph">
      <style:text-properties style:font-name="Consolas"/>
    </style:style>
    <style:style style:name="P492" style:parent-style-name="Normal" style:family="paragraph">
      <style:text-properties style:font-name="Consolas"/>
    </style:style>
    <style:style style:name="P493" style:parent-style-name="Normal" style:family="paragraph">
      <style:text-properties style:font-name="Consolas"/>
    </style:style>
    <style:style style:name="P494" style:parent-style-name="Normal" style:family="paragraph">
      <style:text-properties style:font-name="Consolas"/>
    </style:style>
    <style:style style:name="P495" style:parent-style-name="Normal" style:family="paragraph">
      <style:text-properties style:font-name="Consolas"/>
    </style:style>
    <style:style style:name="P496" style:parent-style-name="Normal" style:family="paragraph">
      <style:text-properties style:font-name="Consolas"/>
    </style:style>
    <style:style style:name="P497" style:parent-style-name="Normal" style:family="paragraph">
      <style:text-properties style:font-name="Consolas"/>
    </style:style>
    <style:style style:name="P498" style:parent-style-name="Normal" style:family="paragraph">
      <style:text-properties style:font-name="Consolas"/>
    </style:style>
    <style:style style:name="P499" style:parent-style-name="Normal" style:family="paragraph">
      <style:text-properties style:font-name="Consolas"/>
    </style:style>
    <style:style style:name="P500" style:parent-style-name="Normal" style:family="paragraph">
      <style:text-properties style:font-name="Consolas"/>
    </style:style>
    <style:style style:name="P501" style:parent-style-name="Normal" style:family="paragraph">
      <style:text-properties style:font-name="Consolas"/>
    </style:style>
    <style:style style:name="P502" style:parent-style-name="Normal" style:family="paragraph">
      <style:text-properties style:font-name="Consolas"/>
    </style:style>
    <style:style style:name="P503" style:parent-style-name="Normal" style:family="paragraph">
      <style:text-properties style:font-name="Consolas"/>
    </style:style>
    <style:style style:name="P504" style:parent-style-name="Normal" style:family="paragraph">
      <style:text-properties style:font-name="Consolas"/>
    </style:style>
    <style:style style:name="P505" style:parent-style-name="Normal" style:family="paragraph">
      <style:text-properties style:font-name="Consolas"/>
    </style:style>
    <style:style style:name="P506"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507" style:parent-style-name="Normal" style:family="paragraph">
      <style:text-properties style:font-name="Consolas"/>
    </style:style>
    <style:style style:name="P508" style:parent-style-name="Normal" style:family="paragraph">
      <style:text-properties style:font-name="Consolas"/>
    </style:style>
    <style:style style:name="P509" style:parent-style-name="Normal" style:family="paragraph">
      <style:text-properties style:font-name="Consolas"/>
    </style:style>
    <style:style style:name="P510" style:parent-style-name="Normal" style:family="paragraph">
      <style:text-properties style:font-name="Consolas"/>
    </style:style>
    <style:style style:name="T511" style:parent-style-name="DefaultParagraphFont" style:family="text">
      <style:text-properties style:font-name="Consolas"/>
    </style:style>
    <style:style style:name="T512" style:parent-style-name="DefaultParagraphFont" style:family="text">
      <style:text-properties style:font-name="Consolas" fo:background-color="#C0C0C0"/>
    </style:style>
    <style:style style:name="T513" style:parent-style-name="DefaultParagraphFont" style:family="text">
      <style:text-properties style:font-name="Consolas"/>
    </style:style>
    <style:style style:name="P514" style:parent-style-name="Normal" style:family="paragraph">
      <style:text-properties style:font-name="Consolas"/>
    </style:style>
    <style:style style:name="P515" style:parent-style-name="Normal" style:family="paragraph">
      <style:text-properties style:font-name="Consolas"/>
    </style:style>
    <style:style style:name="P516" style:parent-style-name="Normal" style:family="paragraph">
      <style:text-properties style:font-name="Consolas"/>
    </style:style>
    <style:style style:name="T517" style:parent-style-name="DefaultParagraphFont" style:family="text">
      <style:text-properties style:font-name="Consolas"/>
    </style:style>
    <style:style style:name="T518" style:parent-style-name="DefaultParagraphFont" style:family="text">
      <style:text-properties style:font-name="Consolas" fo:background-color="#C0C0C0"/>
    </style:style>
    <style:style style:name="T519" style:parent-style-name="DefaultParagraphFont" style:family="text">
      <style:text-properties style:font-name="Consolas"/>
    </style:style>
    <style:style style:name="P520" style:parent-style-name="Normal" style:family="paragraph">
      <style:text-properties style:font-name="Consolas"/>
    </style:style>
    <style:style style:name="P521" style:parent-style-name="Normal" style:family="paragraph">
      <style:text-properties style:font-name="Consolas"/>
    </style:style>
    <style:style style:name="T522" style:parent-style-name="DefaultParagraphFont" style:family="text">
      <style:text-properties style:font-name="Consolas"/>
    </style:style>
    <style:style style:name="T523" style:parent-style-name="DefaultParagraphFont" style:family="text">
      <style:text-properties style:font-name="Consolas" fo:background-color="#C0C0C0"/>
    </style:style>
    <style:style style:name="T524" style:parent-style-name="DefaultParagraphFont" style:family="text">
      <style:text-properties style:font-name="Consolas"/>
    </style:style>
    <style:style style:name="P525" style:parent-style-name="Normal" style:family="paragraph">
      <style:text-properties style:font-name="Consolas"/>
    </style:style>
    <style:style style:name="P526" style:parent-style-name="Normal" style:family="paragraph">
      <style:text-properties style:font-name="Consolas"/>
    </style:style>
    <style:style style:name="P527" style:parent-style-name="Normal" style:family="paragraph">
      <style:text-properties style:font-name="Consolas"/>
    </style:style>
    <style:style style:name="P528"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529" style:parent-style-name="Normal" style:family="paragraph">
      <style:text-properties style:font-name="Consolas"/>
    </style:style>
    <style:style style:name="P530" style:parent-style-name="Normal" style:family="paragraph">
      <style:text-properties style:font-name="Consolas"/>
    </style:style>
    <style:style style:name="P531" style:parent-style-name="Normal" style:family="paragraph">
      <style:text-properties style:font-name="Consolas"/>
    </style:style>
    <style:style style:name="P532" style:parent-style-name="Normal" style:family="paragraph">
      <style:text-properties style:font-name="Consolas"/>
    </style:style>
    <style:style style:name="P533" style:parent-style-name="Normal" style:family="paragraph">
      <style:text-properties style:font-name="Consolas"/>
    </style:style>
    <style:style style:name="T534" style:parent-style-name="DefaultParagraphFont" style:family="text">
      <style:text-properties style:font-name="Consolas"/>
    </style:style>
    <style:style style:name="T535" style:parent-style-name="DefaultParagraphFont" style:family="text">
      <style:text-properties style:font-name="Consolas" fo:font-weight="bold" style:font-weight-asian="bold" fo:background-color="#C0C0C0"/>
    </style:style>
    <style:style style:name="T536" style:parent-style-name="DefaultParagraphFont" style:family="text">
      <style:text-properties style:font-name="Consolas" fo:font-weight="bold" style:font-weight-asian="bold" fo:background-color="#C0C0C0"/>
    </style:style>
    <style:style style:name="T537" style:parent-style-name="DefaultParagraphFont" style:family="text">
      <style:text-properties style:font-name="Consolas" fo:font-weight="bold" style:font-weight-asian="bold" fo:background-color="#C0C0C0"/>
    </style:style>
    <style:style style:name="T538" style:parent-style-name="DefaultParagraphFont" style:family="text">
      <style:text-properties style:font-name="Consolas" fo:font-weight="bold" style:font-weight-asian="bold" fo:background-color="#C0C0C0"/>
    </style:style>
    <style:style style:name="T539" style:parent-style-name="DefaultParagraphFont" style:family="text">
      <style:text-properties style:font-name="Consolas" fo:font-weight="bold" style:font-weight-asian="bold" fo:background-color="#C0C0C0"/>
    </style:style>
    <style:style style:name="T540" style:parent-style-name="DefaultParagraphFont" style:family="text">
      <style:text-properties style:font-name="Consolas"/>
    </style:style>
    <style:style style:name="P541" style:parent-style-name="Normal" style:family="paragraph">
      <style:text-properties style:font-name="Consolas"/>
    </style:style>
    <style:style style:name="P542" style:parent-style-name="Normal" style:family="paragraph">
      <style:text-properties style:font-name="Consolas"/>
    </style:style>
    <style:style style:name="P543" style:parent-style-name="Normal" style:family="paragraph">
      <style:text-properties style:font-name="Consolas"/>
    </style:style>
    <style:style style:name="P544" style:parent-style-name="Normal" style:family="paragraph">
      <style:text-properties style:font-name="Consolas"/>
    </style:style>
    <style:style style:name="P545" style:parent-style-name="Normal" style:family="paragraph">
      <style:text-properties style:font-name="Consolas"/>
    </style:style>
    <style:style style:name="P546" style:parent-style-name="Normal" style:family="paragraph">
      <style:text-properties style:font-name="Consolas"/>
    </style:style>
    <style:style style:name="P547" style:parent-style-name="Normal" style:family="paragraph">
      <style:text-properties style:font-name="Consolas"/>
    </style:style>
    <style:style style:name="P548" style:parent-style-name="Normal" style:family="paragraph">
      <style:text-properties style:font-name="Consolas"/>
    </style:style>
    <style:style style:name="P549" style:parent-style-name="Normal" style:family="paragraph">
      <style:text-properties style:font-name="Consolas"/>
    </style:style>
    <style:style style:name="P550" style:parent-style-name="Normal" style:family="paragraph">
      <style:text-properties style:font-name="Consolas"/>
    </style:style>
    <style:style style:name="P551" style:parent-style-name="Normal" style:family="paragraph">
      <style:text-properties style:font-name="Consolas"/>
    </style:style>
    <style:style style:name="P552" style:parent-style-name="Normal" style:family="paragraph">
      <style:text-properties style:font-name="Consolas"/>
    </style:style>
    <style:style style:name="P553" style:parent-style-name="Normal" style:family="paragraph">
      <style:text-properties style:font-name="Consolas"/>
    </style:style>
    <style:style style:name="P554" style:parent-style-name="Normal" style:family="paragraph">
      <style:text-properties style:font-name="Consolas"/>
    </style:style>
    <style:style style:name="P555" style:parent-style-name="Normal" style:family="paragraph">
      <style:text-properties style:font-name="Consolas"/>
    </style:style>
    <style:style style:name="P556" style:parent-style-name="Normal" style:family="paragraph">
      <style:text-properties style:font-name="Consolas"/>
    </style:style>
    <style:style style:name="P557" style:parent-style-name="Normal" style:family="paragraph">
      <style:text-properties style:font-name="Consolas"/>
    </style:style>
    <style:style style:name="P558" style:parent-style-name="Normal" style:family="paragraph">
      <style:text-properties style:font-name="Consolas"/>
    </style:style>
    <style:style style:name="P559" style:parent-style-name="Normal" style:family="paragraph">
      <style:text-properties style:font-name="Consolas"/>
    </style:style>
    <style:style style:name="P560" style:parent-style-name="Normal" style:family="paragraph">
      <style:text-properties style:font-name="Consolas"/>
    </style:style>
    <style:style style:name="P561" style:parent-style-name="Normal" style:family="paragraph">
      <style:text-properties style:font-name="Consolas"/>
    </style:style>
    <style:style style:name="P562" style:parent-style-name="Normal" style:family="paragraph">
      <style:text-properties style:font-name="Consolas"/>
    </style:style>
    <style:style style:name="P563" style:parent-style-name="Normal" style:family="paragraph">
      <style:text-properties style:font-name="Consolas"/>
    </style:style>
    <style:style style:name="P564" style:parent-style-name="Normal" style:family="paragraph">
      <style:text-properties style:font-name="Consolas"/>
    </style:style>
    <style:style style:name="P565" style:parent-style-name="Normal" style:family="paragraph">
      <style:text-properties style:font-name="Consolas"/>
    </style:style>
    <style:style style:name="P566" style:parent-style-name="Normal" style:family="paragraph">
      <style:text-properties style:font-name="Consolas"/>
    </style:style>
    <style:style style:name="P567" style:parent-style-name="Normal" style:family="paragraph">
      <style:text-properties style:font-name="Consolas"/>
    </style:style>
    <style:style style:name="P568" style:parent-style-name="Normal" style:family="paragraph">
      <style:text-properties style:font-name="Consolas"/>
    </style:style>
    <style:style style:name="P569" style:parent-style-name="Normal" style:family="paragraph">
      <style:text-properties style:font-name="Consolas"/>
    </style:style>
    <style:style style:name="P570" style:parent-style-name="Normal" style:family="paragraph">
      <style:text-properties style:font-name="Consolas"/>
    </style:style>
    <style:style style:name="P571" style:parent-style-name="Normal" style:family="paragraph">
      <style:text-properties style:font-name="Consolas"/>
    </style:style>
    <style:style style:name="T572" style:parent-style-name="DefaultParagraphFont" style:family="text">
      <style:text-properties style:font-name="Consolas"/>
    </style:style>
    <style:style style:name="T573" style:parent-style-name="DefaultParagraphFont" style:family="text">
      <style:text-properties style:font-name="Consolas" fo:background-color="#C0C0C0"/>
    </style:style>
    <style:style style:name="T574" style:parent-style-name="DefaultParagraphFont" style:family="text">
      <style:text-properties style:font-name="Consolas" fo:background-color="#C0C0C0"/>
    </style:style>
    <style:style style:name="T575" style:parent-style-name="DefaultParagraphFont" style:family="text">
      <style:text-properties style:font-name="Consolas" fo:background-color="#C0C0C0"/>
    </style:style>
    <style:style style:name="T576" style:parent-style-name="DefaultParagraphFont" style:family="text">
      <style:text-properties style:font-name="Consolas"/>
    </style:style>
    <style:style style:name="P577" style:parent-style-name="Normal" style:family="paragraph">
      <style:text-properties style:font-name="Consolas"/>
    </style:style>
    <style:style style:name="P578" style:parent-style-name="Normal" style:family="paragraph">
      <style:text-properties style:font-name="Consolas"/>
    </style:style>
    <style:style style:name="P579" style:parent-style-name="Normal" style:family="paragraph">
      <style:text-properties style:font-name="Consolas"/>
    </style:style>
    <style:style style:name="P580" style:parent-style-name="Normal" style:family="paragraph">
      <style:text-properties style:font-name="Consolas"/>
    </style:style>
    <style:style style:name="P581" style:parent-style-name="Normal" style:family="paragraph">
      <style:text-properties style:font-name="Consolas"/>
    </style:style>
    <style:style style:name="P582" style:parent-style-name="Normal" style:family="paragraph">
      <style:text-properties style:font-name="Consolas"/>
    </style:style>
    <style:style style:name="P583" style:parent-style-name="Normal" style:family="paragraph">
      <style:text-properties style:font-name="Consolas"/>
    </style:style>
    <style:style style:name="T584" style:parent-style-name="DefaultParagraphFont" style:family="text">
      <style:text-properties style:font-name="Consolas"/>
    </style:style>
    <style:style style:name="T585" style:parent-style-name="DefaultParagraphFont" style:family="text">
      <style:text-properties style:font-name="Consolas" fo:background-color="#C0C0C0"/>
    </style:style>
    <style:style style:name="T586" style:parent-style-name="DefaultParagraphFont" style:family="text">
      <style:text-properties style:font-name="Consolas"/>
    </style:style>
    <style:style style:name="P587" style:parent-style-name="Normal" style:family="paragraph">
      <style:text-properties style:font-name="Consolas"/>
    </style:style>
    <style:style style:name="P588" style:parent-style-name="Normal" style:family="paragraph">
      <style:text-properties style:font-name="Consolas"/>
    </style:style>
    <style:style style:name="P589" style:parent-style-name="Normal" style:family="paragraph">
      <style:text-properties style:font-name="Consolas"/>
    </style:style>
    <style:style style:name="P590" style:parent-style-name="Normal" style:family="paragraph">
      <style:text-properties style:font-name="Consolas"/>
    </style:style>
    <style:style style:name="P591" style:parent-style-name="Normal" style:family="paragraph">
      <style:text-properties style:font-name="Consolas"/>
    </style:style>
    <style:style style:name="P592" style:parent-style-name="Normal" style:family="paragraph">
      <style:text-properties style:font-name="Consolas"/>
    </style:style>
    <style:style style:name="P593" style:parent-style-name="Normal" style:family="paragraph">
      <style:text-properties style:font-name="Consolas"/>
    </style:style>
    <style:style style:name="P594" style:parent-style-name="Normal" style:family="paragraph">
      <style:text-properties style:font-name="Consolas"/>
    </style:style>
    <style:style style:name="P595" style:parent-style-name="Normal" style:family="paragraph">
      <style:text-properties style:font-name="Consolas"/>
    </style:style>
    <style:style style:name="P596" style:parent-style-name="Normal" style:family="paragraph">
      <style:text-properties style:font-name="Consolas"/>
    </style:style>
    <style:style style:name="P597" style:parent-style-name="Normal" style:family="paragraph">
      <style:text-properties style:font-name="Consolas"/>
    </style:style>
    <style:style style:name="P598" style:parent-style-name="Normal" style:family="paragraph">
      <style:text-properties style:font-name="Consolas"/>
    </style:style>
    <style:style style:name="P599" style:parent-style-name="Normal" style:family="paragraph">
      <style:text-properties style:font-name="Consolas"/>
    </style:style>
    <style:style style:name="P600" style:parent-style-name="Normal" style:family="paragraph">
      <style:text-properties style:font-name="Consolas"/>
    </style:style>
    <style:style style:name="P601" style:parent-style-name="Normal" style:family="paragraph">
      <style:text-properties style:font-name="Consolas"/>
    </style:style>
    <style:style style:name="P602" style:parent-style-name="Normal" style:family="paragraph">
      <style:text-properties style:font-name="Consolas"/>
    </style:style>
    <style:style style:name="P603" style:parent-style-name="Normal" style:family="paragraph">
      <style:text-properties style:font-name="Consolas"/>
    </style:style>
    <style:style style:name="P604" style:parent-style-name="Normal" style:family="paragraph">
      <style:text-properties style:font-name="Consolas"/>
    </style:style>
    <style:style style:name="P605" style:parent-style-name="Normal" style:family="paragraph">
      <style:text-properties style:font-name="Consolas"/>
    </style:style>
    <style:style style:name="P606" style:parent-style-name="Normal" style:family="paragraph">
      <style:text-properties style:font-name="Consolas"/>
    </style:style>
    <style:style style:name="P607" style:parent-style-name="Normal" style:family="paragraph">
      <style:text-properties style:font-name="Consolas"/>
    </style:style>
    <style:style style:name="P608" style:parent-style-name="Normal" style:family="paragraph">
      <style:text-properties style:font-name="Consolas"/>
    </style:style>
    <style:style style:name="P609" style:parent-style-name="Normal" style:family="paragraph">
      <style:text-properties style:font-name="Consolas"/>
    </style:style>
    <style:style style:name="P610" style:parent-style-name="Normal" style:family="paragraph">
      <style:text-properties style:font-name="Consolas"/>
    </style:style>
    <style:style style:name="P611" style:parent-style-name="Normal" style:family="paragraph">
      <style:text-properties style:font-name="Consolas"/>
    </style:style>
    <style:style style:name="P612" style:parent-style-name="Normal" style:family="paragraph">
      <style:text-properties style:font-name="Consolas"/>
    </style:style>
    <style:style style:name="P613" style:parent-style-name="Normal" style:family="paragraph">
      <style:text-properties style:font-name="Consolas"/>
    </style:style>
    <style:style style:name="P614" style:parent-style-name="Normal" style:family="paragraph">
      <style:text-properties style:font-name="Consolas"/>
    </style:style>
    <style:style style:name="P615" style:parent-style-name="Normal" style:family="paragraph">
      <style:text-properties style:font-name="Consolas"/>
    </style:style>
    <style:style style:name="T616" style:parent-style-name="DefaultParagraphFont" style:family="text">
      <style:text-properties style:font-name="Consolas"/>
    </style:style>
    <style:style style:name="T617" style:parent-style-name="DefaultParagraphFont" style:family="text">
      <style:text-properties style:font-name="Consolas" fo:background-color="#C0C0C0"/>
    </style:style>
    <style:style style:name="T618" style:parent-style-name="DefaultParagraphFont" style:family="text">
      <style:text-properties style:font-name="Consolas"/>
    </style:style>
    <style:style style:name="P619" style:parent-style-name="Normal" style:family="paragraph">
      <style:text-properties style:font-name="Consolas"/>
    </style:style>
    <style:style style:name="P620" style:parent-style-name="Normal" style:family="paragraph">
      <style:text-properties style:font-name="Consolas"/>
    </style:style>
    <style:style style:name="P621" style:parent-style-name="Normal" style:family="paragraph">
      <style:text-properties style:font-name="Consolas"/>
    </style:style>
    <style:style style:name="P622" style:parent-style-name="Normal" style:family="paragraph">
      <style:text-properties style:font-name="Consolas"/>
    </style:style>
    <style:style style:name="P623" style:parent-style-name="Normal" style:family="paragraph">
      <style:text-properties style:font-name="Consolas"/>
    </style:style>
    <style:style style:name="P624" style:parent-style-name="Normal" style:family="paragraph">
      <style:text-properties style:font-name="Consolas"/>
    </style:style>
    <style:style style:name="P625" style:parent-style-name="Normal" style:family="paragraph">
      <style:text-properties style:font-name="Consolas"/>
    </style:style>
    <style:style style:name="P626" style:parent-style-name="Normal" style:family="paragraph">
      <style:text-properties style:font-name="Consolas"/>
    </style:style>
    <style:style style:name="P627" style:parent-style-name="Normal" style:family="paragraph">
      <style:text-properties style:font-name="Consolas"/>
    </style:style>
    <style:style style:name="P628" style:parent-style-name="Normal" style:family="paragraph">
      <style:text-properties style:font-name="Consolas"/>
    </style:style>
    <style:style style:name="P629" style:parent-style-name="Normal" style:family="paragraph">
      <style:text-properties style:font-name="Consolas"/>
    </style:style>
    <style:style style:name="T630" style:parent-style-name="DefaultParagraphFont" style:family="text">
      <style:text-properties style:font-name="Consolas"/>
    </style:style>
    <style:style style:name="T631" style:parent-style-name="DefaultParagraphFont" style:family="text">
      <style:text-properties style:font-name="Consolas" fo:font-weight="bold" style:font-weight-asian="bold"/>
    </style:style>
    <style:style style:name="T632" style:parent-style-name="DefaultParagraphFont" style:family="text">
      <style:text-properties style:font-name="Consolas"/>
    </style:style>
    <style:style style:name="P633" style:parent-style-name="Normal" style:family="paragraph">
      <style:text-properties style:font-name="Consolas"/>
    </style:style>
    <style:style style:name="P634"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35" style:parent-style-name="Normal" style:family="paragraph">
      <style:text-properties style:font-name="Consolas"/>
    </style:style>
    <style:style style:name="P636"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37" style:parent-style-name="Normal" style:family="paragraph">
      <style:text-properties style:font-name="Consolas"/>
    </style:style>
    <style:style style:name="P638" style:parent-style-name="Normal" style:family="paragraph">
      <style:text-properties style:font-name="Consolas"/>
    </style:style>
    <style:style style:name="P639" style:parent-style-name="Normal" style:family="paragraph">
      <style:paragraph-properties>
        <style:tab-stops>
          <style:tab-stop style:type="left" style:position="1.8437in"/>
        </style:tab-stops>
      </style:paragraph-properties>
      <style:text-properties style:font-name="Consolas"/>
    </style:style>
    <style:style style:name="T640" style:parent-style-name="DefaultParagraphFont" style:family="text">
      <style:text-properties style:font-name="Consolas"/>
    </style:style>
    <style:style style:name="T641" style:parent-style-name="DefaultParagraphFont" style:family="text">
      <style:text-properties style:font-name="Consolas" fo:font-weight="bold" style:font-weight-asian="bold"/>
    </style:style>
    <style:style style:name="T642" style:parent-style-name="DefaultParagraphFont" style:family="text">
      <style:text-properties style:font-name="Consolas"/>
    </style:style>
    <style:style style:name="T643" style:parent-style-name="DefaultParagraphFont" style:family="text">
      <style:text-properties style:font-name="Consolas"/>
    </style:style>
    <style:style style:name="T644" style:parent-style-name="DefaultParagraphFont" style:family="text">
      <style:text-properties style:font-name="Consolas" fo:font-weight="bold" style:font-weight-asian="bold"/>
    </style:style>
    <style:style style:name="T645" style:parent-style-name="DefaultParagraphFont" style:family="text">
      <style:text-properties style:font-name="Consolas"/>
    </style:style>
    <style:style style:name="P646" style:parent-style-name="ListParagraph" style:family="paragraph">
      <style:paragraph-properties>
        <style:tab-stops>
          <style:tab-stop style:type="left" style:position="1.3437in"/>
        </style:tab-stops>
      </style:paragraph-properties>
    </style:style>
    <style:style style:name="T64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4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4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5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651" style:parent-style-name="Normal" style:family="paragraph">
      <style:paragraph-properties>
        <style:tab-stops>
          <style:tab-stop style:type="left" style:position="1.8437in"/>
        </style:tab-stops>
      </style:paragraph-properties>
      <style:text-properties style:font-name="Consolas"/>
    </style:style>
    <style:style style:name="P652" style:parent-style-name="Normal" style:family="paragraph">
      <style:paragraph-properties>
        <style:tab-stops>
          <style:tab-stop style:type="left" style:position="1.8437in"/>
        </style:tab-stops>
      </style:paragraph-properties>
    </style:style>
    <style:style style:name="T653" style:parent-style-name="DefaultParagraphFont" style:family="text">
      <style:text-properties style:font-name="Consolas" fo:font-weight="bold" style:font-weight-asian="bold"/>
    </style:style>
    <style:style style:name="T654" style:parent-style-name="DefaultParagraphFont" style:family="text">
      <style:text-properties style:font-name="Consolas"/>
    </style:style>
    <style:style style:name="P655"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56" style:parent-style-name="Normal" style:family="paragraph">
      <style:paragraph-properties>
        <style:tab-stops>
          <style:tab-stop style:type="left" style:position="1.8437in"/>
        </style:tab-stops>
      </style:paragraph-properties>
      <style:text-properties style:font-name="Consolas"/>
    </style:style>
    <style:style style:name="P657" style:parent-style-name="Normal" style:family="paragraph">
      <style:paragraph-properties>
        <style:tab-stops>
          <style:tab-stop style:type="left" style:position="1.8437in"/>
        </style:tab-stops>
      </style:paragraph-properties>
      <style:text-properties style:font-name="Consolas"/>
    </style:style>
    <style:style style:name="P658" style:parent-style-name="Normal" style:family="paragraph">
      <style:text-properties style:font-name="Consolas"/>
    </style:style>
    <style:style style:name="T659" style:parent-style-name="DefaultParagraphFont" style:family="text">
      <style:text-properties style:font-name="Consolas"/>
    </style:style>
    <style:style style:name="P660" style:parent-style-name="Normal" style:family="paragraph">
      <style:text-properties style:font-name="Consolas"/>
    </style:style>
    <style:style style:name="T661" style:parent-style-name="DefaultParagraphFont" style:family="text">
      <style:text-properties style:font-name="Consolas"/>
    </style:style>
    <style:style style:name="P662" style:parent-style-name="Normal" style:family="paragraph">
      <style:text-properties style:font-name="Consolas"/>
    </style:style>
    <style:style style:name="P663" style:parent-style-name="Normal" style:family="paragraph">
      <style:text-properties style:font-name="Consolas"/>
    </style:style>
    <style:style style:name="P664" style:parent-style-name="Normal" style:family="paragraph">
      <style:paragraph-properties>
        <style:tab-stops>
          <style:tab-stop style:type="left" style:position="1.8437in"/>
        </style:tab-stops>
      </style:paragraph-properties>
      <style:text-properties style:font-name="Consolas"/>
    </style:style>
    <style:style style:name="P665"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66" style:parent-style-name="Normal" style:family="paragraph">
      <style:paragraph-properties>
        <style:tab-stops>
          <style:tab-stop style:type="left" style:position="1.8437in"/>
        </style:tab-stops>
      </style:paragraph-properties>
    </style:style>
    <style:style style:name="T667" style:parent-style-name="DefaultParagraphFont" style:family="text">
      <style:text-properties style:font-name="Consolas" fo:background-color="#C0C0C0"/>
    </style:style>
    <style:style style:name="T668" style:parent-style-name="DefaultParagraphFont" style:family="text">
      <style:text-properties style:font-name="Consolas"/>
    </style:style>
    <style:style style:name="P669" style:parent-style-name="Normal" style:family="paragraph">
      <style:paragraph-properties>
        <style:tab-stops>
          <style:tab-stop style:type="left" style:position="1.8437in"/>
        </style:tab-stops>
      </style:paragraph-properties>
      <style:text-properties style:font-name="Consolas"/>
    </style:style>
    <style:style style:name="P670" style:parent-style-name="Normal" style:family="paragraph">
      <style:paragraph-properties>
        <style:tab-stops>
          <style:tab-stop style:type="left" style:position="1.8437in"/>
        </style:tab-stops>
      </style:paragraph-properties>
      <style:text-properties style:font-name="Consolas"/>
    </style:style>
    <style:style style:name="P671" style:parent-style-name="Normal" style:family="paragraph">
      <style:paragraph-properties>
        <style:tab-stops>
          <style:tab-stop style:type="left" style:position="1.8437in"/>
        </style:tab-stops>
      </style:paragraph-properties>
      <style:text-properties style:font-name="Consolas"/>
    </style:style>
    <style:style style:name="P672" style:parent-style-name="Normal" style:family="paragraph">
      <style:paragraph-properties>
        <style:tab-stops>
          <style:tab-stop style:type="left" style:position="1.8437in"/>
        </style:tab-stops>
      </style:paragraph-properties>
      <style:text-properties style:font-name="Consolas"/>
    </style:style>
    <style:style style:name="P673" style:parent-style-name="Normal" style:family="paragraph">
      <style:paragraph-properties>
        <style:tab-stops>
          <style:tab-stop style:type="left" style:position="1.8437in"/>
        </style:tab-stops>
      </style:paragraph-properties>
      <style:text-properties style:font-name="Consolas"/>
    </style:style>
    <style:style style:name="P674" style:parent-style-name="Normal" style:family="paragraph">
      <style:paragraph-properties>
        <style:tab-stops>
          <style:tab-stop style:type="left" style:position="1.8437in"/>
        </style:tab-stops>
      </style:paragraph-properties>
      <style:text-properties style:font-name="Consolas"/>
    </style:style>
    <style:style style:name="P675" style:parent-style-name="Normal" style:family="paragraph">
      <style:paragraph-properties>
        <style:tab-stops>
          <style:tab-stop style:type="left" style:position="1.8437in"/>
        </style:tab-stops>
      </style:paragraph-properties>
      <style:text-properties style:font-name="Consolas"/>
    </style:style>
    <style:style style:name="P676" style:parent-style-name="Normal" style:family="paragraph">
      <style:paragraph-properties>
        <style:tab-stops>
          <style:tab-stop style:type="left" style:position="1.8437in"/>
        </style:tab-stops>
      </style:paragraph-properties>
      <style:text-properties style:font-name="Consolas"/>
    </style:style>
    <style:style style:name="P677" style:parent-style-name="Normal" style:family="paragraph">
      <style:paragraph-properties>
        <style:tab-stops>
          <style:tab-stop style:type="left" style:position="1.8437in"/>
        </style:tab-stops>
      </style:paragraph-properties>
      <style:text-properties style:font-name="Consolas"/>
    </style:style>
    <style:style style:name="P678" style:parent-style-name="Normal" style:family="paragraph">
      <style:paragraph-properties>
        <style:tab-stops>
          <style:tab-stop style:type="left" style:position="1.8437in"/>
        </style:tab-stops>
      </style:paragraph-properties>
      <style:text-properties style:font-name="Consolas"/>
    </style:style>
    <style:style style:name="P679" style:parent-style-name="Normal" style:family="paragraph">
      <style:paragraph-properties>
        <style:tab-stops>
          <style:tab-stop style:type="left" style:position="1.8437in"/>
        </style:tab-stops>
      </style:paragraph-properties>
      <style:text-properties style:font-name="Consolas"/>
    </style:style>
    <style:style style:name="P680" style:parent-style-name="Normal" style:family="paragraph">
      <style:paragraph-properties>
        <style:tab-stops>
          <style:tab-stop style:type="left" style:position="1.8437in"/>
        </style:tab-stops>
      </style:paragraph-properties>
      <style:text-properties style:font-name="Consolas"/>
    </style:style>
    <style:style style:name="P681" style:parent-style-name="Normal" style:family="paragraph">
      <style:paragraph-properties>
        <style:tab-stops>
          <style:tab-stop style:type="left" style:position="1.8437in"/>
        </style:tab-stops>
      </style:paragraph-properties>
      <style:text-properties style:font-name="Consolas"/>
    </style:style>
    <style:style style:name="P682"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83" style:parent-style-name="Normal" style:family="paragraph">
      <style:text-properties style:font-name="Consolas"/>
    </style:style>
    <style:style style:name="P684" style:parent-style-name="Normal" style:family="paragraph">
      <style:text-properties style:font-name="Consolas"/>
    </style:style>
    <style:style style:name="P685" style:parent-style-name="Normal" style:family="paragraph">
      <style:text-properties style:font-name="Consolas"/>
    </style:style>
    <style:style style:name="P686" style:parent-style-name="Normal" style:family="paragraph">
      <style:text-properties style:font-name="Consolas"/>
    </style:style>
    <style:style style:name="P687" style:parent-style-name="Normal" style:family="paragraph">
      <style:text-properties style:font-name="Consolas"/>
    </style:style>
    <style:style style:name="P688" style:parent-style-name="Normal" style:family="paragraph">
      <style:text-properties style:font-name="Consolas"/>
    </style:style>
    <style:style style:name="P689" style:parent-style-name="Normal" style:family="paragraph">
      <style:text-properties style:font-name="Consolas"/>
    </style:style>
    <style:style style:name="P690" style:parent-style-name="Normal" style:family="paragraph">
      <style:text-properties style:font-name="Consolas"/>
    </style:style>
    <style:style style:name="P691" style:parent-style-name="Normal" style:family="paragraph">
      <style:text-properties style:font-name="Consolas"/>
    </style:style>
    <style:style style:name="P692" style:parent-style-name="Normal" style:family="paragraph">
      <style:text-properties style:font-name="Consolas"/>
    </style:style>
    <style:style style:name="P693" style:parent-style-name="Normal" style:family="paragraph">
      <style:text-properties style:font-name="Consolas"/>
    </style:style>
    <style:style style:name="P694" style:parent-style-name="Normal" style:family="paragraph">
      <style:text-properties style:font-name="Consolas"/>
    </style:style>
    <style:style style:name="P695" style:parent-style-name="Normal" style:family="paragraph">
      <style:text-properties style:font-name="Consolas"/>
    </style:style>
    <style:style style:name="P696" style:parent-style-name="ListParagraph" style:family="paragraph"/>
    <style:style style:name="T69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9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9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0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70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702"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703" style:parent-style-name="Normal" style:family="paragraph">
      <style:text-properties style:font-name="Consolas"/>
    </style:style>
    <style:style style:name="P704" style:parent-style-name="Normal" style:family="paragraph">
      <style:text-properties style:font-name="Consolas"/>
    </style:style>
    <style:style style:name="P705" style:parent-style-name="Normal" style:family="paragraph">
      <style:text-properties style:font-name="Consolas"/>
    </style:style>
    <style:style style:name="P706" style:parent-style-name="Normal" style:family="paragraph">
      <style:text-properties style:font-name="Consolas"/>
    </style:style>
    <style:style style:name="P707" style:parent-style-name="Normal" style:family="paragraph">
      <style:text-properties style:font-name="Consolas"/>
    </style:style>
    <style:style style:name="P708" style:parent-style-name="Normal" style:family="paragraph">
      <style:text-properties style:font-name="Consolas"/>
    </style:style>
    <style:style style:name="P709" style:parent-style-name="Normal" style:family="paragraph">
      <style:text-properties style:font-name="Consolas"/>
    </style:style>
    <style:style style:name="P710" style:parent-style-name="Normal" style:family="paragraph">
      <style:text-properties style:font-name="Consolas"/>
    </style:style>
    <style:style style:name="P711" style:parent-style-name="Normal" style:family="paragraph">
      <style:text-properties style:font-name="Consolas"/>
    </style:style>
    <style:style style:name="P712" style:parent-style-name="Normal" style:family="paragraph">
      <style:text-properties style:font-name="Consolas"/>
    </style:style>
    <style:style style:name="P713" style:parent-style-name="Normal" style:family="paragraph">
      <style:text-properties style:font-name="Consolas"/>
    </style:style>
    <style:style style:name="P714" style:parent-style-name="ListParagraph" style:family="paragraph">
      <style:text-properties style:font-name="Consolas"/>
    </style:style>
    <style:style style:name="T71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1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71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1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719" style:parent-style-name="Normal" style:family="paragraph">
      <style:text-properties style:font-name="Consolas"/>
    </style:style>
    <style:style style:name="P720" style:parent-style-name="Normal" style:family="paragraph">
      <style:text-properties style:font-name="Consolas"/>
    </style:style>
    <style:style style:name="P721" style:parent-style-name="Normal" style:family="paragraph">
      <style:text-properties style:font-name="Consolas"/>
    </style:style>
    <style:style style:name="P722" style:parent-style-name="Normal" style:family="paragraph">
      <style:text-properties style:font-name="Consolas"/>
    </style:style>
    <style:style style:name="P723" style:parent-style-name="Normal" style:family="paragraph">
      <style:text-properties style:font-name="Consolas"/>
    </style:style>
    <style:style style:name="P724" style:parent-style-name="Normal" style:family="paragraph">
      <style:text-properties style:font-name="Consolas"/>
    </style:style>
    <style:style style:name="P725" style:parent-style-name="Normal" style:family="paragraph">
      <style:text-properties style:font-name="Consolas"/>
    </style:style>
    <style:style style:name="P726" style:parent-style-name="Normal" style:family="paragraph">
      <style:text-properties style:font-name="Consolas"/>
    </style:style>
    <style:style style:name="P727" style:parent-style-name="Normal" style:family="paragraph">
      <style:text-properties style:font-name="Consolas"/>
    </style:style>
    <style:style style:name="P728" style:parent-style-name="Normal" style:family="paragraph">
      <style:text-properties style:font-name="Consolas"/>
    </style:style>
    <style:style style:name="P729" style:parent-style-name="Normal" style:family="paragraph">
      <style:text-properties style:font-name="Consolas"/>
    </style:style>
    <style:style style:name="P730" style:parent-style-name="Normal" style:family="paragraph">
      <style:text-properties style:font-name="Consolas"/>
    </style:style>
    <style:style style:name="P731" style:parent-style-name="Normal" style:family="paragraph">
      <style:text-properties style:font-name="Consolas"/>
    </style:style>
    <style:style style:name="P732" style:parent-style-name="Normal" style:family="paragraph">
      <style:text-properties style:font-name="Consolas"/>
    </style:style>
    <style:style style:name="P733" style:parent-style-name="Normal" style:family="paragraph">
      <style:text-properties style:font-name="Consolas"/>
    </style:style>
    <style:style style:name="P734" style:parent-style-name="Normal" style:family="paragraph">
      <style:text-properties style:font-name="Consolas"/>
    </style:style>
    <style:style style:name="P735" style:parent-style-name="Normal" style:family="paragraph">
      <style:text-properties style:font-name="Consolas"/>
    </style:style>
    <style:style style:name="P736" style:parent-style-name="Normal" style:family="paragraph">
      <style:text-properties style:font-name="Consolas"/>
    </style:style>
    <style:style style:name="P737" style:parent-style-name="Normal" style:family="paragraph">
      <style:text-properties style:font-name="Consolas"/>
    </style:style>
    <style:style style:name="P738" style:parent-style-name="Normal" style:family="paragraph">
      <style:text-properties style:font-name="Consolas"/>
    </style:style>
    <style:style style:name="P739" style:parent-style-name="Normal" style:family="paragraph">
      <style:text-properties style:font-name="Consolas"/>
    </style:style>
    <style:style style:name="P740" style:parent-style-name="Normal" style:family="paragraph">
      <style:text-properties style:font-name="Consolas"/>
    </style:style>
    <style:style style:name="P741" style:parent-style-name="Normal" style:family="paragraph">
      <style:text-properties style:font-name="Consolas"/>
    </style:style>
    <style:style style:name="P742" style:parent-style-name="Normal" style:family="paragraph">
      <style:text-properties style:font-name="Consolas"/>
    </style:style>
    <style:style style:name="P743" style:parent-style-name="Normal" style:family="paragraph">
      <style:text-properties style:font-name="Consolas"/>
    </style:style>
    <style:style style:name="P744" style:parent-style-name="Normal" style:family="paragraph">
      <style:text-properties style:font-name="Consolas"/>
    </style:style>
    <style:style style:name="P745" style:parent-style-name="Normal" style:family="paragraph">
      <style:text-properties style:font-name="Consolas"/>
    </style:style>
    <style:style style:name="P746" style:parent-style-name="Normal" style:family="paragraph">
      <style:text-properties style:font-name="Consolas"/>
    </style:style>
    <style:style style:name="P747" style:parent-style-name="Normal" style:family="paragraph">
      <style:text-properties style:font-name="Consolas"/>
    </style:style>
    <style:style style:name="P748" style:parent-style-name="Normal" style:family="paragraph">
      <style:text-properties style:font-name="Consolas"/>
    </style:style>
    <style:style style:name="P749" style:parent-style-name="Normal" style:family="paragraph">
      <style:text-properties style:font-name="Consolas"/>
    </style:style>
    <style:style style:name="P750" style:parent-style-name="Normal" style:family="paragraph">
      <style:text-properties style:font-name="Consolas"/>
    </style:style>
    <style:style style:name="P751" style:parent-style-name="Normal" style:family="paragraph">
      <style:text-properties style:font-name="Consolas"/>
    </style:style>
    <style:style style:name="P752" style:parent-style-name="Normal" style:family="paragraph">
      <style:text-properties style:font-name="Consolas"/>
    </style:style>
    <style:style style:name="P753" style:parent-style-name="Normal" style:family="paragraph">
      <style:text-properties style:font-name="Consolas"/>
    </style:style>
    <style:style style:name="P754" style:parent-style-name="Normal" style:family="paragraph">
      <style:text-properties style:font-name="Consolas"/>
    </style:style>
    <style:style style:name="P755" style:parent-style-name="Normal" style:family="paragraph">
      <style:text-properties style:font-name="Consolas"/>
    </style:style>
    <style:style style:name="P756" style:parent-style-name="Normal" style:family="paragraph">
      <style:text-properties style:font-name="Consolas"/>
    </style:style>
    <style:style style:name="P757" style:parent-style-name="Normal" style:family="paragraph">
      <style:text-properties style:font-name="Consolas"/>
    </style:style>
    <style:style style:name="P758" style:parent-style-name="Normal" style:family="paragraph">
      <style:text-properties style:font-name="Consolas"/>
    </style:style>
    <style:style style:name="P759" style:parent-style-name="Normal" style:family="paragraph">
      <style:text-properties style:font-name="Consolas"/>
    </style:style>
    <style:style style:name="P760" style:parent-style-name="Normal" style:family="paragraph">
      <style:text-properties style:font-name="Consolas"/>
    </style:style>
    <style:style style:name="P761" style:parent-style-name="Normal" style:family="paragraph">
      <style:text-properties style:font-name="Consolas"/>
    </style:style>
    <style:style style:name="P762" style:parent-style-name="Normal" style:family="paragraph">
      <style:text-properties style:font-name="Consolas"/>
    </style:style>
    <style:style style:name="P763" style:parent-style-name="Normal" style:family="paragraph">
      <style:text-properties style:font-name="Consolas"/>
    </style:style>
    <style:style style:name="P764" style:parent-style-name="Normal" style:family="paragraph">
      <style:text-properties style:font-name="Consolas"/>
    </style:style>
    <style:style style:name="P765" style:parent-style-name="Normal" style:family="paragraph">
      <style:text-properties style:font-name="Consolas"/>
    </style:style>
    <style:style style:name="P766" style:parent-style-name="Normal" style:family="paragraph">
      <style:text-properties style:font-name="Consolas"/>
    </style:style>
    <style:style style:name="P767" style:parent-style-name="Normal" style:family="paragraph">
      <style:text-properties style:font-name="Consolas"/>
    </style:style>
    <style:style style:name="P768" style:parent-style-name="Normal" style:family="paragraph">
      <style:text-properties style:font-name="Consolas"/>
    </style:style>
    <style:style style:name="P769" style:parent-style-name="Normal" style:family="paragraph">
      <style:text-properties style:font-name="Consolas"/>
    </style:style>
    <style:style style:name="P770" style:parent-style-name="Normal" style:family="paragraph">
      <style:text-properties style:font-name="Consolas"/>
    </style:style>
    <style:style style:name="P771" style:parent-style-name="Normal" style:family="paragraph">
      <style:text-properties style:font-name="Consolas"/>
    </style:style>
    <style:style style:name="P772" style:parent-style-name="Normal" style:family="paragraph">
      <style:text-properties style:font-name="Consolas"/>
    </style:style>
    <style:style style:name="P773" style:parent-style-name="Normal" style:family="paragraph">
      <style:text-properties style:font-name="Consolas"/>
    </style:style>
    <style:style style:name="P774" style:parent-style-name="Normal" style:family="paragraph">
      <style:text-properties style:font-name="Consolas"/>
    </style:style>
    <style:style style:name="P775" style:parent-style-name="Normal" style:family="paragraph">
      <style:text-properties style:font-name="Consolas"/>
    </style:style>
    <style:style style:name="P776" style:parent-style-name="Normal" style:family="paragraph">
      <style:text-properties style:font-name="Consolas"/>
    </style:style>
    <style:style style:name="P777" style:parent-style-name="Normal" style:family="paragraph">
      <style:text-properties style:font-name="Consolas"/>
    </style:style>
    <style:style style:name="P778" style:parent-style-name="Normal" style:family="paragraph">
      <style:text-properties style:font-name="Consolas"/>
    </style:style>
    <style:style style:name="P779" style:parent-style-name="Normal" style:family="paragraph">
      <style:text-properties style:font-name="Consolas"/>
    </style:style>
    <style:style style:name="P780" style:parent-style-name="Normal" style:family="paragraph">
      <style:text-properties style:font-name="Consolas"/>
    </style:style>
    <style:style style:name="P781" style:parent-style-name="Normal" style:family="paragraph">
      <style:text-properties style:font-name="Consolas"/>
    </style:style>
    <style:style style:name="P782" style:parent-style-name="Normal" style:family="paragraph">
      <style:text-properties style:font-name="Consolas"/>
    </style:style>
    <style:style style:name="P783" style:parent-style-name="Normal" style:family="paragraph">
      <style:text-properties style:font-name="Consolas"/>
    </style:style>
    <style:style style:name="P784" style:parent-style-name="Normal" style:family="paragraph">
      <style:text-properties style:font-name="Consolas"/>
    </style:style>
    <style:style style:name="P785" style:parent-style-name="Normal" style:family="paragraph">
      <style:text-properties style:font-name="Consolas"/>
    </style:style>
    <style:style style:name="P786" style:parent-style-name="Normal" style:family="paragraph">
      <style:text-properties style:font-name="Consolas"/>
    </style:style>
    <style:style style:name="P787" style:parent-style-name="Normal" style:family="paragraph">
      <style:text-properties style:font-name="Consolas"/>
    </style:style>
    <style:style style:name="P788" style:parent-style-name="Normal" style:family="paragraph">
      <style:text-properties style:font-name="Consolas"/>
    </style:style>
    <style:style style:name="P789" style:parent-style-name="Normal" style:family="paragraph">
      <style:text-properties style:font-name="Consolas"/>
    </style:style>
    <style:style style:name="P790" style:parent-style-name="Normal" style:family="paragraph">
      <style:text-properties style:font-name="Consolas"/>
    </style:style>
    <style:style style:name="P791" style:parent-style-name="Normal" style:family="paragraph">
      <style:text-properties style:font-name="Consolas"/>
    </style:style>
    <style:style style:name="P792" style:parent-style-name="Normal" style:family="paragraph">
      <style:text-properties style:font-name="Consolas"/>
    </style:style>
    <style:style style:name="P793" style:parent-style-name="Normal" style:family="paragraph">
      <style:text-properties style:font-name="Consolas"/>
    </style:style>
    <style:style style:name="P794" style:parent-style-name="Normal" style:family="paragraph">
      <style:text-properties style:font-name="Consolas"/>
    </style:style>
    <style:style style:name="P795" style:parent-style-name="Normal" style:family="paragraph">
      <style:text-properties style:font-name="Consolas"/>
    </style:style>
    <style:style style:name="P796" style:parent-style-name="Normal" style:family="paragraph">
      <style:text-properties style:font-name="Consolas"/>
    </style:style>
    <style:style style:name="P797" style:parent-style-name="Normal" style:family="paragraph">
      <style:text-properties style:font-name="Consolas"/>
    </style:style>
    <style:style style:name="P798" style:parent-style-name="Normal" style:family="paragraph">
      <style:text-properties style:font-name="Consolas"/>
    </style:style>
    <style:style style:name="P799" style:parent-style-name="Normal" style:family="paragraph">
      <style:text-properties style:font-name="Consolas"/>
    </style:style>
    <style:style style:name="P800" style:parent-style-name="Normal" style:family="paragraph">
      <style:text-properties style:font-name="Consolas"/>
    </style:style>
    <style:style style:name="P801" style:parent-style-name="Normal" style:family="paragraph">
      <style:text-properties style:font-name="Consolas"/>
    </style:style>
    <style:style style:name="P802" style:parent-style-name="Normal" style:family="paragraph">
      <style:text-properties style:font-name="Consolas"/>
    </style:style>
    <style:style style:name="P803" style:parent-style-name="Normal" style:family="paragraph">
      <style:text-properties style:font-name="Consolas"/>
    </style:style>
    <style:style style:name="P804" style:parent-style-name="Normal" style:family="paragraph">
      <style:text-properties style:font-name="Consolas"/>
    </style:style>
    <style:style style:name="P805" style:parent-style-name="Normal" style:family="paragraph">
      <style:text-properties style:font-name="Consolas"/>
    </style:style>
    <style:style style:name="P806" style:parent-style-name="Normal" style:family="paragraph">
      <style:text-properties style:font-name="Consolas"/>
    </style:style>
    <style:style style:name="P807" style:parent-style-name="Normal" style:family="paragraph">
      <style:text-properties style:font-name="Consolas"/>
    </style:style>
    <style:style style:name="P808" style:parent-style-name="Normal" style:family="paragraph">
      <style:text-properties style:font-name="Consolas"/>
    </style:style>
    <style:style style:name="P809" style:parent-style-name="Normal" style:family="paragraph">
      <style:text-properties style:font-name="Consolas"/>
    </style:style>
    <style:style style:name="P810" style:parent-style-name="Normal" style:family="paragraph">
      <style:text-properties style:font-name="Consolas"/>
    </style:style>
    <style:style style:name="P811" style:parent-style-name="Normal" style:family="paragraph">
      <style:text-properties style:font-name="Consolas"/>
    </style:style>
    <style:style style:name="P812" style:parent-style-name="Normal" style:family="paragraph">
      <style:text-properties style:font-name="Consolas"/>
    </style:style>
    <style:style style:name="P813" style:parent-style-name="Normal" style:family="paragraph">
      <style:text-properties style:font-name="Consolas"/>
    </style:style>
    <style:style style:name="P814" style:parent-style-name="Normal" style:family="paragraph">
      <style:text-properties style:font-name="Consolas"/>
    </style:style>
    <style:style style:name="P815" style:parent-style-name="Normal" style:family="paragraph">
      <style:text-properties style:font-name="Consolas"/>
    </style:style>
    <style:style style:name="P816" style:parent-style-name="Normal" style:family="paragraph">
      <style:text-properties style:font-name="Consolas"/>
    </style:style>
    <style:style style:name="P817" style:parent-style-name="Normal" style:family="paragraph">
      <style:text-properties style:font-name="Consolas"/>
    </style:style>
    <style:style style:name="P818" style:parent-style-name="Normal" style:family="paragraph">
      <style:text-properties style:font-name="Consolas"/>
    </style:style>
    <style:style style:name="P819" style:parent-style-name="Normal" style:family="paragraph">
      <style:text-properties style:font-name="Consolas"/>
    </style:style>
    <style:style style:name="P820" style:parent-style-name="Normal" style:family="paragraph">
      <style:text-properties style:font-name="Consolas"/>
    </style:style>
    <style:style style:name="P821" style:parent-style-name="Normal" style:family="paragraph">
      <style:text-properties style:font-name="Consolas"/>
    </style:style>
    <style:style style:name="P822" style:parent-style-name="Normal" style:family="paragraph">
      <style:text-properties style:font-name="Consolas"/>
    </style:style>
    <style:style style:name="P823" style:parent-style-name="Normal" style:family="paragraph">
      <style:text-properties style:font-name="Consolas"/>
    </style:style>
    <style:style style:name="P824" style:parent-style-name="Normal" style:family="paragraph">
      <style:text-properties style:font-name="Consolas"/>
    </style:style>
    <style:style style:name="P825" style:parent-style-name="Normal" style:family="paragraph">
      <style:text-properties style:font-name="Consolas"/>
    </style:style>
    <style:style style:name="T826" style:parent-style-name="DefaultParagraphFont" style:family="text">
      <style:text-properties style:font-name="Consolas"/>
    </style:style>
    <style:style style:name="T827" style:parent-style-name="DefaultParagraphFont" style:family="text">
      <style:text-properties style:font-name="Consolas"/>
    </style:style>
    <style:style style:name="P828" style:parent-style-name="ListParagraph" style:family="paragraph">
      <style:text-properties style:font-name="Consolas"/>
    </style:style>
    <style:style style:name="P829" style:parent-style-name="Normal"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830" style:parent-style-name="Normal" style:family="paragraph">
      <style:paragraph-properties fo:margin-left="0.5in">
        <style:tab-stops/>
      </style:paragraph-properties>
      <style:text-properties fo:font-weight="bold" style:font-weight-asian="bold" style:text-underline-type="single" style:text-underline-style="solid" style:text-underline-width="auto" style:text-underline-mode="continuous"/>
    </style:style>
    <style:style style:name="P831" style:parent-style-name="Normal" style:family="paragraph">
      <style:paragraph-properties fo:margin-left="0.5in">
        <style:tab-stops/>
      </style:paragraph-properties>
    </style:style>
    <style:style style:name="P832" style:parent-style-name="Normal" style:family="paragraph">
      <style:paragraph-properties fo:margin-left="0.5in">
        <style:tab-stops/>
      </style:paragraph-properties>
    </style:style>
    <style:style style:name="P833" style:parent-style-name="Normal" style:family="paragraph">
      <style:paragraph-properties fo:margin-left="0.5in">
        <style:tab-stops/>
      </style:paragraph-properties>
    </style:style>
    <style:style style:name="P834" style:parent-style-name="Normal" style:family="paragraph">
      <style:paragraph-properties fo:margin-left="0.5in">
        <style:tab-stops/>
      </style:paragraph-properties>
    </style:style>
    <style:style style:name="P835" style:parent-style-name="Normal" style:family="paragraph">
      <style:paragraph-properties fo:margin-left="0.25in" fo:text-indent="0.25in">
        <style:tab-stops/>
      </style:paragraph-properties>
    </style:style>
    <style:style style:name="P836" style:parent-style-name="Normal" style:family="paragraph">
      <style:paragraph-properties fo:margin-left="0.5in">
        <style:tab-stops/>
      </style:paragraph-properties>
    </style:style>
    <style:style style:name="P837" style:parent-style-name="Normal" style:family="paragraph">
      <style:paragraph-properties fo:margin-left="0.5in">
        <style:tab-stops/>
      </style:paragraph-properties>
    </style:style>
    <style:style style:name="P838" style:parent-style-name="Normal" style:family="paragraph">
      <style:paragraph-properties fo:margin-left="0.5in">
        <style:tab-stops/>
      </style:paragraph-properties>
    </style:style>
    <style:style style:name="P839" style:parent-style-name="Normal" style:family="paragraph">
      <style:paragraph-properties fo:margin-left="0.5in">
        <style:tab-stops/>
      </style:paragraph-properties>
    </style:style>
    <style:style style:name="P840" style:parent-style-name="Normal" style:family="paragraph">
      <style:paragraph-properties fo:margin-left="0.5in">
        <style:tab-stops/>
      </style:paragraph-properties>
    </style:style>
    <style:style style:name="P841" style:parent-style-name="Normal" style:family="paragraph">
      <style:paragraph-properties fo:margin-left="0.5in">
        <style:tab-stops/>
      </style:paragraph-properties>
    </style:style>
    <style:style style:name="P842" style:parent-style-name="Normal" style:family="paragraph">
      <style:paragraph-properties fo:margin-left="0.5in">
        <style:tab-stops/>
      </style:paragraph-properties>
    </style:style>
    <style:style style:name="P843" style:parent-style-name="Normal" style:family="paragraph">
      <style:paragraph-properties fo:margin-left="0.5in">
        <style:tab-stops/>
      </style:paragraph-properties>
    </style:style>
    <style:style style:name="P844" style:parent-style-name="Normal" style:family="paragraph">
      <style:paragraph-properties fo:margin-left="0.5in">
        <style:tab-stops/>
      </style:paragraph-properties>
    </style:style>
    <style:style style:name="P845" style:parent-style-name="Normal" style:family="paragraph">
      <style:paragraph-properties fo:margin-left="0.5in">
        <style:tab-stops/>
      </style:paragraph-properties>
    </style:style>
    <style:style style:name="P846" style:parent-style-name="Normal" style:family="paragraph">
      <style:paragraph-properties fo:margin-left="0.5in">
        <style:tab-stops/>
      </style:paragraph-properties>
    </style:style>
    <style:style style:name="P847" style:parent-style-name="Normal" style:family="paragraph">
      <style:paragraph-properties fo:margin-left="0.5in">
        <style:tab-stops/>
      </style:paragraph-properties>
    </style:style>
    <style:style style:name="P848" style:parent-style-name="Normal" style:family="paragraph">
      <style:paragraph-properties fo:margin-left="0.5in">
        <style:tab-stops/>
      </style:paragraph-properties>
    </style:style>
    <style:style style:name="P849" style:parent-style-name="Normal" style:family="paragraph">
      <style:paragraph-properties fo:margin-left="0.5in">
        <style:tab-stops/>
      </style:paragraph-properties>
    </style:style>
    <style:style style:name="P850" style:parent-style-name="ListParagraph" style:family="paragraph">
      <style:text-properties style:font-name="Consolas"/>
    </style:style>
    <style:style style:name="P851" style:parent-style-name="ListParagraph" style:family="paragraph">
      <style:text-properties style:font-name="Consolas"/>
    </style:style>
    <style:style style:name="P852" style:parent-style-name="ListParagraph" style:family="paragraph">
      <style:text-properties style:font-name="Consolas"/>
    </style:style>
    <style:style style:name="P853" style:parent-style-name="Normal" style:family="paragraph">
      <style:text-properties style:font-name="Consolas"/>
    </style:style>
    <style:style style:name="P854"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55" style:parent-style-name="Normal" style:family="paragraph">
      <style:text-properties style:font-name="Consolas"/>
    </style:style>
    <style:style style:name="P856" style:parent-style-name="Normal" style:family="paragraph">
      <style:text-properties style:font-name="Consolas"/>
    </style:style>
    <style:style style:name="P857" style:parent-style-name="Normal" style:family="paragraph">
      <style:text-properties style:font-name="Consolas"/>
    </style:style>
    <style:style style:name="P858" style:parent-style-name="Normal" style:family="paragraph">
      <style:text-properties style:font-name="Consolas"/>
    </style:style>
    <style:style style:name="P859" style:parent-style-name="Normal" style:family="paragraph">
      <style:text-properties style:font-name="Consolas"/>
    </style:style>
    <style:style style:name="P860" style:parent-style-name="Normal" style:family="paragraph">
      <style:text-properties style:font-name="Consolas"/>
    </style:style>
    <style:style style:name="T861" style:parent-style-name="DefaultParagraphFont" style:family="text">
      <style:text-properties style:font-name="Consolas"/>
    </style:style>
    <style:style style:name="T862" style:parent-style-name="DefaultParagraphFont" style:family="text">
      <style:text-properties style:font-name="Consolas" fo:background-color="#C0C0C0"/>
    </style:style>
    <style:style style:name="T863" style:parent-style-name="DefaultParagraphFont" style:family="text">
      <style:text-properties style:font-name="Consolas" fo:background-color="#C0C0C0"/>
    </style:style>
    <style:style style:name="T864" style:parent-style-name="DefaultParagraphFont" style:family="text">
      <style:text-properties style:font-name="Consolas" fo:background-color="#C0C0C0"/>
    </style:style>
    <style:style style:name="T865" style:parent-style-name="DefaultParagraphFont" style:family="text">
      <style:text-properties style:font-name="Consolas"/>
    </style:style>
    <style:style style:name="T866" style:parent-style-name="DefaultParagraphFont" style:family="text">
      <style:text-properties style:font-name="Consolas" fo:background-color="#C0C0C0"/>
    </style:style>
    <style:style style:name="P867" style:parent-style-name="Normal" style:family="paragraph">
      <style:text-properties style:font-name="Consolas"/>
    </style:style>
    <style:style style:name="P868" style:parent-style-name="Normal" style:family="paragraph">
      <style:text-properties style:font-name="Consolas"/>
    </style:style>
    <style:style style:name="P869"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70" style:parent-style-name="Normal" style:family="paragraph">
      <style:text-properties style:font-name="Consolas"/>
    </style:style>
    <style:style style:name="P871" style:parent-style-name="Normal" style:family="paragraph">
      <style:text-properties style:font-name="Consolas"/>
    </style:style>
    <style:style style:name="P872" style:parent-style-name="Normal" style:family="paragraph">
      <style:text-properties style:font-name="Consolas"/>
    </style:style>
    <style:style style:name="P873" style:parent-style-name="Normal" style:family="paragraph">
      <style:text-properties style:font-name="Consolas"/>
    </style:style>
    <style:style style:name="P874" style:parent-style-name="Normal" style:family="paragraph">
      <style:text-properties style:font-name="Consolas"/>
    </style:style>
    <style:style style:name="P875" style:parent-style-name="Normal" style:family="paragraph">
      <style:text-properties style:font-name="Consolas"/>
    </style:style>
    <style:style style:name="P876" style:parent-style-name="Normal" style:family="paragraph">
      <style:text-properties style:font-name="Consolas"/>
    </style:style>
    <style:style style:name="P877" style:parent-style-name="Normal" style:family="paragraph">
      <style:text-properties style:font-name="Consolas"/>
    </style:style>
    <style:style style:name="P878" style:parent-style-name="Normal" style:family="paragraph">
      <style:text-properties style:font-name="Consolas"/>
    </style:style>
    <style:style style:name="P879" style:parent-style-name="Normal" style:family="paragraph">
      <style:text-properties style:font-name="Consolas"/>
    </style:style>
    <style:style style:name="P88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81"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82" style:parent-style-name="Normal" style:family="paragraph">
      <style:text-properties style:font-name="Consolas"/>
    </style:style>
    <style:style style:name="P883" style:parent-style-name="ListParagraph" style:family="paragraph">
      <style:text-properties style:font-name="Consolas"/>
    </style:style>
    <style:style style:name="P884"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85" style:parent-style-name="Normal" style:family="paragraph">
      <style:text-properties style:font-name="Consolas"/>
    </style:style>
    <style:style style:name="P886" style:parent-style-name="Normal" style:family="paragraph">
      <style:text-properties style:font-name="Consolas"/>
    </style:style>
    <style:style style:name="P887" style:parent-style-name="ListParagraph" style:family="paragraph"/>
    <style:style style:name="T888" style:parent-style-name="DefaultParagraphFont" style:family="text">
      <style:text-properties style:font-name="Consolas"/>
    </style:style>
    <style:style style:name="P889"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890" style:parent-style-name="Normal" style:family="paragraph">
      <style:text-properties style:font-name="Consolas"/>
    </style:style>
    <style:style style:name="P891" style:parent-style-name="Normal" style:family="paragraph">
      <style:text-properties style:font-name="Consolas"/>
    </style:style>
    <style:style style:name="P892" style:parent-style-name="Normal" style:family="paragraph">
      <style:text-properties style:font-name="Consolas"/>
    </style:style>
    <style:style style:name="P893" style:parent-style-name="Normal" style:family="paragraph">
      <style:text-properties style:font-name="Consolas"/>
    </style:style>
    <style:style style:name="P894" style:parent-style-name="ListParagraph" style:family="paragraph">
      <style:text-properties style:font-name="Consolas"/>
    </style:style>
    <style:style style:name="T89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9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9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9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9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900" style:parent-style-name="Normal" style:family="paragraph">
      <style:text-properties style:font-name="Consolas"/>
    </style:style>
    <style:style style:name="P901" style:parent-style-name="Normal" style:family="paragraph">
      <style:text-properties style:font-name="Consolas"/>
    </style:style>
    <style:style style:name="T902" style:parent-style-name="DefaultParagraphFont" style:family="text">
      <style:text-properties style:font-name="Consolas" fo:background-color="#FFFF00"/>
    </style:style>
    <style:style style:name="P903" style:parent-style-name="Normal" style:family="paragraph">
      <style:text-properties style:font-name="Consolas"/>
    </style:style>
    <style:style style:name="P904" style:parent-style-name="Normal" style:family="paragraph">
      <style:text-properties style:font-name="Consolas" fo:background-color="#FFFF00"/>
    </style:style>
    <style:style style:name="P905" style:parent-style-name="Normal" style:family="paragraph">
      <style:text-properties style:font-name="Consolas" fo:background-color="#FFFF00"/>
    </style:style>
    <style:style style:name="T906" style:parent-style-name="DefaultParagraphFont" style:family="text">
      <style:text-properties fo:background-color="#FFFF00"/>
    </style:style>
    <style:style style:name="T907" style:parent-style-name="DefaultParagraphFont" style:family="text">
      <style:text-properties fo:color="#000000" fo:background-color="#FFFF00"/>
    </style:style>
    <style:style style:name="T908" style:parent-style-name="Hyperlink" style:family="text">
      <style:text-properties style:font-name="Consolas" fo:color="#000000" fo:font-size="10.5pt" style:font-size-asian="10.5pt" style:font-size-complex="10.5pt" fo:background-color="#FFFF00"/>
    </style:style>
    <style:style style:name="P909" style:parent-style-name="Normal" style:family="paragraph">
      <style:text-properties fo:background-color="#FFFF00"/>
    </style:style>
    <style:style style:name="P910" style:parent-style-name="Normal" style:family="paragraph">
      <style:text-properties fo:font-weight="bold" style:font-weight-asian="bold" fo:background-color="#FFFF00" style:text-underline-type="single" style:text-underline-style="solid" style:text-underline-width="auto" style:text-underline-mode="continuous"/>
    </style:style>
    <style:style style:name="P911" style:parent-style-name="Normal" style:family="paragraph">
      <style:text-properties fo:background-color="#FFFF00"/>
    </style:style>
    <style:style style:name="P912" style:parent-style-name="Normal" style:family="paragraph">
      <style:text-properties style:font-name="Consolas" fo:font-weight="bold" style:font-weight-asian="bold" fo:background-color="#FFFF00" style:text-underline-type="single" style:text-underline-style="solid" style:text-underline-width="auto" style:text-underline-mode="continuous"/>
    </style:style>
    <style:style style:name="P913" style:parent-style-name="Normal" style:family="paragraph">
      <style:text-properties style:font-name="Consolas" fo:background-color="#FFFF00"/>
    </style:style>
    <style:style style:name="P914" style:parent-style-name="Normal" style:family="paragraph">
      <style:text-properties style:font-name="Consolas" fo:background-color="#FFFF00"/>
    </style:style>
    <style:style style:name="P915" style:parent-style-name="Normal" style:family="paragraph">
      <style:text-properties style:font-name="Consolas"/>
    </style:style>
    <style:style style:name="P916" style:parent-style-name="ListParagraph" style:family="paragraph">
      <style:text-properties style:font-name="Consolas"/>
    </style:style>
    <style:style style:name="P917" style:parent-style-name="Normal" style:family="paragraph">
      <style:text-properties style:font-name="Consolas"/>
    </style:style>
    <style:style style:name="P918" style:parent-style-name="Normal" style:family="paragraph">
      <style:text-properties style:font-name="Consolas"/>
    </style:style>
    <style:style style:name="P919" style:parent-style-name="Normal" style:family="paragraph">
      <style:text-properties style:font-name="Consolas"/>
    </style:style>
    <style:style style:name="P920" style:parent-style-name="Normal" style:family="paragraph">
      <style:text-properties style:font-name="Consolas"/>
    </style:style>
    <style:style style:name="P921" style:parent-style-name="Normal" style:family="paragraph">
      <style:text-properties style:font-name="Consolas"/>
    </style:style>
    <style:style style:name="P922" style:parent-style-name="Normal" style:family="paragraph">
      <style:text-properties style:font-name="Consolas"/>
    </style:style>
    <style:style style:name="P923" style:parent-style-name="Normal" style:family="paragraph">
      <style:text-properties style:font-name="Consolas"/>
    </style:style>
    <style:style style:name="P924" style:parent-style-name="Normal" style:family="paragraph">
      <style:text-properties style:font-name="Consolas"/>
    </style:style>
    <style:style style:name="P925" style:parent-style-name="Normal" style:family="paragraph">
      <style:text-properties style:font-name="Consolas"/>
    </style:style>
    <style:style style:name="P926" style:parent-style-name="Normal" style:family="paragraph">
      <style:text-properties style:font-name="Consolas"/>
    </style:style>
    <style:style style:name="P927" style:parent-style-name="Normal" style:family="paragraph">
      <style:text-properties style:font-name="Consolas"/>
    </style:style>
    <style:style style:name="P928" style:parent-style-name="Normal" style:family="paragraph">
      <style:text-properties style:font-name="Consolas"/>
    </style:style>
    <style:style style:name="P929" style:parent-style-name="Normal" style:family="paragraph">
      <style:text-properties style:font-name="Consolas"/>
    </style:style>
    <style:style style:name="P930" style:parent-style-name="Normal" style:family="paragraph">
      <style:text-properties style:font-name="Consolas"/>
    </style:style>
    <style:style style:name="P931" style:parent-style-name="Normal" style:family="paragraph">
      <style:text-properties style:font-name="Consolas"/>
    </style:style>
    <style:style style:name="P932" style:parent-style-name="Normal" style:family="paragraph">
      <style:text-properties style:font-name="Consolas"/>
    </style:style>
    <style:style style:name="P933" style:parent-style-name="Normal" style:family="paragraph">
      <style:text-properties style:font-name="Consolas"/>
    </style:style>
    <style:style style:name="P934" style:parent-style-name="Normal" style:family="paragraph">
      <style:text-properties style:font-name="Consolas"/>
    </style:style>
    <style:style style:name="P935" style:parent-style-name="Normal" style:family="paragraph">
      <style:text-properties style:font-name="Consolas"/>
    </style:style>
    <style:style style:name="P936" style:parent-style-name="Normal" style:family="paragraph">
      <style:text-properties style:font-name="Consolas"/>
    </style:style>
    <style:style style:name="P937" style:parent-style-name="Normal" style:family="paragraph">
      <style:text-properties style:font-name="Consolas"/>
    </style:style>
    <style:style style:name="P938" style:parent-style-name="Normal" style:family="paragraph">
      <style:text-properties style:font-name="Consolas"/>
    </style:style>
    <style:style style:name="P939" style:parent-style-name="Normal" style:family="paragraph">
      <style:text-properties style:font-name="Consolas"/>
    </style:style>
    <style:style style:name="P940" style:parent-style-name="Normal" style:family="paragraph">
      <style:text-properties style:font-name="Consolas"/>
    </style:style>
    <style:style style:name="P941" style:parent-style-name="Normal" style:family="paragraph">
      <style:text-properties style:font-name="Consolas"/>
    </style:style>
    <style:style style:name="P942" style:parent-style-name="Normal" style:family="paragraph">
      <style:text-properties style:font-name="Consolas"/>
    </style:style>
    <style:style style:name="P943" style:parent-style-name="Normal" style:family="paragraph">
      <style:text-properties style:font-name="Consolas"/>
    </style:style>
    <style:style style:name="P944" style:parent-style-name="Normal" style:family="paragraph">
      <style:text-properties style:font-name="Consolas"/>
    </style:style>
    <style:style style:name="P945" style:parent-style-name="Normal" style:family="paragraph">
      <style:text-properties style:font-name="Consolas"/>
    </style:style>
    <style:style style:name="P946" style:parent-style-name="Normal" style:family="paragraph">
      <style:text-properties style:font-name="Consolas"/>
    </style:style>
    <style:style style:name="P947" style:parent-style-name="Normal" style:family="paragraph">
      <style:text-properties style:font-name="Consolas"/>
    </style:style>
    <style:style style:name="T948" style:parent-style-name="DefaultParagraphFont" style:family="text">
      <style:text-properties style:font-name="Consolas"/>
    </style:style>
    <style:style style:name="T949" style:parent-style-name="DefaultParagraphFont" style:family="text">
      <style:text-properties style:font-name="Consolas" fo:background-color="#FFFF00"/>
    </style:style>
    <style:style style:name="T950" style:parent-style-name="DefaultParagraphFont" style:family="text">
      <style:text-properties style:font-name="Consolas"/>
    </style:style>
    <style:style style:name="T951" style:parent-style-name="DefaultParagraphFont" style:family="text">
      <style:text-properties style:font-name="Consolas"/>
    </style:style>
    <style:style style:name="T952" style:parent-style-name="DefaultParagraphFont" style:family="text">
      <style:text-properties style:font-name="Consolas" fo:background-color="#FFFF00"/>
    </style:style>
    <style:style style:name="T953" style:parent-style-name="DefaultParagraphFont" style:family="text">
      <style:text-properties style:font-name="Consolas"/>
    </style:style>
    <style:style style:name="P954" style:parent-style-name="Normal" style:family="paragraph">
      <style:text-properties style:font-name="Consolas"/>
    </style:style>
    <style:style style:name="P955" style:parent-style-name="Normal" style:family="paragraph">
      <style:text-properties style:font-name="Consolas"/>
    </style:style>
    <style:style style:name="P956" style:parent-style-name="Normal" style:family="paragraph">
      <style:text-properties style:font-name="Consolas"/>
    </style:style>
    <style:style style:name="P957" style:parent-style-name="Normal" style:family="paragraph">
      <style:text-properties style:font-name="Consolas"/>
    </style:style>
    <style:style style:name="P958" style:parent-style-name="Normal" style:family="paragraph">
      <style:text-properties style:font-name="Consolas"/>
    </style:style>
    <style:style style:name="P959" style:parent-style-name="ListParagraph" style:family="paragraph">
      <style:text-properties style:font-name="Consolas"/>
    </style:style>
    <style:style style:name="P960" style:parent-style-name="Normal" style:family="paragraph">
      <style:text-properties style:font-name="Consolas"/>
    </style:style>
    <style:style style:name="P961" style:parent-style-name="Normal" style:family="paragraph">
      <style:text-properties style:font-name="Consolas"/>
    </style:style>
    <style:style style:name="P962" style:parent-style-name="Normal" style:family="paragraph">
      <style:text-properties style:font-name="Consolas"/>
    </style:style>
    <style:style style:name="P963" style:parent-style-name="Normal" style:family="paragraph">
      <style:text-properties style:font-name="Consolas"/>
    </style:style>
    <style:style style:name="P964" style:parent-style-name="Normal" style:family="paragraph">
      <style:text-properties style:font-name="Consolas"/>
    </style:style>
    <style:style style:name="P965" style:parent-style-name="Normal" style:family="paragraph">
      <style:text-properties style:font-name="Consolas"/>
    </style:style>
    <style:style style:name="P966" style:parent-style-name="Normal" style:family="paragraph">
      <style:text-properties style:font-name="Consolas"/>
    </style:style>
    <style:style style:name="P967" style:parent-style-name="Normal" style:family="paragraph">
      <style:text-properties style:font-name="Consolas"/>
    </style:style>
    <style:style style:name="P968" style:parent-style-name="Normal" style:family="paragraph">
      <style:text-properties style:font-name="Consolas"/>
    </style:style>
    <style:style style:name="P969" style:parent-style-name="Normal" style:family="paragraph">
      <style:text-properties style:font-name="Consolas"/>
    </style:style>
    <style:style style:name="T970" style:parent-style-name="DefaultParagraphFont" style:family="text">
      <style:text-properties fo:font-weight="bold" style:font-weight-asian="bold"/>
    </style:style>
    <style:style style:name="T971" style:parent-style-name="DefaultParagraphFont" style:family="text">
      <style:text-properties fo:font-weight="bold" style:font-weight-asian="bold"/>
    </style:style>
    <style:style style:name="T972" style:parent-style-name="DefaultParagraphFont" style:family="text">
      <style:text-properties fo:background-color="#FFFF00"/>
    </style:style>
    <style:style style:name="T973" style:parent-style-name="DefaultParagraphFont" style:family="text">
      <style:text-properties fo:font-weight="bold" style:font-weight-asian="bold"/>
    </style:style>
    <style:style style:name="T974" style:parent-style-name="pl-ent" style:family="text">
      <style:text-properties style:font-name="Consolas" fo:background-color="#FFFFFF"/>
    </style:style>
    <style:style style:name="T975" style:parent-style-name="DefaultParagraphFont" style:family="text">
      <style:text-properties style:font-name="Consolas" fo:background-color="#FFFFFF"/>
    </style:style>
    <style:style style:name="T976" style:parent-style-name="pl-pds" style:family="text">
      <style:text-properties style:font-name="Consolas" fo:background-color="#FFFFFF"/>
    </style:style>
    <style:style style:name="T977" style:parent-style-name="pl-s" style:family="text">
      <style:text-properties style:font-name="Consolas" fo:background-color="#FFFFFF"/>
    </style:style>
    <style:style style:name="T978" style:parent-style-name="pl-pds" style:family="text">
      <style:text-properties style:font-name="Consolas" fo:background-color="#FFFFFF"/>
    </style:style>
    <style:style style:name="T979" style:parent-style-name="pl-pds" style:family="text">
      <style:text-properties style:font-name="Consolas" fo:color="#032F62" fo:background-color="#FFFFFF"/>
    </style:style>
    <style:style style:name="P980" style:parent-style-name="Normal" style:family="paragraph">
      <style:paragraph-properties>
        <style:tab-stops>
          <style:tab-stop style:type="left" style:position="1.4583in"/>
        </style:tab-stops>
      </style:paragraph-properties>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3250328" office:target-frame-name="_top" xlink:show="replace"><text:span text:style-name="Hyperlink">Login</text:span><text:tab/>2</text:a></text:p>
          <text:p text:style-name="P3"><text:a xlink:href="#_Toc23250329" office:target-frame-name="_top" xlink:show="replace"><text:span text:style-name="Hyperlink">Create Resources</text:span><text:tab/>3</text:a></text:p>
          <text:p text:style-name="P4"><text:a xlink:href="#_Toc23250330" office:target-frame-name="_top" xlink:show="replace"><text:span text:style-name="Hyperlink">Create Resource Group</text:span><text:tab/>3</text:a></text:p>
          <text:p text:style-name="P5"><text:a xlink:href="#_Toc23250331" office:target-frame-name="_top" xlink:show="replace"><text:span text:style-name="Hyperlink">Create Key Vault</text:span><text:tab/>3</text:a></text:p>
          <text:p text:style-name="P6"><text:a xlink:href="#_Toc23250332" office:target-frame-name="_top" xlink:show="replace"><text:span text:style-name="Hyperlink">Create Key Vault Secrets</text:span><text:tab/>6</text:a></text:p>
          <text:p text:style-name="P7"><text:a xlink:href="#_Toc23250333" office:target-frame-name="_top" xlink:show="replace"><text:span text:style-name="Hyperlink">Create Service Principal</text:span><text:tab/>8</text:a></text:p>
          <text:p text:style-name="P8"><text:a xlink:href="#_Toc23250334" office:target-frame-name="_top" xlink:show="replace"><text:span text:style-name="Hyperlink">Give Service Principal Access to Key Vault</text:span><text:tab/>9</text:a></text:p>
          <text:p text:style-name="P9"><text:a xlink:href="#_Toc23250335" office:target-frame-name="_top" xlink:show="replace"><text:span text:style-name="Hyperlink">Create a Container Registry</text:span><text:tab/>13</text:a></text:p>
          <text:p text:style-name="P10"><text:a xlink:href="#_Toc23250336" office:target-frame-name="_top" xlink:show="replace"><text:span text:style-name="Hyperlink">Create an AKS Cluster</text:span><text:tab/>16</text:a></text:p>
          <text:p text:style-name="P11"><text:a xlink:href="#_Toc23250337" office:target-frame-name="_top" xlink:show="replace"><text:span text:style-name="Hyperlink">Give AKS Access to Container Registry</text:span><text:tab/>20</text:a></text:p>
          <text:p text:style-name="P12"><text:a xlink:href="#_Toc23250338" office:target-frame-name="_top" xlink:show="replace"><text:span text:style-name="Hyperlink">Configure Managed Identity for AKS</text:span><text:tab/>21</text:a></text:p>
          <text:p text:style-name="P13"><text:a xlink:href="#_Toc23250339" office:target-frame-name="_top" xlink:show="replace"><text:span text:style-name="Hyperlink">Create Active Directory identity binding</text:span><text:tab/>26</text:a></text:p>
          <text:p text:style-name="P14"><text:a xlink:href="#_Toc23250340" office:target-frame-name="_top" xlink:show="replace"><text:span text:style-name="Hyperlink">Create AKS secret for use in Key Vault Flex Volume</text:span><text:tab/>28</text:a></text:p>
          <text:p text:style-name="P15"><text:a xlink:href="#_Toc23250341" office:target-frame-name="_top" xlink:show="replace"><text:span text:style-name="Hyperlink">Demo of <text:s/>AKS and Keyvault with Service Principal Identity</text:span><text:tab/>29</text:a></text:p>
          <text:p text:style-name="P16"><text:a xlink:href="#_Toc23250342" office:target-frame-name="_top" xlink:show="replace"><text:span text:style-name="Hyperlink">References</text:span><text:tab/>31</text:a></text:p>
        </text:index-body>
      </text:table-of-content>
      <text:p text:style-name="Normal"/>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Azure Cloud Shell<text:s/></text:p>
      <text:p text:style-name="P36">Create a storage account as prompted by default</text:p>
      <text:p text:style-name="P37">Select Bash Shell<text:s/></text:p>
      <text:p text:style-name="Normal"><text:span text:style-name="T38">Run the following commands. <text:s text:c="2"/></text:span><text:span text:style-name="T39">Note that the items highlighted in grey will be specific to your account. <text:s/>Note them down and substitute your own values</text:span><text:span text:style-name="T40"><text:s/>if you cut and paste.</text:span></text:p>
      <text:p text:style-name="P41"/>
      <text:h text:style-name="Heading1" text:outline-level="1"><text:bookmark-start text:name="_Toc23084130"/><text:bookmark-start text:name="_Toc23250328"/>Login<text:bookmark-end text:name="_Toc23084130"/><text:bookmark-end text:name="_Toc23250328"/></text:h>
      <text:list text:style-name="LFO1" text:continue-numbering="true">
        <text:list-item>
          <text:p text:style-name="P42">az login<text:s/></text:p>
        </text:list-item>
      </text:list>
      <text:p text:style-name="P43">Cloud Shell is automatically authenticated under the initial account signed-in with. Run 'az login' only if you need to use a different account</text:p>
      <text:p text:style-name="Normal"><text:span text:style-name="T44">To sign in, use a web browser to open the page https://microsoft.com/devicelogin and enter the code<text:s/></text:span><text:span text:style-name="T45">*********</text:span><text:span text:style-name="T46"><text:s/>to authenticate.</text:span></text:p>
      <text:p text:style-name="P47">[</text:p>
      <text:p text:style-name="P48"><text:s text:c="2"/>{</text:p>
      <text:p text:style-name="P49"><text:s text:c="4"/>"cloudName": "AzureCloud",</text:p>
      <text:p text:style-name="Normal"><text:span text:style-name="T50"><text:s text:c="4"/>"id": "</text:span><text:span text:style-name="T51">bb507692-*****-43b8-****-cdddc4b71d23</text:span><text:span text:style-name="T52">",</text:span></text:p>
      <text:p text:style-name="P53"><text:s text:c="4"/>"isDefault": true,</text:p>
      <text:p text:style-name="P54"><text:s text:c="4"/>"name": "Visual Studio Premium with MSDN",</text:p>
      <text:p text:style-name="P55"><text:s text:c="4"/>"state": "Enabled",</text:p>
      <text:p text:style-name="Normal"><text:span text:style-name="T56"><text:s text:c="4"/>"tenantId": "</text:span><text:span text:style-name="T57">5413df59-****-48ae-****-d1c9de5f9158</text:span><text:span text:style-name="T58">",</text:span></text:p>
      <text:p text:style-name="P59"><text:s text:c="4"/>"user": {</text:p>
      <text:p text:style-name="Normal"><text:span text:style-name="T60"><text:s text:c="6"/>"name": "</text:span><text:span text:style-name="T61">me@mydomain.com</text:span><text:span text:style-name="T62">",</text:span></text:p>
      <text:p text:style-name="P63"><text:s text:c="6"/>"type": "user"</text:p>
      <text:p text:style-name="P64"><text:s text:c="4"/>}</text:p>
      <text:p text:style-name="P65"><text:s text:c="2"/>}</text:p>
      <text:p text:style-name="P66">]</text:p>
      <text:p text:style-name="P67">If you have more than one subscription then set the default subscription with following two commands</text:p>
      <text:soft-page-break/>
      <text:list text:style-name="LFO1" text:continue-numbering="true">
        <text:list-item>
          <text:p text:style-name="P68">az account list</text:p>
        </text:list-item>
      </text:list>
      <text:p text:style-name="P69">This command will show your subscription ids under “id”</text:p>
      <text:p text:style-name="P70">[</text:p>
      <text:p text:style-name="P71"><text:s text:c="2"/>{</text:p>
      <text:p text:style-name="P72"><text:s text:c="4"/>"cloudName": "AzureCloud",</text:p>
      <text:p text:style-name="Normal"><text:span text:style-name="T73"><text:s text:c="4"/>"id": "</text:span><text:span text:style-name="T74">bb507692-*****-43b8-****-cdddc4b71d23</text:span><text:span text:style-name="T75">",</text:span></text:p>
      <text:p text:style-name="P76"><text:s text:c="4"/>"isDefault": true,</text:p>
      <text:p text:style-name="P77"><text:s text:c="4"/>"name": "Visual Studio Premium with MSDN",</text:p>
      <text:p text:style-name="P78"><text:s text:c="4"/>"state": "Enabled",</text:p>
      <text:p text:style-name="Normal"><text:span text:style-name="T79"><text:s text:c="4"/>"tenantId": "</text:span><text:span text:style-name="T80">5413df59-****-48ae-****-d1c9de5f9158</text:span><text:span text:style-name="T81">",</text:span></text:p>
      <text:p text:style-name="P82"><text:s text:c="4"/>"user": {</text:p>
      <text:p text:style-name="Normal"><text:span text:style-name="T83"><text:s text:c="6"/>"name": "</text:span><text:span text:style-name="T84">me@mydomain.com</text:span><text:span text:style-name="T85">",</text:span></text:p>
      <text:p text:style-name="P86"><text:s text:c="6"/>"type": "user"</text:p>
      <text:p text:style-name="P87"><text:s text:c="4"/>}</text:p>
      <text:p text:style-name="P88"><text:s text:c="2"/>}</text:p>
      <text:p text:style-name="P89">]</text:p>
      <text:p text:style-name="P90"/>
      <text:p text:style-name="P91">In the command below -s is followed by subscription id that you want</text:p>
      <text:list text:style-name="LFO1" text:continue-numbering="true">
        <text:list-item>
          <text:p text:style-name="P92"><text:span text:style-name="T93">az account set -</text:span><text:span text:style-name="T94">s<text:s/></text:span><text:span text:style-name="T95">bb507692-*****-43b8-****-cdddc4b71d23</text:span><text:span text:style-name="T96">.<text:s/></text:span></text:p>
        </text:list-item>
      </text:list>
      <text:p text:style-name="P97"/>
      <text:h text:style-name="Heading1" text:outline-level="1"><text:bookmark-start text:name="_Toc23084131"/><text:bookmark-start text:name="_Toc23250329"/>Create Resources<text:bookmark-end text:name="_Toc23084131"/><text:bookmark-end text:name="_Toc23250329"/></text:h>
      <text:h text:style-name="Heading2" text:outline-level="2"><text:bookmark-start text:name="_Toc23084132"/><text:bookmark-start text:name="_Toc23250330"/>Create Resource Group<text:bookmark-end text:name="_Toc23084132"/><text:bookmark-end text:name="_Toc23250330"/></text:h>
      <text:p text:style-name="P98">Now create the Azure resource group for the exercise.</text:p>
      <text:list text:style-name="LFO1" text:continue-numbering="true">
        <text:list-item>
          <text:p text:style-name="P99">az group create -l eastus -n aksdemo-rg</text:p>
        </text:list-item>
      </text:list>
      <text:p text:style-name="P100"/>
      <text:h text:style-name="Heading2" text:outline-level="2"><text:bookmark-start text:name="_Toc23084133"/><text:bookmark-start text:name="_Toc23250331"/>Create Key Vault<text:bookmark-end text:name="_Toc23084133"/><text:bookmark-end text:name="_Toc23250331"/></text:h>
      <text:p text:style-name="P101"/>
      <text:p text:style-name="P102"><text:span text:style-name="T103">Now create a Azure keyvault for the exercise. <text:s/></text:span><text:span text:style-name="T104">No particular reason for EastUS2 just that in real life keyvault will be centralized across the subscription and is likely to be in different resource group.</text:span></text:p>
      <text:p text:style-name="P105"/>
      <text:list text:style-name="LFO1" text:continue-numbering="true">
        <text:list-item>
          <text:p text:style-name="P106"><text:span text:style-name="T107">az keyvault create --resource-group aksdemo-rg --name<text:s/></text:span><text:span text:style-name="T108">aksdemo-kv-hz</text:span><text:span text:style-name="T109"><text:s/>--location eastus2</text:span></text:p>
        </text:list-item>
      </text:list>
      <text:soft-page-break/>
      <text:p text:style-name="P110">{</text:p>
      <text:p text:style-name="Normal"><text:span text:style-name="T111"><text:s text:c="2"/>"id":<text:s/></text:span><text:span text:style-name="T112">"/subscriptions/</text:span><text:span text:style-name="T113">bb507692-*****-43b8-****-cdddc4b71d23</text:span><text:span text:style-name="T114">/resourceGroups/aksdemo-rg/providers/Microsoft.KeyVault/vaults/aksdemo-kv-hz</text:span><text:span text:style-name="T115">",</text:span></text:p>
      <text:p text:style-name="P116"><text:s text:c="2"/>"location": "eastus2",</text:p>
      <text:p text:style-name="Normal"><text:span text:style-name="T117"><text:s text:c="2"/>"name": "</text:span><text:span text:style-name="T118">aksdemo-kv-hz</text:span><text:span text:style-name="T119">",</text:span></text:p>
      <text:p text:style-name="P120"><text:s text:c="2"/>"properties": {</text:p>
      <text:p text:style-name="P121"><text:s text:c="4"/>"accessPolicies": [</text:p>
      <text:p text:style-name="P122"><text:s text:c="6"/>{</text:p>
      <text:p text:style-name="P123"><text:s text:c="8"/>"applicationId": null,</text:p>
      <text:p text:style-name="Normal"><text:span text:style-name="T124"><text:s text:c="8"/>"objectId": "</text:span><text:span text:style-name="T125">5fb378cb-7956-4806-bafa-9f8462362790</text:span><text:span text:style-name="T126">",</text:span></text:p>
      <text:p text:style-name="P127"><text:s text:c="8"/>"permissions": {</text:p>
      <text:p text:style-name="P128"><text:s text:c="10"/>"certificates": [</text:p>
      <text:p text:style-name="P129"><text:s text:c="12"/>"get",</text:p>
      <text:p text:style-name="P130"><text:s text:c="12"/>"list",</text:p>
      <text:p text:style-name="P131"><text:s text:c="12"/>"delete",</text:p>
      <text:p text:style-name="P132"><text:s text:c="12"/>"create",</text:p>
      <text:p text:style-name="P133"><text:s text:c="12"/>"import",</text:p>
      <text:p text:style-name="P134"><text:s text:c="12"/>"update",</text:p>
      <text:p text:style-name="P135"><text:s text:c="12"/>"managecontacts",</text:p>
      <text:p text:style-name="P136"><text:s text:c="12"/>"getissuers",</text:p>
      <text:p text:style-name="P137"><text:s text:c="12"/>"listissuers",</text:p>
      <text:p text:style-name="P138"><text:s text:c="12"/>"setissuers",</text:p>
      <text:p text:style-name="P139"><text:s text:c="12"/>"deleteissuers",</text:p>
      <text:p text:style-name="P140"><text:s text:c="12"/>"manageissuers",</text:p>
      <text:p text:style-name="P141"><text:s text:c="12"/>"recover"</text:p>
      <text:p text:style-name="P142"><text:s text:c="10"/>],</text:p>
      <text:p text:style-name="P143"><text:s text:c="10"/>"keys": [</text:p>
      <text:p text:style-name="P144"><text:s text:c="12"/>"get",</text:p>
      <text:p text:style-name="P145"><text:s text:c="12"/>"create",</text:p>
      <text:p text:style-name="P146"><text:s text:c="12"/>"delete",</text:p>
      <text:p text:style-name="P147"><text:s text:c="12"/>"list",</text:p>
      <text:soft-page-break/>
      <text:p text:style-name="P148"><text:s text:c="12"/>"update",</text:p>
      <text:p text:style-name="P149"><text:s text:c="12"/>"import",</text:p>
      <text:p text:style-name="P150"><text:s text:c="12"/>"backup",</text:p>
      <text:p text:style-name="P151"><text:s text:c="12"/>"restore",</text:p>
      <text:p text:style-name="P152"><text:s text:c="12"/>"recover"</text:p>
      <text:p text:style-name="P153"><text:s text:c="10"/>],</text:p>
      <text:p text:style-name="P154"><text:s text:c="10"/>"secrets": [</text:p>
      <text:p text:style-name="P155"><text:s text:c="12"/>"get",</text:p>
      <text:p text:style-name="P156"><text:s text:c="12"/>"list",</text:p>
      <text:p text:style-name="P157"><text:s text:c="12"/>"set",</text:p>
      <text:p text:style-name="P158"><text:s text:c="12"/>"delete",</text:p>
      <text:p text:style-name="P159"><text:s text:c="12"/>"backup",</text:p>
      <text:p text:style-name="P160"><text:s text:c="12"/>"restore",</text:p>
      <text:p text:style-name="P161"><text:s text:c="12"/>"recover"</text:p>
      <text:p text:style-name="P162"><text:s text:c="10"/>],</text:p>
      <text:p text:style-name="P163"><text:s text:c="10"/>"storage": [</text:p>
      <text:p text:style-name="P164"><text:s text:c="12"/>"get",</text:p>
      <text:p text:style-name="P165"><text:s text:c="12"/>"list",</text:p>
      <text:p text:style-name="P166"><text:s text:c="12"/>"delete",</text:p>
      <text:p text:style-name="P167"><text:s text:c="12"/>"set",</text:p>
      <text:p text:style-name="P168"><text:s text:c="12"/>"update",</text:p>
      <text:p text:style-name="P169"><text:s text:c="12"/>"regeneratekey",</text:p>
      <text:p text:style-name="P170"><text:s text:c="12"/>"setsas",</text:p>
      <text:p text:style-name="P171"><text:s text:c="12"/>"listsas",</text:p>
      <text:p text:style-name="P172"><text:s text:c="12"/>"getsas",</text:p>
      <text:p text:style-name="P173"><text:s text:c="12"/>"deletesas"</text:p>
      <text:p text:style-name="P174"><text:s text:c="10"/>]</text:p>
      <text:p text:style-name="P175"><text:s text:c="8"/>},</text:p>
      <text:p text:style-name="Normal"><text:span text:style-name="T176"><text:s text:c="8"/>"tenantId": "</text:span><text:span text:style-name="T177">5413df59-****-48ae-****-d1c9de5f9158</text:span><text:span text:style-name="T178">"</text:span></text:p>
      <text:p text:style-name="P179"><text:s text:c="6"/>}</text:p>
      <text:p text:style-name="P180"><text:s text:c="4"/>],</text:p>
      <text:soft-page-break/>
      <text:p text:style-name="P181"><text:s text:c="4"/>"createMode": null,</text:p>
      <text:p text:style-name="P182"><text:s text:c="4"/>"enablePurgeProtection": null,</text:p>
      <text:p text:style-name="P183"><text:s text:c="4"/>"enableSoftDelete": null,</text:p>
      <text:p text:style-name="P184"><text:s text:c="4"/>"enabledForDeployment": false,</text:p>
      <text:p text:style-name="P185"><text:s text:c="4"/>"enabledForDiskEncryption": null,</text:p>
      <text:p text:style-name="P186"><text:s text:c="4"/>"enabledForTemplateDeployment": null,</text:p>
      <text:p text:style-name="P187"><text:s text:c="4"/>"networkAcls": null,</text:p>
      <text:p text:style-name="P188"><text:s text:c="4"/>"provisioningState": "Succeeded",</text:p>
      <text:p text:style-name="P189"><text:s text:c="4"/>"sku": {</text:p>
      <text:p text:style-name="P190"><text:s text:c="6"/>"name": "standard"</text:p>
      <text:p text:style-name="P191"><text:s text:c="4"/>},</text:p>
      <text:p text:style-name="Normal"><text:span text:style-name="T192"><text:s text:c="4"/></text:span><text:span text:style-name="T193">"tenantId": "</text:span><text:span text:style-name="T194">5413df59-****-48ae-****-d1c9de5f9158</text:span><text:span text:style-name="T195">",</text:span></text:p>
      <text:p text:style-name="Normal"><text:span text:style-name="T196"><text:s text:c="4"/>"vaultUri": "https://</text:span><text:span text:style-name="T197">&lt;myvaultname&gt;</text:span><text:span text:style-name="T198">vault.azure.net/"</text:span></text:p>
      <text:p text:style-name="P199"><text:s text:c="2"/>},</text:p>
      <text:p text:style-name="P200"><text:s text:c="2"/>"resourceGroup": "aksdemo-rg",</text:p>
      <text:p text:style-name="P201"><text:s text:c="2"/>"tags": {},</text:p>
      <text:p text:style-name="P202"><text:s text:c="2"/>"type": "Microsoft.KeyVault/vaults"</text:p>
      <text:p text:style-name="P203">}</text:p>
      <text:p text:style-name="P204"/>
      <text:h text:style-name="Heading2" text:outline-level="2"><text:bookmark-start text:name="_Toc23084134"/><text:bookmark-start text:name="_Toc23250332"/>Create Key Vault Secrets<text:bookmark-end text:name="_Toc23084134"/><text:bookmark-end text:name="_Toc23250332"/></text:h>
      <text:p text:style-name="P205">Now create a few secrets for the exercise</text:p>
      <text:list text:style-name="LFO1" text:continue-numbering="true">
        <text:list-item>
          <text:p text:style-name="P206"><text:span text:style-name="T207">az keyvault secret set --name SampleSecret --value SecretValue --description "Sample Secret Value" --vault-name<text:s/></text:span><text:span text:style-name="T208">aksdemo-kv-hz</text:span></text:p>
        </text:list-item>
      </text:list>
      <text:p text:style-name="P209">{</text:p>
      <text:p text:style-name="P210"><text:s text:c="2"/>"attributes": {</text:p>
      <text:p text:style-name="P211"><text:s text:c="4"/>"created": "2019-10-21T16:53:15+00:00",</text:p>
      <text:p text:style-name="P212"><text:s text:c="4"/>"enabled": true,</text:p>
      <text:p text:style-name="P213"><text:s text:c="4"/>"expires": null,</text:p>
      <text:p text:style-name="P214"><text:s text:c="4"/>"notBefore": null,</text:p>
      <text:p text:style-name="P215"><text:s text:c="4"/>"recoveryLevel": "Purgeable",</text:p>
      <text:p text:style-name="P216"><text:s text:c="4"/>"updated": "2019-10-21T16:53:15+00:00"</text:p>
      <text:p text:style-name="P217"><text:s text:c="2"/>},</text:p>
      <text:soft-page-break/>
      <text:p text:style-name="P218"><text:s text:c="2"/>"contentType": "Sample Secret Value",</text:p>
      <text:p text:style-name="P219"><text:s text:c="2"/>"id": "https://&lt;myvaultname&gt;vault.azure.net/secrets/SampleSecret/99b978a8f0b3404c8068121467d718c3",</text:p>
      <text:p text:style-name="P220"><text:s text:c="2"/>"kid": null,</text:p>
      <text:p text:style-name="P221"><text:s text:c="2"/>"managed": null,</text:p>
      <text:p text:style-name="P222"><text:s text:c="2"/>"tags": {</text:p>
      <text:p text:style-name="P223"><text:s text:c="4"/>"file-encoding": "utf-8"</text:p>
      <text:p text:style-name="P224"><text:s text:c="2"/>},</text:p>
      <text:p text:style-name="P225"><text:s text:c="2"/>"value": "SecretValue"</text:p>
      <text:p text:style-name="P226">}</text:p>
      <text:list text:style-name="LFO1" text:continue-numbering="true">
        <text:list-item>
          <text:p text:style-name="P227"><text:span text:style-name="T228">az keyvault secret set --name Sample1 --value “1</text:span><text:span text:style-name="T229">st</text:span><text:span text:style-name="T230"><text:s/>sensitive value” --vault-name<text:s/></text:span><text:span text:style-name="T231">aksdemo-kv-hz</text:span></text:p>
        </text:list-item>
      </text:list>
      <text:p text:style-name="P232"/>
      <text:p text:style-name="P233">{</text:p>
      <text:p text:style-name="P234"><text:s text:c="2"/>"attributes": {</text:p>
      <text:p text:style-name="P235"><text:s text:c="4"/>"created": "2019-10-21T17:46:12+00:00",</text:p>
      <text:p text:style-name="P236"><text:s text:c="4"/>"enabled": true,</text:p>
      <text:p text:style-name="P237"><text:s text:c="4"/>"expires": null,</text:p>
      <text:p text:style-name="P238"><text:s text:c="4"/>"notBefore": null,</text:p>
      <text:p text:style-name="P239"><text:s text:c="4"/>"recoveryLevel": "Purgeable",</text:p>
      <text:p text:style-name="P240"><text:s text:c="4"/>"updated": "2019-10-21T17:46:12+00:00"</text:p>
      <text:p text:style-name="P241"><text:s text:c="2"/>},</text:p>
      <text:p text:style-name="P242"><text:s text:c="2"/>"contentType": null,</text:p>
      <text:p text:style-name="P243"><text:s text:c="2"/>"id": "https://&lt;myvaultname&gt;vault.azure.net/secrets/sample1/f67fa6e3aed0489ba6a8824d2b9d1ad6",</text:p>
      <text:p text:style-name="P244"><text:s text:c="2"/>"kid": null,</text:p>
      <text:p text:style-name="P245"><text:s text:c="2"/>"managed": null,</text:p>
      <text:p text:style-name="P246"><text:s text:c="2"/>"tags": {</text:p>
      <text:p text:style-name="P247"><text:s text:c="4"/>"file-encoding": "utf-8"</text:p>
      <text:p text:style-name="P248"><text:s text:c="2"/>},</text:p>
      <text:p text:style-name="P249"><text:s text:c="2"/>"value": "1st sensitive value"</text:p>
      <text:soft-page-break/>
      <text:p text:style-name="P250">}</text:p>
      <text:list text:style-name="LFO1" text:continue-numbering="true">
        <text:list-item>
          <text:p text:style-name="P251">az keyvault secret set --vault-name aksdemo-kv-hz --name sample2 --value "2nd sensitive value"</text:p>
        </text:list-item>
      </text:list>
      <text:p text:style-name="P252">{</text:p>
      <text:p text:style-name="P253"><text:s text:c="2"/>"attributes": {</text:p>
      <text:p text:style-name="P254"><text:s text:c="4"/>"created": "2019-10-21T17:46:25+00:00",</text:p>
      <text:p text:style-name="P255"><text:s text:c="4"/>"enabled": true,</text:p>
      <text:p text:style-name="P256"><text:s text:c="4"/>"expires": null,</text:p>
      <text:p text:style-name="P257"><text:s text:c="4"/>"notBefore": null,</text:p>
      <text:p text:style-name="P258"><text:s text:c="4"/>"recoveryLevel": "Purgeable",</text:p>
      <text:p text:style-name="P259"><text:s text:c="4"/>"updated": "2019-10-21T17:46:25+00:00"</text:p>
      <text:p text:style-name="P260"><text:s text:c="2"/>},</text:p>
      <text:p text:style-name="P261"><text:s text:c="2"/>"contentType": null,</text:p>
      <text:p text:style-name="P262"><text:s text:c="2"/>"id": "https://&lt;myvaultname&gt;vault.azure.net/secrets/sample2/6bbb7b08b2db4467bb1a98ee2004c8e5",</text:p>
      <text:p text:style-name="P263"><text:s text:c="2"/>"kid": null,</text:p>
      <text:p text:style-name="P264"><text:s text:c="2"/>"managed": null,</text:p>
      <text:p text:style-name="P265"><text:s text:c="2"/>"tags": {</text:p>
      <text:p text:style-name="P266"><text:s text:c="4"/>"file-encoding": "utf-8"</text:p>
      <text:p text:style-name="P267"><text:s text:c="2"/>},</text:p>
      <text:p text:style-name="P268"><text:s text:c="2"/>"value": "2nd sensitive value"</text:p>
      <text:p text:style-name="P269">}</text:p>
      <text:p text:style-name="P270"/>
      <text:h text:style-name="Heading2" text:outline-level="2"><text:bookmark-start text:name="_Toc23084135"/><text:bookmark-start text:name="_Toc23250333"/>Create Service Principal<text:bookmark-end text:name="_Toc23084135"/><text:bookmark-end text:name="_Toc23250333"/></text:h>
      <text:p text:style-name="P271">This exercise demonstrates two different authentication schemes for AKS. Service Principal and User Managed Identity.</text:p>
      <text:p text:style-name="P272">Now create an Azure Enterprise Application and Service principal Id to use in authentication. <text:s/></text:p>
      <text:list text:style-name="LFO1" text:continue-numbering="true">
        <text:list-item>
          <text:p text:style-name="P273">az ad app create --display-name aks-demo-kv-reader --identifier-uris https://aks-demo-kv-reader.neudesic.com --query objectId</text:p>
        </text:list-item>
      </text:list>
      <text:p text:style-name="P274">"b2a87a8b-0165-4a2e-a510-88056de07d35"</text:p>
      <text:soft-page-break/>
      <text:p text:style-name="P275">Use the object id above in the command below. <text:s/>If the ObjectID does not show from the command, Go to Azure Active Directory &gt; App Registrations &gt; [Search by name] &gt; Click on the app and copy the ObjectID.</text:p>
      <text:p text:style-name="P276">Identifier-uri in the above command can be anything.  It is in that format because it is customary to have redirect URL after successful authentication, in case where the service principal is used to run a web application with AD authentication.</text:p>
      <text:p text:style-name="P277"/>
      <text:list text:style-name="LFO1" text:continue-numbering="true">
        <text:list-item>
          <text:p text:style-name="P278"><text:span text:style-name="T279">az ad sp create --id<text:s/></text:span><text:span text:style-name="T280">b2a87a8b-0165-4a2e-a510-88056de07d35</text:span><text:span text:style-name="T281"><text:s/>--query appId</text:span></text:p>
        </text:list-item>
      </text:list>
      <text:p text:style-name="Normal"><text:span text:style-name="T282">"5593794e-b7d0-4460-af1a-1d7363a329ce"</text:span></text:p>
      <text:p text:style-name="P283">Note down the appId returned by the above command.</text:p>
      <text:p text:style-name="P284">Create a password credential for the above service principal. <text:s/>Note down the appId and password.</text:p>
      <text:list text:style-name="LFO1" text:continue-numbering="true">
        <text:list-item>
          <text:p text:style-name="P285"><text:span text:style-name="T286">az ad app credential reset --append --id<text:s/></text:span><text:span text:style-name="T287">5593794e-b7d0-4460-af1a-1d7363a329ce</text:span><text:span text:style-name="T288"><text:s/>--password<text:s/></text:span><text:span text:style-name="T289">demokey</text:span></text:p>
        </text:list-item>
      </text:list>
      <text:p text:style-name="P290">{</text:p>
      <text:p text:style-name="Normal"><text:span text:style-name="T291"><text:s text:c="2"/>"appId":<text:s/></text:span><text:span text:style-name="T292">"5593794e-b7d0-4460-af1a-1d7363a329ce"</text:span><text:span text:style-name="T293">,</text:span></text:p>
      <text:p text:style-name="P294"><text:s text:c="2"/>"name": "5593794e-b7d0-4460-af1a-1d7363a329ce",</text:p>
      <text:p text:style-name="Normal"><text:span text:style-name="T295"><text:s text:c="2"/>"password": "</text:span><text:span text:style-name="T296">******</text:span><text:span text:style-name="T297">"</text:span><text:span text:style-name="T298">,</text:span></text:p>
      <text:p text:style-name="Normal"><text:span text:style-name="T299"><text:s text:c="2"/>"tenant":<text:s/></text:span><text:span text:style-name="T300">"</text:span><text:span text:style-name="T301">5413df59-****-48ae-****-d1c9de5f9158</text:span><text:span text:style-name="T302">"</text:span></text:p>
      <text:p text:style-name="P303">}</text:p>
      <text:p text:style-name="P304"/>
      <text:p text:style-name="P305">Note down appId and password. You will need them later in the exercise.</text:p>
      <text:h text:style-name="Heading2" text:outline-level="2"><text:bookmark-start text:name="_Toc23084136"/><text:bookmark-start text:name="_Toc23250334"/>Give Service Principal Access to Key Vault<text:bookmark-end text:name="_Toc23084136"/><text:bookmark-end text:name="_Toc23250334"/></text:h>
      <text:p text:style-name="Normal"><text:span text:style-name="T306">Grant access to the above<text:s/></text:span><text:span text:style-name="T307">AppId</text:span><text:span text:style-name="T308"><text:s/>for getting secrets from key vault<text:s/></text:span></text:p>
      <text:list text:style-name="LFO1" text:continue-numbering="true">
        <text:list-item>
          <text:p text:style-name="P309"><text:span text:style-name="T310">az keyvault set-policy --name<text:s/></text:span><text:span text:style-name="T311">aksdemo-kv-hz</text:span><text:span text:style-name="T312"><text:s/>--spn<text:s/></text:span><text:span text:style-name="T313">5593794e-b7d0-4460-af1a-1d7363a329ce</text:span><text:span text:style-name="T314"><text:s text:c="2"/>--secret-permissions get list</text:span></text:p>
        </text:list-item>
      </text:list>
      <text:p text:style-name="P315">{</text:p>
      <text:p text:style-name="Normal"><text:span text:style-name="T316"><text:s text:c="2"/>"id":<text:s/></text:span><text:span text:style-name="T317">"/subscriptions/</text:span><text:span text:style-name="T318">bb507692-*****-43b8-****-cdddc4b71d23</text:span><text:span text:style-name="T319">/resourceGroups/aksdemo-rg/providers/Microsoft.KeyVault/vaults/aksdemo-kv-hz",</text:span></text:p>
      <text:p text:style-name="P320"><text:s text:c="2"/>"location": "eastus2",</text:p>
      <text:p text:style-name="P321"><text:s text:c="2"/>"name": "aksdemo-kv-hz",</text:p>
      <text:p text:style-name="P322"><text:s text:c="2"/>"properties": {</text:p>
      <text:p text:style-name="P323"><text:s text:c="4"/>"accessPolicies": [</text:p>
      <text:soft-page-break/>
      <text:p text:style-name="P324"><text:s text:c="6"/>{</text:p>
      <text:p text:style-name="P325"><text:s text:c="8"/>"applicationId": null,</text:p>
      <text:p text:style-name="P326"><text:s text:c="8"/>"objectId": "5fb378cb-7956-4806-bafa-9f8462362790",</text:p>
      <text:p text:style-name="P327"><text:s text:c="8"/>"permissions": {</text:p>
      <text:p text:style-name="P328"><text:s text:c="10"/>"certificates": [</text:p>
      <text:p text:style-name="P329"><text:s text:c="12"/>"get",</text:p>
      <text:p text:style-name="P330"><text:s text:c="12"/>"list",</text:p>
      <text:p text:style-name="P331"><text:s text:c="12"/>"delete",</text:p>
      <text:p text:style-name="P332"><text:s text:c="12"/>"create",</text:p>
      <text:p text:style-name="P333"><text:s text:c="12"/>"import",</text:p>
      <text:p text:style-name="P334"><text:s text:c="12"/>"update",</text:p>
      <text:p text:style-name="P335"><text:s text:c="12"/>"managecontacts",</text:p>
      <text:p text:style-name="P336"><text:s text:c="12"/>"getissuers",</text:p>
      <text:p text:style-name="P337"><text:s text:c="12"/>"listissuers",</text:p>
      <text:p text:style-name="P338"><text:s text:c="12"/>"setissuers",</text:p>
      <text:p text:style-name="P339"><text:s text:c="12"/>"deleteissuers",</text:p>
      <text:p text:style-name="P340"><text:s text:c="12"/>"manageissuers",</text:p>
      <text:p text:style-name="P341"><text:s text:c="12"/>"recover"</text:p>
      <text:p text:style-name="P342"><text:s text:c="10"/>],</text:p>
      <text:p text:style-name="P343"><text:s text:c="10"/>"keys": [</text:p>
      <text:p text:style-name="P344"><text:s text:c="12"/>"get",</text:p>
      <text:p text:style-name="P345"><text:s text:c="12"/>"create",</text:p>
      <text:p text:style-name="P346"><text:s text:c="12"/>"delete",</text:p>
      <text:p text:style-name="P347"><text:s text:c="12"/>"list",</text:p>
      <text:p text:style-name="P348"><text:s text:c="12"/>"update",</text:p>
      <text:p text:style-name="P349"><text:s text:c="12"/>"import",</text:p>
      <text:p text:style-name="P350"><text:s text:c="12"/>"backup",</text:p>
      <text:p text:style-name="P351"><text:s text:c="12"/>"restore",</text:p>
      <text:p text:style-name="P352"><text:s text:c="12"/>"recover"</text:p>
      <text:p text:style-name="P353"><text:s text:c="10"/>],</text:p>
      <text:p text:style-name="P354"><text:s text:c="10"/>"secrets": [</text:p>
      <text:soft-page-break/>
      <text:p text:style-name="P355"><text:s text:c="12"/>"get",</text:p>
      <text:p text:style-name="P356"><text:s text:c="12"/>"list",</text:p>
      <text:p text:style-name="P357"><text:s text:c="12"/>"set",</text:p>
      <text:p text:style-name="P358"><text:s text:c="12"/>"delete",</text:p>
      <text:p text:style-name="P359"><text:s text:c="12"/>"backup",</text:p>
      <text:p text:style-name="P360"><text:s text:c="12"/>"restore",</text:p>
      <text:p text:style-name="P361"><text:s text:c="12"/>"recover"</text:p>
      <text:p text:style-name="P362"><text:s text:c="10"/>],</text:p>
      <text:p text:style-name="P363"><text:s text:c="10"/>"storage": [</text:p>
      <text:p text:style-name="P364"><text:s text:c="12"/>"get",</text:p>
      <text:p text:style-name="P365"><text:s text:c="12"/>"list",</text:p>
      <text:p text:style-name="P366"><text:s text:c="12"/>"delete",</text:p>
      <text:p text:style-name="P367"><text:s text:c="12"/>"set",</text:p>
      <text:p text:style-name="P368"><text:s text:c="12"/>"update",</text:p>
      <text:p text:style-name="P369"><text:s text:c="12"/>"regeneratekey",</text:p>
      <text:p text:style-name="P370"><text:s text:c="12"/>"setsas",</text:p>
      <text:p text:style-name="P371"><text:s text:c="12"/>"listsas",</text:p>
      <text:p text:style-name="P372"><text:s text:c="12"/>"getsas",</text:p>
      <text:p text:style-name="P373"><text:s text:c="12"/>"deletesas"</text:p>
      <text:p text:style-name="P374"><text:s text:c="10"/>]</text:p>
      <text:p text:style-name="P375"><text:s text:c="8"/>},</text:p>
      <text:p text:style-name="P376"><text:s text:c="8"/>"tenantId": "5413df59-****-48ae-****-d1c9de5f9158"</text:p>
      <text:p text:style-name="P377"><text:s text:c="6"/>},</text:p>
      <text:p text:style-name="P378"><text:s text:c="6"/>{</text:p>
      <text:p text:style-name="P379"><text:s text:c="8"/>"applicationId": null,</text:p>
      <text:p text:style-name="P380"><text:s text:c="8"/>"objectId": "8c25d562-0d80-4efc-b19d-36b37031764a",</text:p>
      <text:p text:style-name="P381"><text:s text:c="8"/>"permissions": {</text:p>
      <text:p text:style-name="P382"><text:s text:c="10"/>"certificates": null,</text:p>
      <text:p text:style-name="P383"><text:s text:c="10"/>"keys": null,</text:p>
      <text:p text:style-name="P384"><text:s text:c="10"/>"secrets": [</text:p>
      <text:p text:style-name="P385"><text:s text:c="12"/>"get",</text:p>
      <text:soft-page-break/>
      <text:p text:style-name="P386"><text:s text:c="12"/>"list"</text:p>
      <text:p text:style-name="P387"><text:s text:c="10"/>],</text:p>
      <text:p text:style-name="P388"><text:s text:c="10"/>"storage": null</text:p>
      <text:p text:style-name="P389"><text:s text:c="8"/>},</text:p>
      <text:p text:style-name="P390"><text:s text:c="8"/>"tenantId": "5413df59-****-48ae-****-d1c9de5f9158"</text:p>
      <text:p text:style-name="P391"><text:s text:c="6"/>}</text:p>
      <text:p text:style-name="P392"><text:s text:c="4"/>],</text:p>
      <text:p text:style-name="P393"><text:s text:c="4"/>"createMode": null,</text:p>
      <text:p text:style-name="P394"><text:s text:c="4"/>"enablePurgeProtection": null,</text:p>
      <text:p text:style-name="P395"><text:s text:c="4"/>"enableSoftDelete": null,</text:p>
      <text:p text:style-name="P396"><text:s text:c="4"/>"enabledForDeployment": false,</text:p>
      <text:p text:style-name="P397"><text:s text:c="4"/>"enabledForDiskEncryption": null,</text:p>
      <text:p text:style-name="P398"><text:s text:c="4"/>"enabledForTemplateDeployment": null,</text:p>
      <text:p text:style-name="P399"><text:s text:c="4"/>"networkAcls": null,</text:p>
      <text:p text:style-name="P400"><text:s text:c="4"/>"provisioningState": "Succeeded",</text:p>
      <text:p text:style-name="P401"><text:s text:c="4"/>"sku": {</text:p>
      <text:p text:style-name="P402"><text:s text:c="6"/>"name": "standard"</text:p>
      <text:p text:style-name="P403"><text:s text:c="4"/>},</text:p>
      <text:p text:style-name="P404"><text:s text:c="4"/>"tenantId": "5413df59-****-48ae-****-d1c9de5f9158",</text:p>
      <text:p text:style-name="P405"><text:s text:c="4"/>"vaultUri": "https://&lt;myvaultname&gt;vault.azure.net/"</text:p>
      <text:p text:style-name="P406"><text:s text:c="2"/>},</text:p>
      <text:p text:style-name="P407"><text:s text:c="2"/>"resourceGroup": "aksdemo-rg",</text:p>
      <text:p text:style-name="P408"><text:s text:c="2"/>"tags": {},</text:p>
      <text:p text:style-name="P409"><text:s text:c="2"/>"type": "Microsoft.KeyVault/vaults"</text:p>
      <text:p text:style-name="P410">}</text:p>
      <text:p text:style-name="P411">Create reader role and assign it to the service principal. <text:s/>Assignee is the SP Object Id and Scope is the Id of Keyvault created in the beginning of this exercise. <text:s/>Populate values to match your subscription id, resource names and SP Object Id.</text:p>
      <text:list text:style-name="LFO1" text:continue-numbering="true">
        <text:list-item>
          <text:p text:style-name="P412"><text:span text:style-name="T413">az role assignment create --role Reader --assignee<text:s/></text:span><text:span text:style-name="T414">5593794e-b7d0-4460-af1a-1d7363a329ce</text:span><text:span text:style-name="T415"><text:s/>--scope<text:s/></text:span><text:span text:style-name="T416">/subscriptions/</text:span><text:span text:style-name="T417">bb507692-*****-43b8-****-cdddc4b71d23</text:span><text:span text:style-name="T418">/resourceGroups/aksdemo-rg/providers/Microsoft.KeyVault/vaults/aksdemo-kv-hz</text:span></text:p>
        </text:list-item>
      </text:list>
      <text:soft-page-break/>
      <text:p text:style-name="P419">{</text:p>
      <text:p text:style-name="P420"><text:s text:c="2"/>"canDelegate": null,</text:p>
      <text:p text:style-name="P421"><text:s text:c="2"/>"id": "/subscriptions/bb507692-*****-43b8-****-cdddc4b71d23/resourceGroups/aksdemo-rg/providers/Microsoft.KeyVault/vaults/aksdemo-kv-hz/providers/Microsoft.Authorization/roleAssignments/f263d959-c123-4d1a-8acf-97235501d802",</text:p>
      <text:p text:style-name="P422"><text:s text:c="2"/>"name": "f263d959-c123-4d1a-8acf-97235501d802",</text:p>
      <text:p text:style-name="P423"><text:s text:c="2"/>"principalId": "8c25d562-0d80-4efc-b19d-36b37031764a",</text:p>
      <text:p text:style-name="P424"><text:s text:c="2"/>"principalType": "ServicePrincipal",</text:p>
      <text:p text:style-name="P425"><text:s text:c="2"/>"resourceGroup": "aksdemo-rg",</text:p>
      <text:p text:style-name="P426"><text:s text:c="2"/>"roleDefinitionId": "/subscriptions/bb507692-*****-43b8-****-cdddc4b71d23/providers/Microsoft.Authorization/roleDefinitions/acdd72a7-3385-48ef-bd42-f606fba81ae7",</text:p>
      <text:p text:style-name="P427"><text:s text:c="2"/>"scope": "/subscriptions/bb507692-*****-43b8-****-cdddc4b71d23/resourceGroups/aksdemo-rg/providers/Microsoft.KeyVault/vaults/aksdemo-kv-hz",</text:p>
      <text:p text:style-name="P428"><text:s text:c="2"/>"type": "Microsoft.Authorization/roleAssignments"</text:p>
      <text:p text:style-name="P429">}</text:p>
      <text:p text:style-name="P430">This is needed for enabling active directory authentication from AKS to keyvault.  The pervious step is needed for the permissions for Service principal on the keyvault after authentication is successful.<text:s/></text:p>
      <text:p text:style-name="P431"/>
      <text:p text:style-name="P432"/>
      <text:h text:style-name="Heading2" text:outline-level="2"><text:bookmark-start text:name="_Toc23084137"/><text:bookmark-start text:name="_Toc23250335"/>Create a Container Registry<text:bookmark-end text:name="_Toc23084137"/><text:bookmark-end text:name="_Toc23250335"/></text:h>
      <text:p text:style-name="P433">Create an Azure Container Registry to hold your AKS pod’s docker images. <text:s/>It may take a few minutes for the resource to display in the resource group.</text:p>
      <text:list text:style-name="LFO1" text:continue-numbering="true">
        <text:list-item>
          <text:p text:style-name="P434"><text:span text:style-name="T435">az acr create -n aksdemos -g aksdemo-rg --sku Standard</text:span></text:p>
        </text:list-item>
      </text:list>
      <text:p text:style-name="P436">{</text:p>
      <text:p text:style-name="P437"><text:s text:c="2"/>"adminUserEnabled": false,</text:p>
      <text:p text:style-name="P438"><text:s text:c="2"/>"creationDate": "2019-10-21T18:17:47.340517+00:00",</text:p>
      <text:p text:style-name="P439"><text:s text:c="2"/>"id": "/subscriptions/bb507692-*****-43b8-****-cdddc4b71d23/resourceGroups/aksdemo-rg/providers/Microsoft.ContainerRegistry/registries/aksdemos",</text:p>
      <text:p text:style-name="P440"><text:s text:c="2"/>"location": "eastus",</text:p>
      <text:p text:style-name="P441"><text:s text:c="2"/>"loginServer": "aksdemos.azurecr.io",</text:p>
      <text:p text:style-name="P442"><text:s text:c="2"/>"name": "aksdemos",</text:p>
      <text:soft-page-break/>
      <text:p text:style-name="P443"><text:s text:c="2"/>"networkRuleSet": null,</text:p>
      <text:p text:style-name="P444"><text:s text:c="2"/>"policies": {</text:p>
      <text:p text:style-name="P445"><text:s text:c="4"/>"quarantinePolicy": {</text:p>
      <text:p text:style-name="P446"><text:s text:c="6"/>"status": "disabled"</text:p>
      <text:p text:style-name="P447"><text:s text:c="4"/>},</text:p>
      <text:p text:style-name="P448"><text:s text:c="4"/>"retentionPolicy": {</text:p>
      <text:p text:style-name="P449"><text:s text:c="6"/>"days": 7,</text:p>
      <text:p text:style-name="P450"><text:s text:c="6"/>"lastUpdatedTime": "2019-10-21T18:17:48.059292+00:00",</text:p>
      <text:p text:style-name="P451"><text:s text:c="6"/>"status": "disabled"</text:p>
      <text:p text:style-name="P452"><text:s text:c="4"/>},</text:p>
      <text:p text:style-name="P453"><text:s text:c="4"/>"trustPolicy": {</text:p>
      <text:p text:style-name="P454"><text:s text:c="6"/>"status": "disabled",</text:p>
      <text:p text:style-name="P455"><text:s text:c="6"/>"type": "Notary"</text:p>
      <text:p text:style-name="P456"><text:s text:c="4"/>}</text:p>
      <text:p text:style-name="P457"><text:s text:c="2"/>},</text:p>
      <text:p text:style-name="P458"><text:s text:c="2"/>"provisioningState": "Succeeded",</text:p>
      <text:p text:style-name="P459"><text:s text:c="2"/>"resourceGroup": "aksdemo-rg",</text:p>
      <text:p text:style-name="P460"><text:s text:c="2"/>"sku": {</text:p>
      <text:p text:style-name="P461"><text:s text:c="4"/>"name": "Standard",</text:p>
      <text:p text:style-name="P462"><text:s text:c="4"/>"tier": "Standard"</text:p>
      <text:p text:style-name="P463"><text:s text:c="2"/>},</text:p>
      <text:p text:style-name="P464"><text:s text:c="2"/>"status": null,</text:p>
      <text:p text:style-name="P465"><text:s text:c="2"/>"storageAccount": null,</text:p>
      <text:p text:style-name="P466"><text:s text:c="2"/>"tags": {},</text:p>
      <text:p text:style-name="P467"><text:s text:c="2"/>"type": "Microsoft.ContainerRegistry/registries"</text:p>
      <text:p text:style-name="P468">}</text:p>
      <text:p text:style-name="P469">Enable Admin role in acr and get credentials for use by AKS</text:p>
      <text:list text:style-name="LFO1" text:continue-numbering="true">
        <text:list-item>
          <text:p text:style-name="P470">az acr update -n aksdemos --admin-enabled true</text:p>
        </text:list-item>
      </text:list>
      <text:p text:style-name="P471">{</text:p>
      <text:p text:style-name="P472"><text:s text:c="2"/>"adminUserEnabled": true,</text:p>
      <text:p text:style-name="P473"><text:s text:c="2"/>"creationDate": "2019-10-21T18:17:47.340517+00:00",</text:p>
      <text:soft-page-break/>
      <text:p text:style-name="P474"><text:s text:c="2"/>"id": "/subscriptions/bb507692-*****-43b8-****-cdddc4b71d23/resourceGroups/aksdemo-rg/providers/Microsoft.ContainerRegistry/registries/aksdemos",</text:p>
      <text:p text:style-name="P475"><text:s text:c="2"/>"location": "eastus",</text:p>
      <text:p text:style-name="P476"><text:s text:c="2"/>"loginServer": "aksdemos.azurecr.io",</text:p>
      <text:p text:style-name="P477"><text:s text:c="2"/>"name": "aksdemos",</text:p>
      <text:p text:style-name="P478"><text:s text:c="2"/>"networkRuleSet": null,</text:p>
      <text:p text:style-name="P479"><text:s text:c="2"/>"policies": {</text:p>
      <text:p text:style-name="P480"><text:s text:c="4"/>"quarantinePolicy": {</text:p>
      <text:p text:style-name="P481"><text:s text:c="6"/>"status": "disabled"</text:p>
      <text:p text:style-name="P482"><text:s text:c="4"/>},</text:p>
      <text:p text:style-name="P483"><text:s text:c="4"/>"retentionPolicy": {</text:p>
      <text:p text:style-name="P484"><text:s text:c="6"/>"days": 7,</text:p>
      <text:p text:style-name="P485"><text:s text:c="6"/>"lastUpdatedTime": "2019-10-21T18:17:48.059292+00:00",</text:p>
      <text:p text:style-name="P486"><text:s text:c="6"/>"status": "disabled"</text:p>
      <text:p text:style-name="P487"><text:s text:c="4"/>},</text:p>
      <text:p text:style-name="P488"><text:s text:c="4"/>"trustPolicy": {</text:p>
      <text:p text:style-name="P489"><text:s text:c="6"/>"status": "disabled",</text:p>
      <text:p text:style-name="P490"><text:s text:c="6"/>"type": "Notary"</text:p>
      <text:p text:style-name="P491"><text:s text:c="4"/>}</text:p>
      <text:p text:style-name="P492"><text:s text:c="2"/>},</text:p>
      <text:p text:style-name="P493"><text:s text:c="2"/>"provisioningState": "Succeeded",</text:p>
      <text:p text:style-name="P494"><text:s text:c="2"/>"resourceGroup": "aksdemo-rg",</text:p>
      <text:p text:style-name="P495"><text:s text:c="2"/>"sku": {</text:p>
      <text:p text:style-name="P496"><text:s text:c="4"/>"name": "Standard",</text:p>
      <text:p text:style-name="P497"><text:s text:c="4"/>"tier": "Standard"</text:p>
      <text:p text:style-name="P498"><text:s text:c="2"/>},</text:p>
      <text:p text:style-name="P499"><text:s text:c="2"/>"status": null,</text:p>
      <text:p text:style-name="P500"><text:s text:c="2"/>"storageAccount": null,</text:p>
      <text:p text:style-name="P501"><text:s text:c="2"/>"tags": {},</text:p>
      <text:p text:style-name="P502"><text:s text:c="2"/>"type": "Microsoft.ContainerRegistry/registries"</text:p>
      <text:p text:style-name="P503">}</text:p>
      <text:p text:style-name="P504"/>
      <text:p text:style-name="P505">Run the following to retrieve the username and password for the acr admin user.</text:p>
      <text:list text:style-name="LFO1" text:continue-numbering="true">
        <text:list-item>
          <text:p text:style-name="P506">az acr credential show --name aksdemos</text:p>
        </text:list-item>
      </text:list>
      <text:p text:style-name="P507">{</text:p>
      <text:p text:style-name="P508"><text:s text:c="2"/>"passwords": [</text:p>
      <text:p text:style-name="P509"><text:s text:c="4"/>{</text:p>
      <text:p text:style-name="P510"><text:s text:c="6"/>"name": "password",</text:p>
      <text:p text:style-name="Normal"><text:span text:style-name="T511"><text:s text:c="6"/>"value": "</text:span><text:span text:style-name="T512">******************************</text:span><text:span text:style-name="T513">"</text:span></text:p>
      <text:p text:style-name="P514"><text:s text:c="4"/>},</text:p>
      <text:p text:style-name="P515"><text:s text:c="4"/>{</text:p>
      <text:p text:style-name="P516"><text:s text:c="6"/>"name": "password2",</text:p>
      <text:p text:style-name="Normal"><text:span text:style-name="T517"><text:s text:c="6"/>"value": "</text:span><text:span text:style-name="T518">****************************</text:span><text:span text:style-name="T519">"</text:span></text:p>
      <text:p text:style-name="P520"><text:s text:c="4"/>}</text:p>
      <text:p text:style-name="P521"><text:s text:c="2"/>],</text:p>
      <text:p text:style-name="Normal"><text:span text:style-name="T522"><text:s text:c="2"/>"username": "</text:span><text:span text:style-name="T523">aksdemos</text:span><text:span text:style-name="T524">"</text:span></text:p>
      <text:p text:style-name="P525">}</text:p>
      <text:p text:style-name="P526">Note down the above username and password1. You will need them later in the exercise.</text:p>
      <text:h text:style-name="Heading2" text:outline-level="2"><text:bookmark-start text:name="_Toc23084138"/><text:bookmark-start text:name="_Toc23250336"/>Create an AKS Cluster<text:bookmark-end text:name="_Toc23084138"/><text:bookmark-end text:name="_Toc23250336"/></text:h>
      <text:p text:style-name="P527">Now create your AKS cluster. Note that this will take 10 minutes. <text:s/>Some people reported problems with this taking a long time or returning some type of permission error. If you get that, try without –enable-addons monitoring and –generate-ssh-keys</text:p>
      <text:list text:style-name="LFO1" text:continue-numbering="true">
        <text:list-item>
          <text:p text:style-name="P528">az aks create --resource-group aksdemo-rg --name AKSDemoCluster --node-count 1 --enable-addons monitoring --generate-ssh-keys</text:p>
        </text:list-item>
      </text:list>
      <text:p text:style-name="P529">{</text:p>
      <text:p text:style-name="P530"><text:s text:c="2"/>"aadProfile": null,</text:p>
      <text:p text:style-name="P531"><text:s text:c="2"/>"addonProfiles": {</text:p>
      <text:p text:style-name="P532"><text:s text:c="4"/>"omsagent": {</text:p>
      <text:p text:style-name="P533"><text:s text:c="6"/>"config": {</text:p>
      <text:p text:style-name="Normal"><text:span text:style-name="T534"><text:s text:c="8"/>"logAnalyticsWorkspaceResourceID":<text:s/></text:span><text:span text:style-name="T535">"/subscriptions/</text:span><text:span text:style-name="T536">bb507692-*****-43b8-****-cdddc4b71d23</text:span><text:span text:style-name="T537">/resourcegroups/defaultresourcegroup-eus/providers/microsoft.operationalinsights/workspaces/defaultworkspace-</text:span><text:span text:style-name="T538">bb507692-*****-43b8-****-cdddc4b71d23</text:span><text:span text:style-name="T539">-eus</text:span><text:span text:style-name="T540">"</text:span></text:p>
      <text:soft-page-break/>
      <text:p text:style-name="P541"><text:s text:c="6"/>},</text:p>
      <text:p text:style-name="P542"><text:s text:c="6"/>"enabled": true</text:p>
      <text:p text:style-name="P543"><text:s text:c="4"/>}</text:p>
      <text:p text:style-name="P544"><text:s text:c="2"/>},</text:p>
      <text:p text:style-name="P545"><text:s text:c="2"/>"agentPoolProfiles": [</text:p>
      <text:p text:style-name="P546"><text:s text:c="4"/>{</text:p>
      <text:p text:style-name="P547"><text:s text:c="6"/>"availabilityZones": null,</text:p>
      <text:p text:style-name="P548"><text:s text:c="6"/>"count": 1,</text:p>
      <text:p text:style-name="P549"><text:s text:c="6"/>"enableAutoScaling": null,</text:p>
      <text:p text:style-name="P550"><text:s text:c="6"/>"enableNodePublicIp": null,</text:p>
      <text:p text:style-name="P551"><text:s text:c="6"/>"maxCount": null,</text:p>
      <text:p text:style-name="P552"><text:s text:c="6"/>"maxPods": 110,</text:p>
      <text:p text:style-name="P553"><text:s text:c="6"/>"minCount": null,</text:p>
      <text:p text:style-name="P554"><text:s text:c="6"/>"name": "nodepool1",</text:p>
      <text:p text:style-name="P555"><text:s text:c="6"/>"nodeTaints": null,</text:p>
      <text:p text:style-name="P556"><text:s text:c="6"/>"orchestratorVersion": "1.13.11",</text:p>
      <text:p text:style-name="P557"><text:s text:c="6"/>"osDiskSizeGb": 100,</text:p>
      <text:p text:style-name="P558"><text:s text:c="6"/>"osType": "Linux",</text:p>
      <text:p text:style-name="P559"><text:s text:c="6"/>"provisioningState": "Succeeded",</text:p>
      <text:p text:style-name="P560"><text:s text:c="6"/>"scaleSetEvictionPolicy": null,</text:p>
      <text:p text:style-name="P561"><text:s text:c="6"/>"scaleSetPriority": null,</text:p>
      <text:p text:style-name="P562"><text:s text:c="6"/>"type": "VirtualMachineScaleSets",</text:p>
      <text:p text:style-name="P563"><text:s text:c="6"/>"vmSize": "Standard_DS2_v2",</text:p>
      <text:p text:style-name="P564"><text:s text:c="6"/>"vnetSubnetId": null</text:p>
      <text:p text:style-name="P565"><text:s text:c="4"/>}</text:p>
      <text:p text:style-name="P566"><text:s text:c="2"/>],</text:p>
      <text:p text:style-name="P567"><text:s text:c="2"/>"apiServerAccessProfile": null,</text:p>
      <text:p text:style-name="P568"><text:s text:c="2"/>"dnsPrefix": "AKSDemoClu-aksdemo-rg-bb5076",</text:p>
      <text:p text:style-name="P569"><text:s text:c="2"/>"enablePodSecurityPolicy": null,</text:p>
      <text:p text:style-name="P570"><text:s text:c="2"/>"enableRbac": true,</text:p>
      <text:p text:style-name="P571"><text:s text:c="2"/>"fqdn": "aksdemoclu-aksdemo-rg-bb5076-ffac9f2e.hcp.eastus.azmk8s.io",</text:p>
      <text:soft-page-break/>
      <text:p text:style-name="Normal"><text:span text:style-name="T572"><text:s text:c="2"/>"id":<text:s/></text:span><text:span text:style-name="T573">"/subscriptions/</text:span><text:span text:style-name="T574">bb507692-*****-43b8-****-cdddc4b71d23</text:span><text:span text:style-name="T575">/resourcegroups/aksdemo-rg/providers/Microsoft.ContainerService/managedClusters/AKSDemoCluster</text:span><text:span text:style-name="T576">",</text:span></text:p>
      <text:p text:style-name="P577"><text:s text:c="2"/>"identity": null,</text:p>
      <text:p text:style-name="P578"><text:s text:c="2"/>"kubernetesVersion": "1.13.11",</text:p>
      <text:p text:style-name="P579"><text:s text:c="2"/>"linuxProfile": {</text:p>
      <text:p text:style-name="P580"><text:s text:c="4"/>"adminUsername": "azureuser",</text:p>
      <text:p text:style-name="P581"><text:s text:c="4"/>"ssh": {</text:p>
      <text:p text:style-name="P582"><text:s text:c="6"/>"publicKeys": [</text:p>
      <text:p text:style-name="P583"><text:s text:c="8"/>{</text:p>
      <text:p text:style-name="Normal"><text:span text:style-name="T584"><text:s text:c="10"/>"keyData": "</text:span><text:span text:style-name="T585">ssh-rsa AAAAB3NzaC1yc2EAAAADAQABAAABAQCk4VqDyKsy/LBDY4UI2NAh3gywqpzsjSsde/qxVKcaiIww6BnLnx+hNYKq/GXoTstuzVd5TMR+WhWDKr4GVAbvSM2mdDdBrG0X2XLRsXQkEbf9hYbaPe879N+pTCMcPZO1Lx+fKjOhs+YrdWm566HjpvBF6Ir8eRSiaEC9zliEpVl2iLcgLTGA8nK6Arpw8rHpCPKyxwCTZZbASD8OvL7k/abdT6/zAx7sYvb1NEz7Q7EtU8bdp43lSkkO2dMsX0s6fsLFK5EXhnEEnghNhAipNyjrLsLCc3fzl8C5cI8JIXQxtTz/S6dDZNQmCo5eMXKmvSnsR8W4gepmyizn+QoJ</text:span><text:span text:style-name="T586">"</text:span></text:p>
      <text:p text:style-name="P587"><text:s text:c="8"/>}</text:p>
      <text:p text:style-name="P588"><text:s text:c="6"/>]</text:p>
      <text:p text:style-name="P589"><text:s text:c="4"/>}</text:p>
      <text:p text:style-name="P590"><text:s text:c="2"/>},</text:p>
      <text:p text:style-name="P591"><text:s text:c="2"/>"location": "eastus",</text:p>
      <text:p text:style-name="P592"><text:s text:c="2"/>"maxAgentPools": 1,</text:p>
      <text:p text:style-name="P593"><text:s text:c="2"/>"name": "AKSDemoCluster",</text:p>
      <text:p text:style-name="P594"><text:s text:c="2"/>"networkProfile": {</text:p>
      <text:p text:style-name="P595"><text:s text:c="4"/>"dnsServiceIp": "10.0.0.10",</text:p>
      <text:p text:style-name="P596"><text:s text:c="4"/>"dockerBridgeCidr": "172.17.0.1/16",</text:p>
      <text:p text:style-name="P597"><text:s text:c="4"/>"loadBalancerProfile": {</text:p>
      <text:p text:style-name="P598"><text:s text:c="6"/>"effectiveOutboundIps": [</text:p>
      <text:p text:style-name="P599"><text:s text:c="8"/>{</text:p>
      <text:p text:style-name="P600"><text:s text:c="10"/>"id": "/subscriptions/bb507692-*****-43b8-****-cdddc4b71d23/resourceGroups/MC_aksdemo-rg_AKSDemoCluster_eastus/providers/Microsoft.Network/publicIPAddresses/643c8fc2-6888-4db5-a75b-82de22b408d7",</text:p>
      <text:p text:style-name="P601"><text:s text:c="10"/>"resourceGroup": "MC_aksdemo-rg_AKSDemoCluster_eastus"</text:p>
      <text:p text:style-name="P602"><text:s text:c="8"/>}</text:p>
      <text:soft-page-break/>
      <text:p text:style-name="P603"><text:s text:c="6"/>],</text:p>
      <text:p text:style-name="P604"><text:s text:c="6"/>"managedOutboundIps": {</text:p>
      <text:p text:style-name="P605"><text:s text:c="8"/>"count": 1</text:p>
      <text:p text:style-name="P606"><text:s text:c="6"/>},</text:p>
      <text:p text:style-name="P607"><text:s text:c="6"/>"outboundIpPrefixes": null,</text:p>
      <text:p text:style-name="P608"><text:s text:c="6"/>"outboundIps": null</text:p>
      <text:p text:style-name="P609"><text:s text:c="4"/>},</text:p>
      <text:p text:style-name="P610"><text:s text:c="4"/>"loadBalancerSku": "Standard",</text:p>
      <text:p text:style-name="P611"><text:s text:c="4"/>"networkPlugin": "kubenet",</text:p>
      <text:p text:style-name="P612"><text:s text:c="4"/>"networkPolicy": null,</text:p>
      <text:p text:style-name="P613"><text:s text:c="4"/>"podCidr": "10.244.0.0/16",</text:p>
      <text:p text:style-name="P614"><text:s text:c="4"/>"serviceCidr": "10.0.0.0/16"</text:p>
      <text:p text:style-name="P615"><text:s text:c="2"/>},</text:p>
      <text:p text:style-name="Normal"><text:span text:style-name="T616"><text:s text:c="2"/>"nodeResourceGroup": "</text:span><text:span text:style-name="T617">MC_aksdemo-rg_AKSDemoCluster_eastus</text:span><text:span text:style-name="T618">",</text:span></text:p>
      <text:p text:style-name="P619"><text:s text:c="2"/>"provisioningState": "Succeeded",</text:p>
      <text:p text:style-name="P620"><text:s text:c="2"/>"resourceGroup": "aksdemo-rg",</text:p>
      <text:p text:style-name="P621"><text:s text:c="2"/>"servicePrincipalProfile": {</text:p>
      <text:p text:style-name="P622"><text:s text:c="4"/>"clientId": "345d76fd-503a-4ee8-85fb-27aea6a8c5f6",</text:p>
      <text:p text:style-name="P623"><text:s text:c="4"/>"secret": null</text:p>
      <text:p text:style-name="P624"><text:s text:c="2"/>},</text:p>
      <text:p text:style-name="P625"><text:s text:c="2"/>"tags": null,</text:p>
      <text:p text:style-name="P626"><text:s text:c="2"/>"type": "Microsoft.ContainerService/ManagedClusters",</text:p>
      <text:p text:style-name="P627"><text:s text:c="2"/>"windowsProfile": null</text:p>
      <text:p text:style-name="P628">}</text:p>
      <text:p text:style-name="P629"/>
      <text:p text:style-name="Normal"><text:span text:style-name="T630">Note down the</text:span><text:span text:style-name="T631"><text:s/>nodeResourceGroup. <text:s/></text:span><text:span text:style-name="T632">It can also be found in the properties of the aks instance named “Infrastructure resource group”</text:span></text:p>
      <text:p text:style-name="P633">Get aks credentials in the context. <text:s/>This step is needed to authenticate the az aks command shell to your cluster and save the authentication in the context of the kubectl so that it can authenticate for every kubectl command that follows.</text:p>
      <text:list text:style-name="LFO1" text:continue-numbering="true">
        <text:list-item>
          <text:p text:style-name="P634">az aks get-credentials --resource-group aksdemo-rg --name AKSDemoCluster</text:p>
        </text:list-item>
      </text:list>
      <text:soft-page-break/>
      <text:p text:style-name="P635">Test kubectl</text:p>
      <text:list text:style-name="LFO1" text:continue-numbering="true">
        <text:list-item>
          <text:p text:style-name="P636">kubectl get nodes</text:p>
        </text:list-item>
      </text:list>
      <text:p text:style-name="P637">NAME <text:s text:c="31"/>STATUS <text:s text:c="2"/>ROLES <text:s text:c="2"/>AGE <text:s text:c="4"/>VERSION</text:p>
      <text:p text:style-name="P638">aks-nodepool1-15636592-vmss000000 <text:s text:c="2"/>Ready <text:s text:c="3"/>agent <text:s text:c="2"/>7m54s <text:s text:c="2"/>v1.13.11</text:p>
      <text:p text:style-name="P639"/>
      <text:h text:style-name="Heading2" text:outline-level="2"><text:bookmark-start text:name="_Toc23084139"/><text:bookmark-start text:name="_Toc23250337"/>Give AKS Access to Container Registry<text:bookmark-end text:name="_Toc23084139"/><text:bookmark-end text:name="_Toc23250337"/></text:h>
      <text:p text:style-name="Normal"><text:span text:style-name="T640">Create a secret for Docker registry (Azure Container Registry). <text:s/>Password is as noted in<text:s/></text:span><text:span text:style-name="T641">step 16</text:span><text:span text:style-name="T642"><text:s/>after creating the Azure Container registry (az acr credential show --name aksdemos).</text:span></text:p>
      <text:p text:style-name="Normal"><text:span text:style-name="T643">You can use<text:s/></text:span><text:span text:style-name="T644">Step 20 or Step 21</text:span><text:span text:style-name="T645"><text:s/>to give AKS access to ACR. Step 20 uses the admin user for ACR to give AKS access. <text:s/>Step 21 uses the Service Principal AKS to access ACR. Generally, it is advisable to use a SP rather than enabling an admin user in ACR.</text:span></text:p>
      <text:list text:style-name="LFO1" text:continue-numbering="true">
        <text:list-item>
          <text:p text:style-name="P646"><text:span text:style-name="T647">kubectl create secret docker-registry regcred --docker-server=aksdemos.azurecr.io --docker-username=aksdemos --docker-password=</text:span><text:span text:style-name="T648">dcMndi988GkgaK/7TLUJ1eLgMpah0ly2</text:span><text:span text:style-name="T649"><text:s/>--docker-email=</text:span><text:span text:style-name="T650">Himanshu.zinzuwadia@neudesic.com</text:span></text:p>
        </text:list-item>
      </text:list>
      <text:p text:style-name="P651">secret/regcred created</text:p>
      <text:p text:style-name="P652"><text:span text:style-name="T653">Alternatively</text:span><text:span text:style-name="T654"><text:s/>attach cluster with acr using service principal id created for the cluster.</text:span></text:p>
      <text:list text:style-name="LFO1" text:continue-numbering="true">
        <text:list-item>
          <text:p text:style-name="P655">az aks update -n aksdemocluster -g aksdemo-rg --attach-acr aksdemos</text:p>
        </text:list-item>
      </text:list>
      <text:p text:style-name="P656">AAD role propagation done[############################################] <text:s/>100.0000%\</text:p>
      <text:p text:style-name="P657"/>
      <text:p text:style-name="P658">The following commands will let you setup an aks environment that is integrated with AAD (Service Principal or User Managed Identity), Keyvault and Azure Container registry as per best practices.<text:s/></text:p>
      <text:p text:style-name="Normal"><text:span text:style-name="T659">The downside of using Service principal to control access to Azure resources is that you need to store the client id and client secret somewhere in your aks secrets.   If you use Node Managed identity than you don’t need to store the client id and client secret</text:span>.<text:s/></text:p>
      <text:p text:style-name="P660"/>
      <text:p text:style-name="Normal"> <text:span text:style-name="T661">Using pod identity method any aks pods can run as a user defined managed identity in Azure Active Directory and there is no need to store any client id and client secret at all anywhere.   This is a more advanced method consistent with Azure making user defined managed identity assignable to other SaaS services such as Logic Apps and Function Apps. <text:s/></text:span></text:p>
      <text:soft-page-break/>
      <text:p text:style-name="P662">This section also shows how to install support services for AKS that allow deeper kubernetes integration with Azure Keyvault.    Azure Keyvault can be mounted by  kubernetes pod as a file system volume using Keyvault Flexvolume and the app in the pod can retrieve secrets like reading it from files without having to use the keyvault api or even needing access to the Azure subscription at runtime.  <text:s/></text:p>
      <text:p text:style-name="P663"/>
      <text:h text:style-name="Heading2" text:outline-level="2"><text:bookmark-start text:name="_Toc23084140"/><text:bookmark-start text:name="_Toc23250338"/>Configure Managed Identity for AKS<text:bookmark-end text:name="_Toc23084140"/><text:bookmark-end text:name="_Toc23250338"/></text:h>
      <text:p text:style-name="P664">Install NMI and MIC for node managed identity. <text:s/>This command can be run without changing values.</text:p>
      <text:list text:style-name="LFO1" text:continue-numbering="true">
        <text:list-item>
          <text:p text:style-name="P665">kubectl apply -f https://raw.githubusercontent.com/Azure/aad-pod-identity/master/deploy/infra/deployment-rbac.yaml</text:p>
        </text:list-item>
      </text:list>
      <text:p text:style-name="P666"><text:span text:style-name="T667">serviceaccount/aad-pod-id-nmi-service-account</text:span><text:span text:style-name="T668"><text:s/>created</text:span></text:p>
      <text:p text:style-name="P669">customresourcedefinition.apiextensions.k8s.io/azureassignedidentities.aadpodidentity.k8s.io created</text:p>
      <text:p text:style-name="P670">customresourcedefinition.apiextensions.k8s.io/azureidentitybindings.aadpodidentity.k8s.io created</text:p>
      <text:p text:style-name="P671">customresourcedefinition.apiextensions.k8s.io/azureidentities.aadpodidentity.k8s.io created</text:p>
      <text:p text:style-name="P672">customresourcedefinition.apiextensions.k8s.io/azurepodidentityexceptions.aadpodidentity.k8s.io created</text:p>
      <text:p text:style-name="P673">clusterrole.rbac.authorization.k8s.io/aad-pod-id-nmi-role created</text:p>
      <text:p text:style-name="P674">clusterrolebinding.rbac.authorization.k8s.io/aad-pod-id-nmi-binding created</text:p>
      <text:p text:style-name="P675">daemonset.apps/nmi created</text:p>
      <text:p text:style-name="P676">serviceaccount/aad-pod-id-mic-service-account created</text:p>
      <text:p text:style-name="P677">clusterrole.rbac.authorization.k8s.io/aad-pod-id-mic-role created</text:p>
      <text:p text:style-name="P678">clusterrolebinding.rbac.authorization.k8s.io/aad-pod-id-mic-binding created</text:p>
      <text:p text:style-name="P679">deployment.apps/mic created</text:p>
      <text:p text:style-name="P680"/>
      <text:p text:style-name="P681">Now create a managed identity for the cluster in the node resource group. Remember to use the Node Resource Group name in AKS (Infrastructure resource group). <text:s/>Do not use the Azure Resource Group name. <text:s/>Create your own name for the managed identity (e.g. &lt;aksName&gt;-pod-identity) <text:s/></text:p>
      <text:list text:style-name="LFO1" text:continue-numbering="true">
        <text:list-item>
          <text:p text:style-name="P682">az identity create -g MC_aksdemo-rg_AKSDemoCluster_eastus -n aksdemo-pod-identity -o json</text:p>
        </text:list-item>
      </text:list>
      <text:p text:style-name="P683">{</text:p>
      <text:soft-page-break/>
      <text:p text:style-name="P684"><text:s text:c="2"/>"clientId": "46134098-1c1c-4197-93b0-39ef1b225025",</text:p>
      <text:p text:style-name="P685"><text:s text:c="2"/>"clientSecretUrl": "https://control-eastus.identity.azure.net/subscriptions/bb507692-*****-43b8-****-cdddc4b71d23/resourcegroups/MC_aksdemo-rg_AKSDemoCluster_eastus/providers/Microsoft.ManagedIdentity/userAssignedIdentities/aksdemo-pod-identity/credentials?tid=5413df59-****-48ae-****-d1c9de5f9158&amp;oid=31039c09-8027-419b-b812-2e5525f4c471&amp;aid=46134098-1c1c-4197-93b0-39ef1b225025",</text:p>
      <text:p text:style-name="P686"><text:s text:c="2"/>"id": "/subscriptions/bb507692-*****-43b8-****-cdddc4b71d23/resourcegroups/MC_aksdemo-rg_AKSDemoCluster_eastus/providers/Microsoft.ManagedIdentity/userAssignedIdentities/aksdemo-pod-identity",</text:p>
      <text:p text:style-name="P687"><text:s text:c="2"/>"location": "eastus",</text:p>
      <text:p text:style-name="P688"><text:s text:c="2"/>"name": "aksdemo-pod-identity",</text:p>
      <text:p text:style-name="P689"><text:s text:c="2"/>"principalId": "31039c09-8027-419b-b812-2e5525f4c471",</text:p>
      <text:p text:style-name="P690"><text:s text:c="2"/>"resourceGroup": "MC_aksdemo-rg_AKSDemoCluster_eastus",</text:p>
      <text:p text:style-name="P691"><text:s text:c="2"/>"tags": {},</text:p>
      <text:p text:style-name="P692"><text:s text:c="2"/>"tenantId": "5413df59-****-48ae-****-d1c9de5f9158",</text:p>
      <text:p text:style-name="P693"><text:s text:c="2"/>"type": "Microsoft.ManagedIdentity/userAssignedIdentities"</text:p>
      <text:p text:style-name="P694">}</text:p>
      <text:p text:style-name="P695">Grant access to the keyvault for above identity. For “assignee” use the<text:s/>principal<text:s/>ID of the Managed Identity created in Step 23. <text:s/>Remember to change the values in “scope” to match your Key Vault.</text:p>
      <text:list text:style-name="LFO1" text:continue-numbering="true">
        <text:list-item>
          <text:p text:style-name="P696"><text:span text:style-name="T697">az role assignment create --role Reader --assignee<text:s/></text:span><text:span text:style-name="T698">31039c09-8027-419b-b812-2e5525f4c471</text:span><text:span text:style-name="T699"><text:s/>--scope<text:s/></text:span><text:span text:style-name="T700">/subscriptions/</text:span><text:span text:style-name="T701">bb507692-*****-43b8-****-cdddc4b71d23</text:span><text:span text:style-name="T702">/resourceGroups/aksdemo-rg/providers/Microsoft.KeyVault/vaults/aksdemo-kv-hz</text:span></text:p>
        </text:list-item>
      </text:list>
      <text:p text:style-name="P703">{</text:p>
      <text:p text:style-name="P704"><text:s text:c="2"/>"canDelegate": null,</text:p>
      <text:p text:style-name="P705"><text:s text:c="2"/>"id": "/subscriptions/bb507692-*****-43b8-****-cdddc4b71d23/resourceGroups/aksdemo-rg/providers/Microsoft.KeyVault/vaults/aksdemo-kv-hz/providers/Microsoft.Authorization/roleAssignments/1e883154-b644-47a0-98fd-de6b02fbc06c",</text:p>
      <text:p text:style-name="P706"><text:s text:c="2"/>"name": "1e883154-b644-47a0-98fd-de6b02fbc06c",</text:p>
      <text:p text:style-name="P707"><text:s text:c="2"/>"principalId": "31039c09-8027-419b-b812-2e5525f4c471",</text:p>
      <text:p text:style-name="P708"><text:s text:c="2"/>"principalType": "ServicePrincipal",</text:p>
      <text:p text:style-name="P709"><text:s text:c="2"/>"resourceGroup": "aksdemo-rg",</text:p>
      <text:soft-page-break/>
      <text:p text:style-name="P710"><text:s text:c="2"/>"roleDefinitionId": "/subscriptions/bb507692-*****-43b8-****-cdddc4b71d23/providers/Microsoft.Authorization/roleDefinitions/acdd72a7-3385-48ef-bd42-f606fba81ae7",</text:p>
      <text:p text:style-name="P711"><text:s text:c="2"/>"scope": "/subscriptions/bb507692-*****-43b8-****-cdddc4b71d23/resourceGroups/aksdemo-rg/providers/Microsoft.KeyVault/vaults/aksdemo-kv-hz",</text:p>
      <text:p text:style-name="P712"><text:s text:c="2"/>"type": "Microsoft.Authorization/roleAssignments"</text:p>
      <text:p text:style-name="P713">}</text:p>
      <text:list text:style-name="LFO1" text:continue-numbering="true">
        <text:list-item>
          <text:p text:style-name="P714">Grant Key Vault Secret permission to client Id. <text:s/>For spn, use the App ID of the Managed Identity created in Step 23.</text:p>
        </text:list-item>
      </text:list>
      <text:p text:style-name="Normal"><text:span text:style-name="T715">az keyvault set-policy -n<text:s/></text:span><text:span text:style-name="T716">aksdemo-kv-hz</text:span><text:span text:style-name="T717"><text:s/>--key-permissions get list --spn<text:s/></text:span><text:span text:style-name="T718">46134098-1c1c-4197-93b0-39ef1b225025</text:span></text:p>
      <text:p text:style-name="P719">{</text:p>
      <text:p text:style-name="P720"><text:s text:c="2"/>"id": "/subscriptions/bb507692-*****-43b8-****-cdddc4b71d23/resourceGroups/aksdemo-rg/providers/Microsoft.KeyVault/vaults/aksdemo-kv-hz",</text:p>
      <text:p text:style-name="P721"><text:s text:c="2"/>"location": "eastus2",</text:p>
      <text:p text:style-name="P722"><text:s text:c="2"/>"name": "aksdemo-kv-hz",</text:p>
      <text:p text:style-name="P723"><text:s text:c="2"/>"properties": {</text:p>
      <text:p text:style-name="P724"><text:s text:c="4"/>"accessPolicies": [</text:p>
      <text:p text:style-name="P725"><text:s text:c="6"/>{</text:p>
      <text:p text:style-name="P726"><text:s text:c="8"/>"applicationId": null,</text:p>
      <text:p text:style-name="P727"><text:s text:c="8"/>"objectId": "5fb378cb-7956-4806-bafa-9f8462362790",</text:p>
      <text:p text:style-name="P728"><text:s text:c="8"/>"permissions": {</text:p>
      <text:p text:style-name="P729"><text:s text:c="10"/>"certificates": [</text:p>
      <text:p text:style-name="P730"><text:s text:c="12"/>"get",</text:p>
      <text:p text:style-name="P731"><text:s text:c="12"/>"list",</text:p>
      <text:p text:style-name="P732"><text:s text:c="12"/>"delete",</text:p>
      <text:p text:style-name="P733"><text:s text:c="12"/>"create",</text:p>
      <text:p text:style-name="P734"><text:s text:c="12"/>"import",</text:p>
      <text:p text:style-name="P735"><text:s text:c="12"/>"update",</text:p>
      <text:p text:style-name="P736"><text:s text:c="12"/>"managecontacts",</text:p>
      <text:p text:style-name="P737"><text:s text:c="12"/>"getissuers",</text:p>
      <text:p text:style-name="P738"><text:s text:c="12"/>"listissuers",</text:p>
      <text:soft-page-break/>
      <text:p text:style-name="P739"><text:s text:c="12"/>"setissuers",</text:p>
      <text:p text:style-name="P740"><text:s text:c="12"/>"deleteissuers",</text:p>
      <text:p text:style-name="P741"><text:s text:c="12"/>"manageissuers",</text:p>
      <text:p text:style-name="P742"><text:s text:c="12"/>"recover"</text:p>
      <text:p text:style-name="P743"><text:s text:c="10"/>],</text:p>
      <text:p text:style-name="P744"><text:s text:c="10"/>"keys": [</text:p>
      <text:p text:style-name="P745"><text:s text:c="12"/>"get",</text:p>
      <text:p text:style-name="P746"><text:s text:c="12"/>"create",</text:p>
      <text:p text:style-name="P747"><text:s text:c="12"/>"delete",</text:p>
      <text:p text:style-name="P748"><text:s text:c="12"/>"list",</text:p>
      <text:p text:style-name="P749"><text:s text:c="12"/>"update",</text:p>
      <text:p text:style-name="P750"><text:s text:c="12"/>"import",</text:p>
      <text:p text:style-name="P751"><text:s text:c="12"/>"backup",</text:p>
      <text:p text:style-name="P752"><text:s text:c="12"/>"restore",</text:p>
      <text:p text:style-name="P753"><text:s text:c="12"/>"recover"</text:p>
      <text:p text:style-name="P754"><text:s text:c="10"/>],</text:p>
      <text:p text:style-name="P755"><text:s text:c="10"/>"secrets": [</text:p>
      <text:p text:style-name="P756"><text:s text:c="12"/>"get",</text:p>
      <text:p text:style-name="P757"><text:s text:c="12"/>"list",</text:p>
      <text:p text:style-name="P758"><text:s text:c="12"/>"set",</text:p>
      <text:p text:style-name="P759"><text:s text:c="12"/>"delete",</text:p>
      <text:p text:style-name="P760"><text:s text:c="12"/>"backup",</text:p>
      <text:p text:style-name="P761"><text:s text:c="12"/>"restore",</text:p>
      <text:p text:style-name="P762"><text:s text:c="12"/>"recover"</text:p>
      <text:p text:style-name="P763"><text:s text:c="10"/>],</text:p>
      <text:p text:style-name="P764"><text:s text:c="10"/>"storage": [</text:p>
      <text:p text:style-name="P765"><text:s text:c="12"/>"get",</text:p>
      <text:p text:style-name="P766"><text:s text:c="12"/>"list",</text:p>
      <text:p text:style-name="P767"><text:s text:c="12"/>"delete",</text:p>
      <text:p text:style-name="P768"><text:s text:c="12"/>"set",</text:p>
      <text:p text:style-name="P769"><text:s text:c="12"/>"update",</text:p>
      <text:soft-page-break/>
      <text:p text:style-name="P770"><text:s text:c="12"/>"regeneratekey",</text:p>
      <text:p text:style-name="P771"><text:s text:c="12"/>"setsas",</text:p>
      <text:p text:style-name="P772"><text:s text:c="12"/>"listsas",</text:p>
      <text:p text:style-name="P773"><text:s text:c="12"/>"getsas",</text:p>
      <text:p text:style-name="P774"><text:s text:c="12"/>"deletesas"</text:p>
      <text:p text:style-name="P775"><text:s text:c="10"/>]</text:p>
      <text:p text:style-name="P776"><text:s text:c="8"/>},</text:p>
      <text:p text:style-name="P777"><text:s text:c="8"/>"tenantId": "5413df59-****-48ae-****-d1c9de5f9158"</text:p>
      <text:p text:style-name="P778"><text:s text:c="6"/>},</text:p>
      <text:p text:style-name="P779"><text:s text:c="6"/>{</text:p>
      <text:p text:style-name="P780"><text:s text:c="8"/>"applicationId": null,</text:p>
      <text:p text:style-name="P781"><text:s text:c="8"/>"objectId": "8c25d562-0d80-4efc-b19d-36b37031764a",</text:p>
      <text:p text:style-name="P782"><text:s text:c="8"/>"permissions": {</text:p>
      <text:p text:style-name="P783"><text:s text:c="10"/>"certificates": null,</text:p>
      <text:p text:style-name="P784"><text:s text:c="10"/>"keys": null,</text:p>
      <text:p text:style-name="P785"><text:s text:c="10"/>"secrets": [</text:p>
      <text:p text:style-name="P786"><text:s text:c="12"/>"get",</text:p>
      <text:p text:style-name="P787"><text:s text:c="12"/>"list"</text:p>
      <text:p text:style-name="P788"><text:s text:c="10"/>],</text:p>
      <text:p text:style-name="P789"><text:s text:c="10"/>"storage": null</text:p>
      <text:p text:style-name="P790"><text:s text:c="8"/>},</text:p>
      <text:p text:style-name="P791"><text:s text:c="8"/>"tenantId": "5413df59-****-48ae-****-d1c9de5f9158"</text:p>
      <text:p text:style-name="P792"><text:s text:c="6"/>},</text:p>
      <text:p text:style-name="P793"><text:s text:c="6"/>{</text:p>
      <text:p text:style-name="P794"><text:s text:c="8"/>"applicationId": null,</text:p>
      <text:p text:style-name="P795"><text:s text:c="8"/>"objectId": "31039c09-8027-419b-b812-2e5525f4c471",</text:p>
      <text:p text:style-name="P796"><text:s text:c="8"/>"permissions": {</text:p>
      <text:p text:style-name="P797"><text:s text:c="10"/>"certificates": null,</text:p>
      <text:p text:style-name="P798"><text:s text:c="10"/>"keys": [</text:p>
      <text:p text:style-name="P799"><text:s text:c="12"/>"get"</text:p>
      <text:p text:style-name="P800"><text:s text:c="10"/>],</text:p>
      <text:soft-page-break/>
      <text:p text:style-name="P801"><text:s text:c="10"/>"secrets": null,</text:p>
      <text:p text:style-name="P802"><text:s text:c="10"/>"storage": null</text:p>
      <text:p text:style-name="P803"><text:s text:c="8"/>},</text:p>
      <text:p text:style-name="P804"><text:s text:c="8"/>"tenantId": "5413df59-****-48ae-****-d1c9de5f9158"</text:p>
      <text:p text:style-name="P805"><text:s text:c="6"/>}</text:p>
      <text:p text:style-name="P806"><text:s text:c="4"/>],</text:p>
      <text:p text:style-name="P807"><text:s text:c="4"/>"createMode": null,</text:p>
      <text:p text:style-name="P808"><text:s text:c="4"/>"enablePurgeProtection": null,</text:p>
      <text:p text:style-name="P809"><text:s text:c="4"/>"enableSoftDelete": null,</text:p>
      <text:p text:style-name="P810"><text:s text:c="4"/>"enabledForDeployment": false,</text:p>
      <text:p text:style-name="P811"><text:s text:c="4"/>"enabledForDiskEncryption": null,</text:p>
      <text:p text:style-name="P812"><text:s text:c="4"/>"enabledForTemplateDeployment": null,</text:p>
      <text:p text:style-name="P813"><text:s text:c="4"/>"networkAcls": null,</text:p>
      <text:p text:style-name="P814"><text:s text:c="4"/>"provisioningState": "Succeeded",</text:p>
      <text:p text:style-name="P815"><text:s text:c="4"/>"sku": {</text:p>
      <text:p text:style-name="P816"><text:s text:c="6"/>"name": "standard"</text:p>
      <text:p text:style-name="P817"><text:s text:c="4"/>},</text:p>
      <text:p text:style-name="P818"><text:s text:c="4"/>"tenantId": "5413df59-****-48ae-****-d1c9de5f9158",</text:p>
      <text:p text:style-name="P819"><text:s text:c="4"/>"vaultUri": "https://&lt;myvaultname&gt;vault.azure.net/"</text:p>
      <text:p text:style-name="P820"><text:s text:c="2"/>},</text:p>
      <text:p text:style-name="P821"><text:s text:c="2"/>"resourceGroup": "aksdemo-rg",</text:p>
      <text:p text:style-name="P822"><text:s text:c="2"/>"tags": {},</text:p>
      <text:p text:style-name="P823"><text:s text:c="2"/>"type": "Microsoft.KeyVault/vaults"</text:p>
      <text:p text:style-name="P824">}</text:p>
      <text:p text:style-name="P825"/>
      <text:p text:style-name="Normal"><text:span text:style-name="T826">Note: If your user identity is in a different resource group than the one for AKS Nodes, you have to follow instructions under 6 in here.<text:s/></text:span><text:a xlink:href="https://github.com/Azure/aad-pod-identity#demo" office:target-frame-name="_top" xlink:show="replace"><text:span text:style-name="Hyperlink">https://github.com/Azure/aad-pod-identity#demo</text:span></text:a><text:span text:style-name="Hyperlink">. <text:s text:c="2"/></text:span><text:span text:style-name="T827">User identity can be in different resource group if you are required to use a shared user defined identity for multiple applications or that the organization policy requires control of all AAD identities to be isolated to its own resource group.<text:s/></text:span></text:p>
      <text:h text:style-name="Heading2" text:outline-level="2"><text:bookmark-start text:name="_Toc23250339"/>Create Active Directory identity binding<text:bookmark-end text:name="_Toc23250339"/></text:h>
      <text:p text:style-name="Normal"/>
      <text:soft-page-break/>
      <text:list text:style-name="LFO1" text:continue-numbering="true">
        <text:list-item>
          <text:p text:style-name="P828">You will need to know how to use files in Azure cloud shell.</text:p>
        </text:list-item>
      </text:list>
      <text:p text:style-name="P829"/>
      <text:p text:style-name="P830">How to work with files in Azure Cloud shell.</text:p>
      <text:p text:style-name="P831"/>
      <text:p text:style-name="P832">To upload files to cloudshell click the fourth button in the white ribbon on top of the shell window. <text:s/>You will see options for upload, download and manage file share. <text:s/>Select one of those to perform file upload/download operations.</text:p>
      <text:p text:style-name="P833">Here is a tutorial to upload files to cloud shell.<text:s/><text:a xlink:href="https://dailydotnettips.com/using-azure-cloud-shell-upload-files/" office:target-frame-name="_top" xlink:show="replace"><text:span text:style-name="Hyperlink">https://dailydotnettips.com/using-azure-cloud-shell-upload-files/</text:span></text:a></text:p>
      <text:p text:style-name="P834"/>
      <text:p text:style-name="P835">Files will be uploaded to clouddrive.</text:p>
      <text:p text:style-name="P836">Use following commands to locate the uploaded files to use in your scripts.</text:p>
      <text:p text:style-name="P837">Bash shell : <text:s/></text:p>
      <text:p text:style-name="P838">cd clouddrive</text:p>
      <text:p text:style-name="P839">ls<text:s/></text:p>
      <text:p text:style-name="P840">will show the files that are uploaded</text:p>
      <text:p text:style-name="P841"/>
      <text:p text:style-name="P842">Same commands in Powershell</text:p>
      <text:p text:style-name="P843">cd $home</text:p>
      <text:p text:style-name="P844">ls<text:s/></text:p>
      <text:p text:style-name="P845">will show the files that are uploaded</text:p>
      <text:p text:style-name="P846"/>
      <text:p text:style-name="P847">When referring to file from any other path specify the relative path e.g.<text:s/></text:p>
      <text:p text:style-name="P848">/clouddrive/aad-pod-identity.yaml</text:p>
      <text:p text:style-name="P849">$home/clouddrive/aad-pod-identity.yaml</text:p>
      <text:p text:style-name="P850"><text:line-break/>Create and upload following files to Azure Cloud Shell clouddrive. <text:s/>Substitute appropriate values for principal id. <text:s/>This will create the azure pod identity and azure pod identity binding in your cluster. <text:s/>This will allow you to assign the azure identity to any pods you create by specifying the label selector select_it</text:p>
      <text:p text:style-name="P851"/>
      <text:p text:style-name="P852"/>
      <text:soft-page-break/>
      <text:p text:style-name="P853">File name : aadpodidentity.yaml</text:p>
      <text:p text:style-name="P854">Contents of the file not including this line</text:p>
      <text:p text:style-name="P855">apiVersion: "aadpodidentity.k8s.io/v1"</text:p>
      <text:p text:style-name="P856">kind: AzureIdentity</text:p>
      <text:p text:style-name="P857">metadata:</text:p>
      <text:p text:style-name="P858"><text:s text:c="2"/>name: aksdemo-pod-identity</text:p>
      <text:p text:style-name="P859">spec:</text:p>
      <text:p text:style-name="P860"><text:s text:c="2"/>type: 0</text:p>
      <text:p text:style-name="Normal"><text:span text:style-name="T861"><text:s text:c="2"/>ResourceID:<text:s/></text:span><text:span text:style-name="T862">/subscriptions/</text:span><text:span text:style-name="T863">bb507692-*****-43b8-****-cdddc4b71d23</text:span><text:span text:style-name="T864">/resourcegroups/MC_aksdemo-rg_AKSDemoCluster_eastus/providers/Microsoft.ManagedIdentity/userAssignedIdentities/aksdemo-pod-identity</text:span></text:p>
      <text:p text:style-name="Normal"><text:span text:style-name="T865"><text:s text:c="2"/>ClientID:<text:s/></text:span><text:span text:style-name="T866">46134098-1c1c-4197-93b0-39ef1b225025</text:span></text:p>
      <text:p text:style-name="P867"/>
      <text:p text:style-name="P868">File name : aadpodidentitybinding.yaml</text:p>
      <text:p text:style-name="P869">Contents of the file not including this line</text:p>
      <text:p text:style-name="P870">apiVersion: "aadpodidentity.k8s.io/v1"</text:p>
      <text:p text:style-name="P871">kind: AzureIdentityBinding</text:p>
      <text:p text:style-name="P872">metadata:</text:p>
      <text:p text:style-name="P873"><text:s text:c="2"/>name: aksdemo-azure-identity-binding</text:p>
      <text:p text:style-name="P874">spec:</text:p>
      <text:p text:style-name="P875"><text:s text:c="2"/>AzureIdentity: aksdemo-pod-identity</text:p>
      <text:p text:style-name="P876"><text:s text:c="2"/>Selector: select_it</text:p>
      <text:p text:style-name="P877"/>
      <text:p text:style-name="P878">Run the following commands after changing current directory to clouddrive<text:s/>or use relative path like clouddrive/aadidentity.yaml or $home\clouddrive\aadidentity.yaml</text:p>
      <text:p text:style-name="P879"/>
      <text:p text:style-name="P880">kubectl apply -f aadidentity.yaml</text:p>
      <text:p text:style-name="P881">kubeclt apply -f aadidentitybinding.yaml</text:p>
      <text:p text:style-name="P882"/>
      <text:list text:style-name="LFO1" text:continue-numbering="true">
        <text:list-item>
          <text:p text:style-name="P883">install keyvault-flexvolume. <text:s/>This will allow you to access keyvault from your programs as if you are accessing a file from a volume on the system.</text:p>
        </text:list-item>
      </text:list>
      <text:soft-page-break/>
      <text:p text:style-name="P884">kubectl create -f https://raw.githubusercontent.com/Azure/kubernetes-keyvault-flexvol/master/deployment/kv-flexvol-installer.yaml</text:p>
      <text:p text:style-name="P885">namespace/kv created</text:p>
      <text:p text:style-name="P886">daemonset.extensions/keyvault-flexvolume created</text:p>
      <text:list text:style-name="LFO1" text:continue-numbering="true">
        <text:list-item>
          <text:p text:style-name="P887"><text:span text:style-name="T888">Verify that it got created</text:span></text:p>
        </text:list-item>
      </text:list>
      <text:p text:style-name="P889">kubectl get pods -n kv</text:p>
      <text:p text:style-name="P890">NAME <text:s text:c="23"/>READY <text:s text:c="2"/>STATUS <text:s text:c="3"/>RESTARTS <text:s text:c="2"/>AGE</text:p>
      <text:p text:style-name="P891">keyvault-flexvolume-9672m <text:s text:c="2"/>1/1 <text:s text:c="4"/>Running <text:s text:c="2"/>0 <text:s text:c="9"/>109s</text:p>
      <text:p text:style-name="P892"/>
      <text:h text:style-name="Heading2" text:outline-level="2"><text:bookmark-start text:name="_Toc23250340"/>Create AKS secret for use in Key Vault Flex Volume<text:bookmark-end text:name="_Toc23250340"/></text:h>
      <text:p text:style-name="P893"/>
      <text:list text:style-name="LFO1" text:continue-numbering="true">
        <text:list-item>
          <text:p text:style-name="P894">Create a Aks secret to hold sp id and password when using service principal method of authentication in keyvault flex volume. <text:s/>Get Client Id and Client Secret from the step where you created service principal.</text:p>
        </text:list-item>
      </text:list>
      <text:p text:style-name="Normal"><text:span text:style-name="T895">kubectl create secret generic kvcreds --from-literal=clientid=</text:span><text:span text:style-name="T896">5593794e-b7d0-4460-af1a-1d7363a329ce</text:span><text:span text:style-name="T897"><text:s/>--from-literal=clientsecret=</text:span><text:span text:style-name="T898">demokey</text:span><text:span text:style-name="T899"><text:s/>--type="azure/kv"</text:span></text:p>
      <text:p text:style-name="P900">secret/kvcreds created.</text:p>
      <text:p text:style-name="P901">The above commands will let you setup an aks environment that is integrated with AAD (Service Principal or User Managed Identity), Keyvault and Azure Container registry as per best practices. <text:s text:c="2"/></text:p>
      <text:p text:style-name="Normal"><text:span text:style-name="T902">Note <text:s/>Alternative if you can’t upload and use files from Cloud Shell.</text:span></text:p>
      <text:p text:style-name="P903"/>
      <text:p text:style-name="P904">Note there are some issues in uploading and using files from Azure cloud shell. <text:s/>It may take a while before the uploaded files show up in the cloud drive and also you may have to reconnect azure cloud shell.</text:p>
      <text:p text:style-name="P905">If cloud shell doesn’t work then download and use aks cli as per illustrated here. <text:s text:c="2"/></text:p>
      <text:p text:style-name="Normal"><text:span text:style-name="T906">Download Azure CLI<text:s/></text:span><text:span text:style-name="T907">-<text:s/></text:span><text:a xlink:href="https://aka.ms/installazurecliwindows" office:target-frame-name="_top" xlink:show="replace"><text:span text:style-name="T908">https://aka.ms/installazurecliwindows</text:span></text:a></text:p>
      <text:p text:style-name="P909">Run<text:s/></text:p>
      <text:p text:style-name="P910">az aks install-cli</text:p>
      <text:p text:style-name="P911">then run<text:s/></text:p>
      <text:p text:style-name="P912">az aks get-credentials --resource-group aksdemo-rg --name AKSDemoCluster</text:p>
      <text:p text:style-name="P913">then run the kubectl apply -f &lt;path to aadidentity.yaml&gt;</text:p>
      <text:p text:style-name="P914">kubectl apply -f &lt;path to aadidentitybinding.yaml&gt;</text:p>
      <text:h text:style-name="Heading2" text:outline-level="2"><text:bookmark-start text:name="_Toc23250341"/><text:soft-page-break/>Demo of <text:s/>AKS and Keyvault with Service Principal Identity<text:bookmark-end text:name="_Toc23250341"/></text:h>
      <text:p text:style-name="P915"/>
      <text:list text:style-name="LFO1" text:continue-numbering="true">
        <text:list-item>
          <text:p text:style-name="P916">The following exercise uses what you have built to demo the aks functionality of Azure Keyvault Flex Volume. <text:s/>This exercise is using Service principal identity to access the keyvault flex volume.</text:p>
        </text:list-item>
      </text:list>
      <text:p text:style-name="P917"/>
      <text:p text:style-name="P918">Build a pod definition file aks-kv-sample-pod.yaml as below.</text:p>
      <text:p text:style-name="P919">kind: Pod</text:p>
      <text:p text:style-name="P920">metadata:</text:p>
      <text:p text:style-name="P921"><text:s text:c="2"/>name: aks-kv-sample-pod</text:p>
      <text:p text:style-name="P922"><text:s text:c="2"/>labels:</text:p>
      <text:p text:style-name="P923"><text:s text:c="4"/>app: aks-kv-demo</text:p>
      <text:p text:style-name="P924">spec:</text:p>
      <text:p text:style-name="P925"><text:s text:c="2"/>containers:</text:p>
      <text:p text:style-name="P926"><text:s text:c="4"/>- name: aks-kv-container<text:s/></text:p>
      <text:p text:style-name="P927"><text:s text:c="6"/>image: aksdemos.azurecr.io/aks-keyvault-sample:latest <text:s/></text:p>
      <text:p text:style-name="P928"><text:s text:c="6"/>imagePullPolicy: Always<text:s/></text:p>
      <text:p text:style-name="P929"><text:s text:c="6"/>restartPolicy: Never</text:p>
      <text:p text:style-name="P930"><text:s text:c="6"/>volumeMounts:</text:p>
      <text:p text:style-name="P931"><text:s text:c="8"/>- name: kvvolume<text:s/></text:p>
      <text:p text:style-name="P932"><text:s text:c="10"/>mountPath: /kv<text:s/></text:p>
      <text:p text:style-name="P933"><text:s text:c="10"/>readOnly: true<text:s/></text:p>
      <text:p text:style-name="P934"><text:s text:c="2"/>imagePullSecrets:</text:p>
      <text:p text:style-name="P935"><text:s text:c="4"/>- name: regcred</text:p>
      <text:p text:style-name="P936"><text:s text:c="2"/>volumes:</text:p>
      <text:p text:style-name="P937"><text:s text:c="4"/>- name: kvvolume<text:s/></text:p>
      <text:p text:style-name="P938"><text:s text:c="6"/>flexVolume:<text:s/></text:p>
      <text:p text:style-name="P939"><text:s text:c="8"/>driver: "azure/kv"<text:s/></text:p>
      <text:p text:style-name="P940"><text:s text:c="8"/>secretRef:</text:p>
      <text:p text:style-name="P941"><text:s text:c="10"/>name: kvcreds</text:p>
      <text:p text:style-name="P942"><text:s text:c="8"/>options:<text:s/></text:p>
      <text:p text:style-name="P943"><text:s text:c="10"/>usepodidentity: "false"<text:s/></text:p>
      <text:soft-page-break/>
      <text:p text:style-name="P944"><text:s text:c="10"/>keyvaultname: "aksdemo-kv-hz"<text:s/></text:p>
      <text:p text:style-name="P945"><text:s text:c="10"/>keyvaultobjectnames: "SampleSecret"<text:s/></text:p>
      <text:p text:style-name="P946"><text:s text:c="10"/>keyvaultobjecttypes: "secret"<text:s/></text:p>
      <text:p text:style-name="P947"><text:s text:c="10"/>resourcegroup: "aksdemo-rg"<text:s/></text:p>
      <text:p text:style-name="Normal"><text:span text:style-name="T948"><text:s text:c="10"/>subscriptionid: "</text:span><text:span text:style-name="T949">bb507692-*****-43b8-****-cdddc4b71d23</text:span><text:span text:style-name="T950">"<text:s/></text:span></text:p>
      <text:p text:style-name="Normal"><text:span text:style-name="T951"><text:s text:c="10"/>tenantid: "</text:span><text:span text:style-name="T952">5413df59-****-48ae-****-d1c9de5f9158</text:span><text:span text:style-name="T953">"</text:span></text:p>
      <text:p text:style-name="P954"/>
      <text:p text:style-name="P955">Where the subscription id and tenant id you can find by running az account list</text:p>
      <text:p text:style-name="P956">Run the following command to deploy the Pod</text:p>
      <text:p text:style-name="P957">kubectl create -f aks-kv-sample-pod.yaml</text:p>
      <text:p text:style-name="P958"/>
      <text:list text:style-name="LFO1" text:continue-numbering="true">
        <text:list-item>
          <text:p text:style-name="P959">The following command should show the secret value because the container ran and executed the command CMD ["cat", "/kv/SampleSecret"]</text:p>
        </text:list-item>
      </text:list>
      <text:p text:style-name="P960">kubectl logs aks-kv-sample-pod</text:p>
      <text:p text:style-name="P961">Kill the pod<text:s/></text:p>
      <text:p text:style-name="P962">kubectl delete pods aks-kv-sample-pod</text:p>
      <text:p text:style-name="P963"/>
      <text:p text:style-name="P964">Note: if you want to keep pod running for ever then include a command like below instead of CMD in the dockerfile</text:p>
      <text:p text:style-name="P965">command: [ "/bin/bash", "-c", "--" ]</text:p>
      <text:p text:style-name="P966"><text:s text:c="4"/>args: [ "while true; do sleep 30; done;" ]</text:p>
      <text:p text:style-name="P967"/>
      <text:p text:style-name="P968">then redo the above steps. <text:s/></text:p>
      <text:p text:style-name="P969">If you do then you can run commands on the pod by doing this.</text:p>
      <text:p text:style-name="Normal"><text:span text:style-name="T970">kubectl exec -it<text:s/></text:span>aks-kv-sample-pod<text:s/><text:span text:style-name="T971">cat /kv/SampleSecret</text:span></text:p>
      <text:p text:style-name="Normal"/>
      <text:p text:style-name="Normal">Note: Redo the above exercise to try using pod managed identity then change the above aks-kv-sample-pod.yaml file. <text:s/>Change<text:s/><text:span text:style-name="T972">usepodidentity:”true”</text:span><text:s/>and add label directly under app<text:span text:style-name="T973">. <text:s/></text:span><text:span text:style-name="T974">aadpodidbinding</text:span><text:span text:style-name="T975">:<text:s/></text:span><text:span text:style-name="T976">"</text:span><text:span text:style-name="T977">select_it</text:span><text:span text:style-name="T978">". <text:s/></text:span><text:span text:style-name="T979">In that case the secretRef: section is not required.</text:span></text:p>
      <text:p text:style-name="Normal"/>
      <text:p text:style-name="Normal"/>
      <text:h text:style-name="Heading2" text:outline-level="2"><text:bookmark-start text:name="_Toc23250342"/><text:soft-page-break/>References<text:bookmark-end text:name="_Toc23250342"/></text:h>
      <text:p text:style-name="Normal"/>
      <text:p text:style-name="Normal"><text:a xlink:href="https://thorsten-hans.com/azure-key-vault-flexvolume-for-kubernetes" office:target-frame-name="_top" xlink:show="replace"><text:span text:style-name="Hyperlink">https://thorsten-hans.com/azure-key-vault-flexvolume-for-kubernetes</text:span></text:a> <text:s/></text:p>
      <text:p text:style-name="Normal"><text:a xlink:href="https://vincentlauzon.com/2019/02/21/flex-volume-in-aks/" office:target-frame-name="_top" xlink:show="replace"><text:span text:style-name="Hyperlink">https://vincentlauzon.com/2019/02/21/flex-volume-in-aks/</text:span></text:a></text:p>
      <text:p text:style-name="Normal"><text:a xlink:href="https://medium.com/microsoftazure/pod-identity-5bc0ffb7ebe7" office:target-frame-name="_top" xlink:show="replace"><text:span text:style-name="Hyperlink">https://medium.com/microsoftazure/pod-identity-5bc0ffb7ebe7</text:span></text:a></text:p>
      <text:p text:style-name="Normal"/>
      <text:p text:style-name="Normal"/>
      <text:p text:style-name="Normal"/>
      <text:p text:style-name="P980"><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c" style:display-name="pl-c" style:family="text" style:parent-style-name="DefaultParagraphFont"/>
    <style:style style:name="pl-smi" style:display-name="pl-smi" style:family="text" style:parent-style-name="DefaultParagraphFont"/>
    <style:style style:name="pl-k" style:display-name="pl-k"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fo:line-height="104%"/>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pl-ent" style:display-name="pl-ent" style:family="text" style:parent-style-name="DefaultParagraphFont"/>
    <style:style style:name="pl-s" style:display-name="pl-s" style:family="text" style:parent-style-name="DefaultParagraphFont"/>
    <style:style style:name="pl-pds" style:display-name="pl-pd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manshu Zinzuwadia</meta:initial-creator>
    <dc:creator>Himanshu Zinzuwadia</dc:creator>
    <meta:creation-date>2019-10-29T18:04:00Z</meta:creation-date>
    <dc:date>2019-10-30T02:52:00Z</dc:date>
    <meta:template xlink:href="Normal" xlink:type="simple"/>
    <meta:editing-cycles>5</meta:editing-cycles>
    <meta:editing-duration>PT11640S</meta:editing-duration>
    <meta:document-statistic meta:page-count="32" meta:paragraph-count="69" meta:word-count="5178" meta:character-count="34624" meta:row-count="245" meta:non-whitespace-character-count="29515"/>
  </office:meta>
</office:document-meta>
</file>